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 style:font-adornments="Normal" style:font-family-generic="swiss" style:font-pitch="variable"/>
    <style:font-face style:name="F" svg:font-family="" style:font-adornments="Standard" style:font-family-generic="swiss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2" svg:font-family="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9.98mm"/>
    </style:style>
    <style:style style:name="co2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30.8mm"/>
    </style:style>
    <style:style style:name="co7" style:family="table-column">
      <style:table-column-properties fo:break-before="auto" style:column-width="22.58mm"/>
    </style:style>
    <style:style style:name="ro7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11.57mm" fo:break-before="auto" style:use-optimal-row-height="false"/>
    </style:style>
    <style:style style:name="ro4" style:family="table-row">
      <style:table-row-properties style:row-height="8.68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14.2mm" fo:break-before="auto" style:use-optimal-row-height="false"/>
    </style:style>
    <style:style style:name="ro9" style:family="table-row">
      <style:table-row-properties style:row-height="14.73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14.99mm" fo:break-before="auto" style:use-optimal-row-height="false"/>
    </style:style>
    <style:style style:name="ro12" style:family="table-row">
      <style:table-row-properties style:row-height="18.42mm" fo:break-before="auto" style:use-optimal-row-height="false"/>
    </style:style>
    <style:style style:name="ro13" style:family="table-row">
      <style:table-row-properties style:row-height="8.94mm" fo:break-before="auto" style:use-optimal-row-height="false"/>
    </style:style>
    <style:style style:name="ro14" style:family="table-row">
      <style:table-row-properties style:row-height="6.31mm" fo:break-before="auto" style:use-optimal-row-height="false"/>
    </style:style>
    <style:style style:name="ro15" style:family="table-row">
      <style:table-row-properties style:row-height="4.87mm" fo:break-before="auto" style:use-optimal-row-height="true"/>
    </style:style>
    <style:style style:name="ro16" style:family="table-row">
      <style:table-row-properties style:row-height="6.8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weight="bold" style:font-weight-asian="bold" style:font-weight-complex="bold" fo:hyphenate="true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Arial1" fo:font-weight="normal" style:font-weight-asian="normal" style:font-weight-complex="normal" fo:hyphenate="tru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1"/>
    </style:style>
    <style:style style:name="ce9" style:family="table-cell" style:parent-style-name="Default">
      <style:text-properties style:font-name="Arial1"/>
    </style:style>
    <style:style style:name="ce10" style:family="table-cell" style:parent-style-name="Default">
      <style:table-cell-properties style:vertical-align="middle"/>
      <style:text-properties style:font-name="Arial1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Arial1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 fo:margin-left="0mm"/>
      <style:text-properties style:font-name="Arial1" fo:hyphenate="tru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Arial1"/>
    </style:style>
    <style:style style:name="ce17" style:family="table-cell" style:parent-style-name="Default">
      <style:table-cell-properties style:vertical-align="middle"/>
      <style:text-properties style:font-name="Arial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vertical-align="middle"/>
      <style:text-properties style:font-name="Arial" fo:font-weight="bold" style:font-name-asian="Andale Sans UI" style:font-weight-asian="bold" style:font-name-complex="Andale Sans UI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1"/>
    </style:style>
    <style:style style:name="ce21" style:family="table-cell" style:parent-style-name="Default">
      <style:table-cell-properties fo:wrap-option="wrap" style:vertical-align="middl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font-name="Arial1"/>
    </style:style>
    <style:style style:name="ce24" style:family="table-cell" style:parent-style-name="Default" style:data-style-name="N2">
      <style:text-properties style:font-name="Arial1"/>
    </style:style>
    <style:style style:name="ce2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Arial1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2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2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2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ole-draw-aspect="1" style:protect="size"/>
    </style:style>
    <style:style style:name="T1" style:family="text">
      <style:text-properties style:text-position="-33%"/>
    </style:style>
    <style:style style:name="T2" style:family="text">
      <style:text-properties style:text-position="0%"/>
    </style:style>
    <style:style style:name="T3" style:family="text">
      <style:text-properties style:text-position="0%" style:font-name="Arial" style:font-name-asian="Arial" style:font-name-complex="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 style:text-underline-color="font-color"/>
    </style:style>
    <style:style style:name="T6" style:family="text">
      <style:text-properties style:text-underline-style="none" style:text-underline-color="font-color" style:text-position="0%"/>
    </style:style>
    <style:style style:name="T7" style:family="text">
      <style:text-properties style:font-name="Arial" style:font-name-asian="Arial" style:font-name-complex=""/>
    </style:style>
    <style:style style:name="T8" style:family="text">
      <style:text-properties style:font-name="Arial" style:text-underline-style="solid" style:text-underline-width="auto" style:text-underline-color="font-color" style:font-name-asian="Arial" style:font-name-complex=""/>
    </style:style>
    <style:style style:name="T9" style:family="text">
      <style:text-properties style:font-name="Arial" style:font-name-asian="Arial" style:font-name-complex="" style:text-position="0%"/>
    </style:style>
    <style:style style:name="T10" style:family="text">
      <style:text-properties style:font-name="Arial" style:text-position="0%" style:font-name-asian="Arial" style:font-name-complex=""/>
    </style:style>
    <style:style style:name="T11" style:family="text">
      <style:text-properties style:font-name="Arial" style:font-name-asian="Arial" style:font-name-complex="" style:text-position="-33%"/>
    </style:style>
    <style:style style:name="T12" style:family="text">
      <style:text-properties style:font-name="Arial"/>
    </style:style>
    <style:style style:name="T13" style:family="text">
      <style:text-properties style:font-name="Arial" style:font-name-asian="Andale Sans UI" style:font-name-complex="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6" table:default-cell-style-name="ce7"/>
        <table:table-column table:style-name="co2" table:default-cell-style-name="ce15"/>
        <table:table-column table:style-name="co2" table:default-cell-style-name="ce22"/>
        <table:table-column table:style-name="co2" table:number-columns-repeated="3" table:default-cell-style-name="ce15"/>
        <table:table-column table:style-name="co2" table:number-columns-repeated="1018" table:default-cell-style-name="Default"/>
        <table:table-row table:style-name="ro2">
          <table:table-cell table:style-name="ce5" office:value-type="string" calcext:value-type="string" table:number-columns-spanned="8" table:number-rows-spanned="1">
            <text:p>Ergebnisdaten für Simulation ohne Abbruchbedingung</text:p>
            <text:p>z.B. Zeiten für Fertigstellung eines Produkts, Bearbeitung eines Auftrags, …, (Kunden in der Bank?)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2"/>
          <table:table-cell table:number-columns-repeated="1016"/>
        </table:table-row>
        <table:table-row table:style-name="ro3">
          <table:table-cell table:style-name="ce6" office:value-type="string" calcext:value-type="string" table:number-columns-spanned="9" table:number-rows-spanned="1">
            <text:p>gesucht wird hier i.A. ein „Wert auf lange Sicht“, z.B. die mittlere Dauer für die Fertigstellung eines Produkts auf lange Sicht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9" table:number-rows-spanned="1">
            <text:p>also: stochastischer Prozess Y = (Y<text:span text:style-name="T1">1</text:span><text:span text:style-name="T2">, Y</text:span><text:span text:style-name="T1">2</text:span><text:span text:style-name="T2">, ...) mit Y</text:span><text:span text:style-name="T1">i</text:span><text:span text:style-name="T2"> </text:span><text:span text:style-name="T3">→ Y für i → </text:span><text:span text:style-name="T3">∞</text:span><text:span text:style-name="T2"> und Startbedingung I</text:span>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9" table:number-rows-spanned="1">
            <text:p><text:span text:style-name="T4">Ziel:</text:span><text:span text:style-name="T5"> Schätzer (Konfidenzintervalle) für Erwartungswert E(Y)</text:span><text:span text:style-name="T6"> , wobei Y eine stationäre Verteilung besitzt</text:span>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5">
          <table:table-cell table:style-name="ce6" office:value-type="string" calcext:value-type="string" table:number-columns-spanned="4" table:number-rows-spanned="1">
            <text:p><text:s text:c="2"/>unter bestimmten allgemeinen Vorausetzungen gilt</text:p>
          </table:table-cell>
          <table:covered-table-cell table:style-name="ce13"/>
          <table:covered-table-cell table:number-columns-repeated="2" table:style-name="ce9"/>
          <table:table-cell table:style-name="ce9" table:number-columns-spanned="5" table:number-rows-spanned="1">
            <draw:frame table:end-cell-address="Tabelle1.G5" table:end-x="8.35mm" table:end-y="12.22mm" draw:z-index="6" draw:style-name="gr1" svg:width="52.47mm" svg:height="11.42mm" svg:x="1.21mm" svg:y="0.8mm">
              <text:p/>
              <draw:object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covered-table-cell table:style-name="Default"/>
          <table:covered-table-cell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9" table:number-rows-spanned="1">
            <text:p> erster Vorschlag: einen „sehr langen“ Simulationslauf mit m Daten durchführen – Y<text:span text:style-name="T1">1</text:span><text:span text:style-name="T2">, ..., Y</text:span><text:span text:style-name="T1">m</text:span>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4">
          <table:table-cell table:style-name="ce6" office:value-type="string" calcext:value-type="string" table:number-columns-spanned="9" table:number-rows-spanned="1">
            <text:p>  <text:span text:style-name="T7">→</text:span> Problem: Werte Y<text:span text:style-name="T1">i</text:span><text:span text:style-name="T2"> meist nicht unabhängig und identisch verteilt!</text:span></text:p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6">
          <table:table-cell table:style-name="ce6" office:value-type="string" calcext:value-type="string" table:number-columns-spanned="9" table:number-rows-spanned="1">
            <text:p>  <text:span text:style-name="T8">Lösungsmöglichkeit</text:span><text:span text:style-name="T7">: </text:span><text:span text:style-name="T9">r unabhängige Simulationsläufe, jeweils Länge k = m/r</text:span></text:p>
            <text:p><text:span text:style-name="T10">     Anmerkung: r eher klein wählen, etwa 10 ≤ r ≤ 30  (k daher eher groß – Langzeitverhalten gesucht!)</text:span></text:p>
            <draw:frame table:end-cell-address="Tabelle1.A9" table:end-x="2.01mm" table:end-y="1.12mm" draw:z-index="3" draw:style-name="gr1" svg:width="2mm" svg:height="4.82mm" svg:x="0.01mm" svg:y="8.93mm">
              <t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covered-table-cell table:style-name="ce13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8">
          <table:table-cell table:style-name="ce6" office:value-type="string" calcext:value-type="string" table:number-columns-spanned="4" table:number-rows-spanned="1">
            <text:p>  <text:span text:style-name="T4">somit</text:span><text:span text:style-name="T7">: erhalten </text:span><text:span text:style-name="T9">r unabhängige Schätzer X'</text:span><text:span text:style-name="T11">1</text:span><text:span text:style-name="T9">, ..., X'</text:span><text:span text:style-name="T11">r </text:span><text:span text:style-name="T9">mit </text:span></text:p>
          </table:table-cell>
          <table:covered-table-cell table:style-name="ce13"/>
          <table:covered-table-cell table:number-columns-repeated="2" table:style-name="ce9"/>
          <table:table-cell table:style-name="ce9" table:number-columns-spanned="5" table:number-rows-spanned="1">
            <draw:frame table:end-cell-address="Tabelle1.G9" table:end-x="5.87mm" table:end-y="11.88mm" draw:z-index="4" draw:style-name="gr1" svg:width="50.66mm" svg:height="11.37mm" svg:x="0.54mm" svg:y="0.51mm">
              <text:p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covered-table-cell table:style-name="Default"/>
          <table:covered-table-cell table:number-columns-repeated="3"/>
          <table:table-cell table:number-columns-repeated="1015"/>
        </table:table-row>
        <table:table-row table:style-name="ro8">
          <table:table-cell/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X'<text:span text:style-name="T1">j</text:span></text:p>
          </table:table-cell>
          <table:table-cell table:style-name="ce9" table:number-columns-repeated="2"/>
          <table:table-cell table:style-name="Default"/>
          <table:table-cell table:number-columns-repeated="1018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formula="of:=[Daten.A7]" office:value-type="float" office:value="43.717" calcext:value-type="float">
            <text:p>43,72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formula="of:=[Daten.A18]" office:value-type="float" office:value="76.218" calcext:value-type="float">
            <text:p>76,22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formula="of:=[Daten.A29]" office:value-type="float" office:value="64.715" calcext:value-type="float">
            <text:p>64,72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formula="of:=[Daten.A40]" office:value-type="float" office:value="53.59" calcext:value-type="float">
            <text:p>53,5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formula="of:=[Daten.A51]" office:value-type="float" office:value="65.482" calcext:value-type="float">
            <text:p>65,48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formula="of:=[Daten.A62]" office:value-type="float" office:value="75.187" calcext:value-type="float">
            <text:p>75,1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formula="of:=[Daten.A73]" office:value-type="float" office:value="66.117" calcext:value-type="float">
            <text:p>66,12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table:formula="of:=[Daten.A84]" office:value-type="float" office:value="48.126" calcext:value-type="float">
            <text:p>48,13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table:formula="of:=[Daten.A95]" office:value-type="float" office:value="73.845" calcext:value-type="float">
            <text:p>73,85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table:formula="of:=[Daten.A106]" office:value-type="float" office:value="66.144" calcext:value-type="float">
            <text:p>66,14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5"/>
          <table:table-cell table:number-columns-repeated="1021"/>
        </table:table-row>
        <table:table-row table:style-name="ro6">
          <table:table-cell table:style-name="ce6" office:value-type="string" calcext:value-type="string" table:number-columns-spanned="4" table:number-rows-spanned="1">
            <text:p>  <text:span text:style-name="T4">jetzt</text:span><text:span text:style-name="T7"> klassische statistische Methoden anwendbar</text:span><text:span text:style-name="T9"> </text:span></text:p>
          </table:table-cell>
          <table:covered-table-cell table:style-name="ce13"/>
          <table:covered-table-cell table:style-name="ce9">
            <draw:frame table:end-cell-address="Tabelle1.C22" table:end-x="2mm" table:end-y="9.88mm" draw:z-index="0" draw:style-name="gr1" svg:width="2mm" svg:height="4.82mm" svg:x="0mm" svg:y="5.06mm">
              <text:p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covered-table-cell>
          <table:covered-table-cell table:style-name="ce9"/>
          <table:table-cell table:style-name="ce9" table:number-columns-spanned="5" table:number-rows-spanned="1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9">
          <table:table-cell table:style-name="ce8" office:value-type="string" calcext:value-type="string">
            <text:p>Mittelwert:</text:p>
          </table:table-cell>
          <table:table-cell table:style-name="ce16" table:formula="of:=AVERAGE([.C11:.C20])" office:value-type="float" office:value="63.3141" calcext:value-type="float">
            <text:p>63,31</text:p>
          </table:table-cell>
          <table:table-cell table:style-name="ce10" office:value-type="string" calcext:value-type="string">
            <text:p>Schätzer für Erwartungswert</text:p>
          </table:table-cell>
          <table:table-cell table:style-name="ce9"/>
          <table:table-cell table:style-name="ce9">
            <draw:frame table:end-cell-address="Tabelle1.F23" table:end-x="11.81mm" table:end-y="11.72mm" draw:z-index="2" draw:style-name="gr1" svg:width="30.55mm" svg:height="11.37mm" svg:x="3.93mm" svg:y="0.35mm">
              <t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8" office:value-type="string" calcext:value-type="string">
            <text:p>Varianz:</text:p>
          </table:table-cell>
          <table:table-cell table:style-name="ce16" table:formula="of:=VAR([.C11:.C20])" office:value-type="float" office:value="127.798440988889" calcext:value-type="float">
            <text:p>127,80</text:p>
          </table:table-cell>
          <table:table-cell table:style-name="ce10" office:value-type="string" calcext:value-type="string">
            <text:p>Schätzer für Varianz </text:p>
          </table:table-cell>
          <table:table-cell table:style-name="ce10"/>
          <table:table-cell table:style-name="ce9">
            <draw:frame table:end-cell-address="Tabelle1.G24" table:end-x="9.99mm" table:end-y="12.28mm" draw:z-index="1" draw:style-name="gr1" svg:width="54.4mm" svg:height="11.37mm" svg:x="0.92mm" svg:y="0.91mm">
              <text:p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9" table:number-columns-repeated="5"/>
          <table:table-cell table:style-name="Default"/>
          <table:table-cell table:number-columns-repeated="1018"/>
        </table:table-row>
        <table:table-row table:style-name="ro10">
          <table:table-cell table:style-name="ce8" office:value-type="string" calcext:value-type="string">
            <text:p>Frage: </text:p>
          </table:table-cell>
          <table:table-cell table:style-name="ce17" office:value-type="string" calcext:value-type="string" table:number-columns-spanned="8" table:number-rows-spanned="1">
            <text:p>Wie gut ist der Mittelwert als Schätzer für den Erwartungswert – d.h. wie weit entfernt?</text:p>
          </table:table-cell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7">
          <table:table-cell table:style-name="ce9" table:number-columns-repeated="5"/>
          <table:table-cell table:style-name="Default"/>
          <table:table-cell table:number-columns-repeated="1018"/>
        </table:table-row>
        <table:table-row table:style-name="ro11">
          <table:table-cell table:style-name="ce8" office:value-type="string" calcext:value-type="string">
            <text:p>Es wird verwendet:</text:p>
          </table:table-cell>
          <table:table-cell table:style-name="ce10" office:value-type="string" calcext:value-type="string" table:number-columns-spanned="4" table:number-rows-spanned="1">
            <text:p>  t- oder Student-Verteilung, da r meist klein;</text:p>
            <text:p> T<text:span text:style-name="T1">r-1</text:span><text:span text:style-name="T2"> t-verteilte Zufallsvariable mit r-1 Freiheitsgraden</text:span></text:p>
          </table:table-cell>
          <table:covered-table-cell table:number-columns-repeated="2" table:style-name="ce10"/>
          <table:covered-table-cell table:style-name="ce9"/>
          <table:table-cell table:style-name="Default" table:number-columns-spanned="4" table:number-rows-spanned="1">
            <draw:frame table:end-cell-address="Tabelle1.I28" table:end-x="3.58mm" table:end-y="6.88mm" draw:z-index="7" draw:style-name="gr1" svg:width="71.57mm" svg:height="5.97mm" svg:x="0mm" svg:y="0.91mm">
              <text:p/>
              <draw:object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covered-table-cell table:number-columns-repeated="3"/>
          <table:table-cell table:number-columns-repeated="1015"/>
        </table:table-row>
        <table:table-row table:style-name="ro12">
          <table:table-cell table:style-name="ce8"/>
          <table:table-cell table:style-name="ce18" office:value-type="string" calcext:value-type="string" table:number-columns-spanned="3" table:number-rows-spanned="1">
            <text:p>100(1-α)% Konfidenzintervall für E(Y)</text:p>
          </table:table-cell>
          <table:covered-table-cell table:number-columns-repeated="2" table:style-name="ce9"/>
          <table:table-cell table:style-name="ce9" table:number-columns-spanned="4" table:number-rows-spanned="1">
            <draw:frame table:end-cell-address="Tabelle1.F29" table:end-x="17.09mm" table:end-y="11.93mm" draw:z-index="5" draw:style-name="gr1" svg:width="32.9mm" svg:height="11.71mm" svg:x="6.86mm" svg:y="0.22mm">
              <text:p/>
              <draw:object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covered-table-cell table:style-name="Default"/>
          <table:covered-table-cell table:number-columns-repeated="2"/>
          <table:table-cell table:number-columns-repeated="1016"/>
        </table:table-row>
        <table:table-row table:style-name="ro13">
          <table:table-cell table:style-name="ce8"/>
          <table:table-cell table:style-name="ce19" office:value-type="string" calcext:value-type="string" table:number-columns-spanned="8" table:number-rows-spanned="1">
            <text:p>Konfidenzlevel 1-<text:span text:style-name="T12">α wählen (meist α = 0,1 oder 0,05 oder 0,01)</text:span></text:p>
            <text:p><text:span text:style-name="T13">  hat in etwa die Wahrscheinlichkeit 1-α dass der wahre E(Y) darin enthalten ist</text:span></text:p>
          </table:table-cell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14">
          <table:table-cell table:style-name="ce8"/>
          <table:table-cell table:style-name="ce19" table:number-columns-spanned="8" table:number-rows-spanned="1"/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7">
          <table:table-cell table:style-name="ce8"/>
          <table:table-cell table:style-name="ce12" office:value-type="string" calcext:value-type="string">
            <text:p>α:</text:p>
          </table:table-cell>
          <table:table-cell table:style-name="ce23" office:value-type="float" office:value="0.05" calcext:value-type="float">
            <text:p>0,05</text:p>
          </table:table-cell>
          <table:table-cell table:style-name="ce20" office:value-type="string" calcext:value-type="string">
            <text:p>t:</text:p>
          </table:table-cell>
          <table:table-cell table:style-name="ce23" table:formula="of:=TINV([.C32];[.G32]-1)" office:value-type="float" office:value="2.26215716279821" calcext:value-type="float">
            <text:p>2,26</text:p>
          </table:table-cell>
          <table:table-cell table:style-name="ce33" office:value-type="string" calcext:value-type="string">
            <text:p>r:</text:p>
          </table:table-cell>
          <table:table-cell table:style-name="ce15" table:formula="of:=COUNT([.C11:.C20])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style-name="ce8"/>
          <table:table-cell table:style-name="ce19"/>
          <table:table-cell table:style-name="ce24"/>
          <table:table-cell table:style-name="ce9"/>
          <table:table-cell table:style-name="ce24"/>
          <table:table-cell table:style-name="Default"/>
          <table:table-cell table:number-columns-repeated="1018"/>
        </table:table-row>
        <table:table-row table:style-name="ro15">
          <table:table-cell table:style-name="ce8"/>
          <table:table-cell table:style-name="ce8" office:value-type="string" calcext:value-type="string">
            <text:p> X'<text:span text:style-name="T12">(r):</text:span></text:p>
          </table:table-cell>
          <table:table-cell table:style-name="ce23" table:formula="of:=[.B23]" office:value-type="float" office:value="63.3141" calcext:value-type="float">
            <text:p>63,31</text:p>
          </table:table-cell>
          <table:table-cell table:style-name="ce20" office:value-type="string" calcext:value-type="string">
            <text:p>S'(r):</text:p>
          </table:table-cell>
          <table:table-cell table:style-name="ce23" table:formula="of:=SQRT([.B24])" office:value-type="float" office:value="11.3047972555411" calcext:value-type="float">
            <text:p>11,30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8"/>
          <table:table-cell table:style-name="ce19"/>
          <table:table-cell table:style-name="ce24"/>
          <table:table-cell table:style-name="ce9"/>
          <table:table-cell table:style-name="ce24"/>
          <table:table-cell table:style-name="Default"/>
          <table:table-cell table:number-columns-repeated="1018"/>
        </table:table-row>
        <table:table-row table:style-name="ro16">
          <table:table-cell table:style-name="ce10"/>
          <table:table-cell table:style-name="ce8" office:value-type="string" calcext:value-type="string">
            <text:p>Intervall:</text:p>
          </table:table-cell>
          <table:table-cell table:style-name="ce25" table:formula="of:=[.C34]" office:value-type="float" office:value="63.3141" calcext:value-type="float">
            <text:p>63,31</text:p>
          </table:table-cell>
          <table:table-cell table:style-name="ce27" office:value-type="string" calcext:value-type="string">
            <text:p>±</text:p>
          </table:table-cell>
          <table:table-cell table:style-name="ce25" table:formula="of:=[.E32]*[.E34]/SQRT([.G32])" office:value-type="float" office:value="8.08696478734952" calcext:value-type="float">
            <text:p>8,09</text:p>
          </table:table-cell>
          <table:table-cell table:style-name="ce34"/>
          <table:table-cell table:style-name="ce35" table:number-columns-repeated="1018"/>
        </table:table-row>
        <table:table-row table:style-name="ro7">
          <table:table-cell table:style-name="ce9"/>
          <table:table-cell table:style-name="ce20"/>
          <table:table-cell table:style-name="ce23"/>
          <table:table-cell table:style-name="ce32"/>
          <table:table-cell table:style-name="ce23"/>
          <table:table-cell table:style-name="ce32"/>
          <table:table-cell table:number-columns-repeated="1018"/>
        </table:table-row>
        <table:table-row table:style-name="ro7">
          <table:table-cell table:style-name="ce9"/>
          <table:table-cell table:style-name="ce20" office:value-type="string" calcext:value-type="string">
            <text:p>linke Gr.:</text:p>
          </table:table-cell>
          <table:table-cell table:style-name="ce23" table:formula="of:=[.C36]-[.E36]" office:value-type="float" office:value="55.2271352126505" calcext:value-type="float">
            <text:p>55,23</text:p>
          </table:table-cell>
          <table:table-cell table:style-name="ce20" office:value-type="string" calcext:value-type="string">
            <text:p>rechte Gr.:</text:p>
          </table:table-cell>
          <table:table-cell table:style-name="ce23" table:formula="of:=[.C36]+[.E36]" office:value-type="float" office:value="71.4010647873495" calcext:value-type="float">
            <text:p>71,40</text:p>
          </table:table-cell>
          <table:table-cell table:number-columns-repeated="1019"/>
        </table:table-row>
        <table:table-row table:style-name="ro7">
          <table:table-cell table:style-name="ce9"/>
          <table:table-cell table:style-name="ce20"/>
          <table:table-cell table:style-name="ce26"/>
          <table:table-cell table:style-name="ce20"/>
          <table:table-cell table:style-name="ce7"/>
          <table:table-cell table:number-columns-repeated="1019"/>
        </table:table-row>
        <table:table-row table:style-name="ro7" table:number-rows-repeated="2">
          <table:table-cell table:style-name="ce9"/>
          <table:table-cell table:style-name="ce20"/>
          <table:table-cell table:style-name="ce7"/>
          <table:table-cell table:style-name="ce20"/>
          <table:table-cell table:style-name="ce7"/>
          <table:table-cell table:number-columns-repeated="1019"/>
        </table:table-row>
        <table:table-row table:style-name="ro4">
          <table:table-cell table:style-name="ce11" office:value-type="string" calcext:value-type="string">
            <text:p>Vorsicht: </text:p>
          </table:table-cell>
          <table:table-cell table:style-name="ce21" office:value-type="string" calcext:value-type="string" table:number-columns-spanned="8" table:number-rows-spanned="1">
            <text:p>jeder Simulationslauf beginnt mit Startbedingung I – oft untypisch für stationären Zustand (z.B. leere Warteschlangen)</text:p>
          </table:table-cell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4">
          <table:table-cell table:style-name="ce12" office:value-type="string" calcext:value-type="string">
            <text:p>mögliche Lösung: </text:p>
          </table:table-cell>
          <table:table-cell table:style-name="ce21" office:value-type="string" calcext:value-type="string" table:number-columns-spanned="8" table:number-rows-spanned="1">
            <text:p>„Warm-up-Phase“ festlegen und diese Daten verwerfen – etwa die ersten c Werte</text:p>
          </table:table-cell>
          <table:covered-table-cell table:number-columns-repeated="3" table:style-name="ce9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9">
          <table:table-cell table:style-name="ce6" office:value-type="string" calcext:value-type="string" table:number-columns-spanned="4" table:number-rows-spanned="1">
            <text:p>  <text:span text:style-name="T7">erhalten </text:span><text:span text:style-name="T9">r unabhängige neue Schätzer X</text:span><text:span text:style-name="T11">1</text:span><text:span text:style-name="T9">, ..., X</text:span><text:span text:style-name="T11">r </text:span><text:span text:style-name="T9">mit </text:span></text:p>
          </table:table-cell>
          <table:covered-table-cell table:style-name="ce13"/>
          <table:covered-table-cell table:number-columns-repeated="2" table:style-name="ce9"/>
          <table:table-cell table:style-name="ce9" table:number-columns-spanned="5" table:number-rows-spanned="1">
            <draw:frame table:end-cell-address="Tabelle1.G44" table:end-x="15.69mm" table:end-y="12.78mm" draw:z-index="8" draw:style-name="gr1" svg:width="59.07mm" svg:height="11.37mm" svg:x="1.95mm" svg:y="1.41mm">
              <text:p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covered-table-cell table:style-name="Default"/>
          <table:covered-table-cell table:number-columns-repeated="3"/>
          <table:table-cell table:number-columns-repeated="1015"/>
        </table:table-row>
        <table:table-row table:style-name="ro7">
          <table:table-cell table:style-name="ce9" table:number-columns-repeated="5"/>
          <table:table-cell table:style-name="Default"/>
          <table:table-cell table:number-columns-repeated="1018"/>
        </table:table-row>
        <table:table-row table:style-name="ro8">
          <table:table-cell/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X<text:span text:style-name="T1">j</text:span></text:p>
          </table:table-cell>
          <table:table-cell table:style-name="ce9" table:number-columns-repeated="2"/>
          <table:table-cell table:style-name="Default"/>
          <table:table-cell table:number-columns-repeated="1018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formula="of:=[Daten.A10]" office:value-type="float" office:value="45.1877777777778" calcext:value-type="float">
            <text:p>45,1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formula="of:=[Daten.A21]" office:value-type="float" office:value="81.2533333333333" calcext:value-type="float">
            <text:p>81,25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formula="of:=[Daten.A32]" office:value-type="float" office:value="68.4944444444444" calcext:value-type="float">
            <text:p>68,4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formula="of:=[Daten.A43]" office:value-type="float" office:value="56.0911111111111" calcext:value-type="float">
            <text:p>56,0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formula="of:=[Daten.A54]" office:value-type="float" office:value="69.4588888888889" calcext:value-type="float">
            <text:p>69,46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table:formula="of:=[Daten.A65]" office:value-type="float" office:value="80.0655555555556" calcext:value-type="float">
            <text:p>80,07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7" calcext:value-type="float">
            <text:p>7</text:p>
          </table:table-cell>
          <table:table-cell table:formula="of:=[Daten.A76]" office:value-type="float" office:value="70.0477777777778" calcext:value-type="float">
            <text:p>70,05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8" calcext:value-type="float">
            <text:p>8</text:p>
          </table:table-cell>
          <table:table-cell table:formula="of:=[Daten.A87]" office:value-type="float" office:value="50.1911111111111" calcext:value-type="float">
            <text:p>50,19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9" calcext:value-type="float">
            <text:p>9</text:p>
          </table:table-cell>
          <table:table-cell table:formula="of:=[Daten.A98]" office:value-type="float" office:value="78.7344444444445" calcext:value-type="float">
            <text:p>78,73</text:p>
          </table:table-cell>
          <table:table-cell table:number-columns-repeated="1021"/>
        </table:table-row>
        <table:table-row table:style-name="ro7">
          <table:table-cell/>
          <table:table-cell office:value-type="float" office:value="10" calcext:value-type="float">
            <text:p>10</text:p>
          </table:table-cell>
          <table:table-cell table:formula="of:=[Daten.A109]" office:value-type="float" office:value="70.1422222222222" calcext:value-type="float">
            <text:p>70,14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15"/>
          <table:table-cell table:number-columns-repeated="1021"/>
        </table:table-row>
        <table:table-row table:style-name="ro6">
          <table:table-cell table:style-name="ce6" office:value-type="string" calcext:value-type="string" table:number-columns-spanned="4" table:number-rows-spanned="1">
            <text:p>  <text:span text:style-name="T4">jetzt</text:span><text:span text:style-name="T7"> wiederum klassische statistische Methoden anwendbar</text:span></text:p>
          </table:table-cell>
          <table:covered-table-cell table:style-name="ce13"/>
          <table:covered-table-cell table:style-name="ce9">
            <draw:frame table:end-cell-address="Tabelle1.C58" table:end-x="2mm" table:end-y="9.87mm" draw:z-index="9" draw:style-name="gr1" svg:width="2mm" svg:height="4.82mm" svg:x="0mm" svg:y="5.05mm">
              <text:p/>
              <draw:object xlink:href="./Object 8" xlink:type="simple" xlink:show="embed" xlink:actuate="onLoad"/>
              <draw:image xlink:href="./ObjectReplacements/Object 8" xlink:type="simple" xlink:show="embed" xlink:actuate="onLoad"/>
            </draw:frame>
          </table:covered-table-cell>
          <table:covered-table-cell table:style-name="ce9"/>
          <table:table-cell table:style-name="ce9" table:number-columns-spanned="5" table:number-rows-spanned="1"/>
          <table:covered-table-cell table:style-name="Default"/>
          <table:covered-table-cell table:number-columns-repeated="3"/>
          <table:table-cell table:number-columns-repeated="1015"/>
        </table:table-row>
        <table:table-row table:style-name="ro9">
          <table:table-cell table:style-name="ce8" office:value-type="string" calcext:value-type="string">
            <text:p>Mittelwert:</text:p>
          </table:table-cell>
          <table:table-cell table:style-name="ce16" table:formula="of:=AVERAGE([.C47:.C56])" office:value-type="float" office:value="66.9666666666667" calcext:value-type="float">
            <text:p>66,97</text:p>
          </table:table-cell>
          <table:table-cell table:style-name="ce10" office:value-type="string" calcext:value-type="string">
            <text:p>Schätzer für Erwartungswert</text:p>
          </table:table-cell>
          <table:table-cell table:style-name="ce9"/>
          <table:table-cell table:style-name="ce9">
            <draw:frame table:end-cell-address="Tabelle1.F59" table:end-x="10.07mm" table:end-y="12.73mm" draw:z-index="11" draw:style-name="gr1" svg:width="28.81mm" svg:height="11.37mm" svg:x="3.93mm" svg:y="1.36mm">
              <text:p/>
              <draw:object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9">
          <table:table-cell table:style-name="ce8" office:value-type="string" calcext:value-type="string">
            <text:p>Varianz:</text:p>
          </table:table-cell>
          <table:table-cell table:style-name="ce16" table:formula="of:=VAR([.C47:.C56])" office:value-type="float" office:value="157.367775308642" calcext:value-type="float">
            <text:p>157,37</text:p>
          </table:table-cell>
          <table:table-cell table:style-name="ce10" office:value-type="string" calcext:value-type="string">
            <text:p>Schätzer für Varianz </text:p>
          </table:table-cell>
          <table:table-cell table:style-name="ce10"/>
          <table:table-cell table:style-name="ce9">
            <draw:frame table:end-cell-address="Tabelle1.G60" table:end-x="6.44mm" table:end-y="12.28mm" draw:z-index="10" draw:style-name="gr1" svg:width="50.85mm" svg:height="11.37mm" svg:x="0.92mm" svg:y="0.91mm">
              <text:p/>
              <draw:object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style-name="Default"/>
          <table:table-cell table:number-columns-repeated="1018"/>
        </table:table-row>
        <table:table-row table:style-name="ro7">
          <table:table-cell table:style-name="Default" table:number-columns-repeated="6"/>
          <table:table-cell table:number-columns-repeated="1018"/>
        </table:table-row>
        <table:table-row table:style-name="ro7">
          <table:table-cell table:style-name="ce8"/>
          <table:table-cell table:style-name="ce12" office:value-type="string" calcext:value-type="string">
            <text:p>α:</text:p>
          </table:table-cell>
          <table:table-cell table:style-name="ce23" office:value-type="float" office:value="0.05" calcext:value-type="float">
            <text:p>0,05</text:p>
          </table:table-cell>
          <table:table-cell table:style-name="ce20" office:value-type="string" calcext:value-type="string">
            <text:p>t:</text:p>
          </table:table-cell>
          <table:table-cell table:style-name="ce23" table:formula="of:=TINV([.C62];[.G62]-1)" office:value-type="float" office:value="2.26215716279821" calcext:value-type="float">
            <text:p>2,26</text:p>
          </table:table-cell>
          <table:table-cell table:style-name="ce33" office:value-type="string" calcext:value-type="string">
            <text:p>r:</text:p>
          </table:table-cell>
          <table:table-cell table:style-name="ce15" table:formula="of:=COUNT([.C47:.C56])" office:value-type="float" office:value="10" calcext:value-type="float">
            <text:p>10</text:p>
          </table:table-cell>
          <table:table-cell table:number-columns-repeated="1017"/>
        </table:table-row>
        <table:table-row table:style-name="ro7">
          <table:table-cell table:style-name="ce8"/>
          <table:table-cell table:style-name="ce19"/>
          <table:table-cell table:style-name="ce24"/>
          <table:table-cell table:style-name="ce9"/>
          <table:table-cell table:style-name="ce24"/>
          <table:table-cell table:style-name="Default"/>
          <table:table-cell table:number-columns-repeated="1018"/>
        </table:table-row>
        <table:table-row table:style-name="ro15">
          <table:table-cell table:style-name="ce8"/>
          <table:table-cell table:style-name="ce8" office:value-type="string" calcext:value-type="string">
            <text:p> X<text:span text:style-name="T12">(r):</text:span></text:p>
          </table:table-cell>
          <table:table-cell table:style-name="ce23" table:formula="of:=[.B59]" office:value-type="float" office:value="66.9666666666667" calcext:value-type="float">
            <text:p>66,97</text:p>
          </table:table-cell>
          <table:table-cell table:style-name="ce20" office:value-type="string" calcext:value-type="string">
            <text:p>S(r):</text:p>
          </table:table-cell>
          <table:table-cell table:style-name="ce23" table:formula="of:=SQRT([.B60])" office:value-type="float" office:value="12.5446313341063" calcext:value-type="float">
            <text:p>12,54</text:p>
          </table:table-cell>
          <table:table-cell table:style-name="Default"/>
          <table:table-cell table:number-columns-repeated="1018"/>
        </table:table-row>
        <table:table-row table:style-name="ro7">
          <table:table-cell table:style-name="ce8"/>
          <table:table-cell table:style-name="ce19"/>
          <table:table-cell table:style-name="ce24"/>
          <table:table-cell table:style-name="ce9"/>
          <table:table-cell table:style-name="ce24"/>
          <table:table-cell table:style-name="Default"/>
          <table:table-cell table:number-columns-repeated="1018"/>
        </table:table-row>
        <table:table-row table:style-name="ro16">
          <table:table-cell table:style-name="ce10"/>
          <table:table-cell table:style-name="ce8" office:value-type="string" calcext:value-type="string">
            <text:p>Intervall:</text:p>
          </table:table-cell>
          <table:table-cell table:style-name="ce25" table:formula="of:=[.C64]" office:value-type="float" office:value="66.9666666666667" calcext:value-type="float">
            <text:p>66,97</text:p>
          </table:table-cell>
          <table:table-cell table:style-name="ce27" office:value-type="string" calcext:value-type="string">
            <text:p>±</text:p>
          </table:table-cell>
          <table:table-cell table:style-name="ce25" table:formula="of:=[.E62]*[.E64]/SQRT([.G62])" office:value-type="float" office:value="8.97388865770895" calcext:value-type="float">
            <text:p>8,97</text:p>
          </table:table-cell>
          <table:table-cell table:style-name="ce34"/>
          <table:table-cell table:style-name="ce35" table:number-columns-repeated="1018"/>
        </table:table-row>
        <table:table-row table:style-name="ro7">
          <table:table-cell table:style-name="ce9"/>
          <table:table-cell table:style-name="ce20"/>
          <table:table-cell table:style-name="ce23"/>
          <table:table-cell table:style-name="ce32"/>
          <table:table-cell table:style-name="ce23"/>
          <table:table-cell table:style-name="ce32"/>
          <table:table-cell table:number-columns-repeated="1018"/>
        </table:table-row>
        <table:table-row table:style-name="ro7">
          <table:table-cell table:style-name="ce9"/>
          <table:table-cell table:style-name="ce20" office:value-type="string" calcext:value-type="string">
            <text:p>linke Gr.:</text:p>
          </table:table-cell>
          <table:table-cell table:style-name="ce23" table:formula="of:=[.C66]-[.E66]" office:value-type="float" office:value="57.9927780089577" calcext:value-type="float">
            <text:p>57,99</text:p>
          </table:table-cell>
          <table:table-cell table:style-name="ce20" office:value-type="string" calcext:value-type="string">
            <text:p>rechte Gr.:</text:p>
          </table:table-cell>
          <table:table-cell table:style-name="ce23" table:formula="of:=[.C66]+[.E66]" office:value-type="float" office:value="75.9405553243756" calcext:value-type="float">
            <text:p>75,94</text:p>
          </table:table-cell>
          <table:table-cell table:number-columns-repeated="1019"/>
        </table:table-row>
      </table:table>
      <table:table table:name="Date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100" table:default-cell-style-name="ce30"/>
        <table:table-column table:style-name="co2" table:number-columns-repeated="2" table:default-cell-style-name="Default"/>
        <table:table-row table:style-name="ro7">
          <table:table-cell/>
          <table:table-cell table:style-name="ce31" office:value-type="float" office:value="1">
            <text:p>1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3">
            <text:p>3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5">
            <text:p>5</text:p>
          </table:table-cell>
          <table:table-cell table:style-name="ce31" office:value-type="float" office:value="6">
            <text:p>6</text:p>
          </table:table-cell>
          <table:table-cell table:style-name="ce31" office:value-type="float" office:value="7">
            <text:p>7</text:p>
          </table:table-cell>
          <table:table-cell table:style-name="ce31" office:value-type="float" office:value="8">
            <text:p>8</text:p>
          </table:table-cell>
          <table:table-cell table:style-name="ce31" office:value-type="float" office:value="9">
            <text:p>9</text:p>
          </table:table-cell>
          <table:table-cell table:style-name="ce31" office:value-type="float" office:value="10">
            <text:p>10</text:p>
          </table:table-cell>
          <table:table-cell table:style-name="ce31" office:value-type="float" office:value="11">
            <text:p>11</text:p>
          </table:table-cell>
          <table:table-cell table:style-name="ce31" office:value-type="float" office:value="12">
            <text:p>12</text:p>
          </table:table-cell>
          <table:table-cell table:style-name="ce31" office:value-type="float" office:value="13">
            <text:p>13</text:p>
          </table:table-cell>
          <table:table-cell table:style-name="ce31" office:value-type="float" office:value="14">
            <text:p>14</text:p>
          </table:table-cell>
          <table:table-cell table:style-name="ce31" office:value-type="float" office:value="15">
            <text:p>15</text:p>
          </table:table-cell>
          <table:table-cell table:style-name="ce31" office:value-type="float" office:value="16">
            <text:p>16</text:p>
          </table:table-cell>
          <table:table-cell table:style-name="ce31" office:value-type="float" office:value="17">
            <text:p>17</text:p>
          </table:table-cell>
          <table:table-cell table:style-name="ce31" office:value-type="float" office:value="18">
            <text:p>18</text:p>
          </table:table-cell>
          <table:table-cell table:style-name="ce31" office:value-type="float" office:value="19">
            <text:p>19</text:p>
          </table:table-cell>
          <table:table-cell table:style-name="ce31" office:value-type="float" office:value="20">
            <text:p>20</text:p>
          </table:table-cell>
          <table:table-cell table:style-name="ce31" office:value-type="float" office:value="21">
            <text:p>21</text:p>
          </table:table-cell>
          <table:table-cell table:style-name="ce31" office:value-type="float" office:value="22">
            <text:p>22</text:p>
          </table:table-cell>
          <table:table-cell table:style-name="ce31" office:value-type="float" office:value="23">
            <text:p>23</text:p>
          </table:table-cell>
          <table:table-cell table:style-name="ce31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31" office:value-type="float" office:value="26">
            <text:p>26</text:p>
          </table:table-cell>
          <table:table-cell table:style-name="ce31" office:value-type="float" office:value="27">
            <text:p>27</text:p>
          </table:table-cell>
          <table:table-cell table:style-name="ce31" office:value-type="float" office:value="28">
            <text:p>28</text:p>
          </table:table-cell>
          <table:table-cell table:style-name="ce31" office:value-type="float" office:value="29">
            <text:p>29</text:p>
          </table:table-cell>
          <table:table-cell table:style-name="ce31" office:value-type="float" office:value="30">
            <text:p>30</text:p>
          </table:table-cell>
          <table:table-cell table:style-name="ce31" office:value-type="float" office:value="31">
            <text:p>31</text:p>
          </table:table-cell>
          <table:table-cell table:style-name="ce31" office:value-type="float" office:value="32">
            <text:p>32</text:p>
          </table:table-cell>
          <table:table-cell table:style-name="ce31" office:value-type="float" office:value="33">
            <text:p>33</text:p>
          </table:table-cell>
          <table:table-cell table:style-name="ce31" office:value-type="float" office:value="34">
            <text:p>34</text:p>
          </table:table-cell>
          <table:table-cell table:style-name="ce31" office:value-type="float" office:value="35">
            <text:p>35</text:p>
          </table:table-cell>
          <table:table-cell table:style-name="ce31" office:value-type="float" office:value="36">
            <text:p>36</text:p>
          </table:table-cell>
          <table:table-cell table:style-name="ce31" office:value-type="float" office:value="37">
            <text:p>37</text:p>
          </table:table-cell>
          <table:table-cell table:style-name="ce31" office:value-type="float" office:value="38">
            <text:p>38</text:p>
          </table:table-cell>
          <table:table-cell table:style-name="ce31" office:value-type="float" office:value="39">
            <text:p>39</text:p>
          </table:table-cell>
          <table:table-cell table:style-name="ce31" office:value-type="float" office:value="40">
            <text:p>40</text:p>
          </table:table-cell>
          <table:table-cell table:style-name="ce31" office:value-type="float" office:value="41">
            <text:p>41</text:p>
          </table:table-cell>
          <table:table-cell table:style-name="ce31" office:value-type="float" office:value="42">
            <text:p>42</text:p>
          </table:table-cell>
          <table:table-cell table:style-name="ce31" office:value-type="float" office:value="43">
            <text:p>43</text:p>
          </table:table-cell>
          <table:table-cell table:style-name="ce31" office:value-type="float" office:value="44">
            <text:p>44</text:p>
          </table:table-cell>
          <table:table-cell table:style-name="ce31" office:value-type="float" office:value="45">
            <text:p>45</text:p>
          </table:table-cell>
          <table:table-cell table:style-name="ce31" office:value-type="float" office:value="46">
            <text:p>46</text:p>
          </table:table-cell>
          <table:table-cell table:style-name="ce31" office:value-type="float" office:value="47">
            <text:p>47</text:p>
          </table:table-cell>
          <table:table-cell table:style-name="ce31" office:value-type="float" office:value="48">
            <text:p>48</text:p>
          </table:table-cell>
          <table:table-cell table:style-name="ce31" office:value-type="float" office:value="49">
            <text:p>49</text:p>
          </table:table-cell>
          <table:table-cell table:style-name="ce31" office:value-type="float" office:value="50">
            <text:p>50</text:p>
          </table:table-cell>
          <table:table-cell table:style-name="ce31" office:value-type="float" office:value="51">
            <text:p>51</text:p>
          </table:table-cell>
          <table:table-cell table:style-name="ce31" office:value-type="float" office:value="52">
            <text:p>52</text:p>
          </table:table-cell>
          <table:table-cell table:style-name="ce31" office:value-type="float" office:value="53">
            <text:p>53</text:p>
          </table:table-cell>
          <table:table-cell table:style-name="ce31" office:value-type="float" office:value="54">
            <text:p>54</text:p>
          </table:table-cell>
          <table:table-cell table:style-name="ce31" office:value-type="float" office:value="55">
            <text:p>55</text:p>
          </table:table-cell>
          <table:table-cell table:style-name="ce31" office:value-type="float" office:value="56">
            <text:p>56</text:p>
          </table:table-cell>
          <table:table-cell table:style-name="ce31" office:value-type="float" office:value="57">
            <text:p>57</text:p>
          </table:table-cell>
          <table:table-cell table:style-name="ce31" office:value-type="float" office:value="58">
            <text:p>58</text:p>
          </table:table-cell>
          <table:table-cell table:style-name="ce31" office:value-type="float" office:value="59">
            <text:p>59</text:p>
          </table:table-cell>
          <table:table-cell table:style-name="ce31" office:value-type="float" office:value="60">
            <text:p>60</text:p>
          </table:table-cell>
          <table:table-cell table:style-name="ce31" office:value-type="float" office:value="61">
            <text:p>61</text:p>
          </table:table-cell>
          <table:table-cell table:style-name="ce31" office:value-type="float" office:value="62">
            <text:p>62</text:p>
          </table:table-cell>
          <table:table-cell table:style-name="ce31" office:value-type="float" office:value="63">
            <text:p>63</text:p>
          </table:table-cell>
          <table:table-cell table:style-name="ce31" office:value-type="float" office:value="64">
            <text:p>64</text:p>
          </table:table-cell>
          <table:table-cell table:style-name="ce31" office:value-type="float" office:value="65">
            <text:p>65</text:p>
          </table:table-cell>
          <table:table-cell table:style-name="ce31" office:value-type="float" office:value="66">
            <text:p>66</text:p>
          </table:table-cell>
          <table:table-cell table:style-name="ce31" office:value-type="float" office:value="67">
            <text:p>67</text:p>
          </table:table-cell>
          <table:table-cell table:style-name="ce31" office:value-type="float" office:value="68">
            <text:p>68</text:p>
          </table:table-cell>
          <table:table-cell table:style-name="ce31" office:value-type="float" office:value="69">
            <text:p>69</text:p>
          </table:table-cell>
          <table:table-cell table:style-name="ce31" office:value-type="float" office:value="70">
            <text:p>70</text:p>
          </table:table-cell>
          <table:table-cell table:style-name="ce31" office:value-type="float" office:value="71">
            <text:p>71</text:p>
          </table:table-cell>
          <table:table-cell table:style-name="ce31" office:value-type="float" office:value="72">
            <text:p>72</text:p>
          </table:table-cell>
          <table:table-cell table:style-name="ce31" office:value-type="float" office:value="73">
            <text:p>73</text:p>
          </table:table-cell>
          <table:table-cell table:style-name="ce31" office:value-type="float" office:value="74">
            <text:p>74</text:p>
          </table:table-cell>
          <table:table-cell table:style-name="ce31" office:value-type="float" office:value="75">
            <text:p>75</text:p>
          </table:table-cell>
          <table:table-cell table:style-name="ce31" office:value-type="float" office:value="76">
            <text:p>76</text:p>
          </table:table-cell>
          <table:table-cell table:style-name="ce31" office:value-type="float" office:value="77">
            <text:p>77</text:p>
          </table:table-cell>
          <table:table-cell table:style-name="ce31" office:value-type="float" office:value="78">
            <text:p>78</text:p>
          </table:table-cell>
          <table:table-cell table:style-name="ce31" office:value-type="float" office:value="79">
            <text:p>79</text:p>
          </table:table-cell>
          <table:table-cell table:style-name="ce31" office:value-type="float" office:value="80">
            <text:p>80</text:p>
          </table:table-cell>
          <table:table-cell table:style-name="ce31" office:value-type="float" office:value="81">
            <text:p>81</text:p>
          </table:table-cell>
          <table:table-cell table:style-name="ce31" office:value-type="float" office:value="82">
            <text:p>82</text:p>
          </table:table-cell>
          <table:table-cell table:style-name="ce31" office:value-type="float" office:value="83">
            <text:p>83</text:p>
          </table:table-cell>
          <table:table-cell table:style-name="ce31" office:value-type="float" office:value="84">
            <text:p>84</text:p>
          </table:table-cell>
          <table:table-cell table:style-name="ce31" office:value-type="float" office:value="85">
            <text:p>85</text:p>
          </table:table-cell>
          <table:table-cell table:style-name="ce31" office:value-type="float" office:value="86">
            <text:p>86</text:p>
          </table:table-cell>
          <table:table-cell table:style-name="ce31" office:value-type="float" office:value="87">
            <text:p>87</text:p>
          </table:table-cell>
          <table:table-cell table:style-name="ce31" office:value-type="float" office:value="88">
            <text:p>88</text:p>
          </table:table-cell>
          <table:table-cell table:style-name="ce31" office:value-type="float" office:value="89">
            <text:p>89</text:p>
          </table:table-cell>
          <table:table-cell table:style-name="ce31" office:value-type="float" office:value="90">
            <text:p>90</text:p>
          </table:table-cell>
          <table:table-cell table:style-name="ce31" office:value-type="float" office:value="91">
            <text:p>91</text:p>
          </table:table-cell>
          <table:table-cell table:style-name="ce31" office:value-type="float" office:value="92">
            <text:p>92</text:p>
          </table:table-cell>
          <table:table-cell table:style-name="ce31" office:value-type="float" office:value="93">
            <text:p>93</text:p>
          </table:table-cell>
          <table:table-cell table:style-name="ce31" office:value-type="float" office:value="94">
            <text:p>94</text:p>
          </table:table-cell>
          <table:table-cell table:style-name="ce31" office:value-type="float" office:value="95">
            <text:p>95</text:p>
          </table:table-cell>
          <table:table-cell table:style-name="ce31" office:value-type="float" office:value="96">
            <text:p>96</text:p>
          </table:table-cell>
          <table:table-cell table:style-name="ce31" office:value-type="float" office:value="97">
            <text:p>97</text:p>
          </table:table-cell>
          <table:table-cell table:style-name="ce31" office:value-type="float" office:value="98">
            <text:p>98</text:p>
          </table:table-cell>
          <table:table-cell table:style-name="ce31" office:value-type="float" office:value="99">
            <text:p>99</text:p>
          </table:table-cell>
          <table:table-cell table:style-name="ce31" office:value-type="float" office:value="100">
            <text:p>100</text:p>
          </table:table-cell>
          <table:table-cell table:number-columns-repeated="2"/>
        </table:table-row>
        <table:table-row table:style-name="ro7">
          <table:table-cell/>
          <table:table-cell table:style-name="ce31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table:number-columns-repeated="2"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number-columns-repeated="2"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table:number-columns-repeated="2"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  <table:table-cell table:formula="of:=AVERAGE([.B3:.CW3])" office:value-type="float" office:value="30.48">
            <text:p>30,48</text:p>
          </table:table-cell>
        </table:table-row>
        <table:table-row table:style-name="ro7">
          <table:table-cell table:style-name="ce29"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9">
            <text:p>39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/>
          <table:table-cell table:formula="of:=AVERAGE([.B4:.CW4])" office:value-type="float" office:value="50.6">
            <text:p>50,6</text:p>
          </table:table-cell>
        </table:table-row>
        <table:table-row table:style-name="ro7">
          <table:table-cell/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table:number-columns-repeated="2"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table:number-columns-repeated="2"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table:number-columns-repeated="2"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  <table:table-cell table:formula="of:=AVERAGE([.B5:.CW5])" office:value-type="float" office:value="41.87">
            <text:p>41,87</text:p>
          </table:table-cell>
        </table:table-row>
        <table:table-row table:style-name="ro7">
          <table:table-cell office:value-type="string">
            <text:p>Mittelwert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table:number-columns-repeated="2"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/>
          <table:table-cell table:formula="of:=AVERAGE([.B6:.CW6])" office:value-type="float" office:value="47.47">
            <text:p>47,47</text:p>
          </table:table-cell>
        </table:table-row>
        <table:table-row table:style-name="ro7">
          <table:table-cell table:style-name="ce30" table:formula="of:=AVERAGE([.B3:.CW12])" office:value-type="float" office:value="43.717">
            <text:p>43,72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table:number-columns-repeated="2"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/>
          <table:table-cell table:formula="of:=AVERAGE([.B7:.CW7])" office:value-type="float" office:value="42.91">
            <text:p>42,91</text:p>
          </table:table-cell>
        </table:table-row>
        <table:table-row table:style-name="ro7">
          <table:table-cell/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59">
            <text:p>59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41">
            <text:p>4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table:number-columns-repeated="2"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46">
            <text:p>46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table:number-columns-repeated="2"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/>
          <table:table-cell table:formula="of:=AVERAGE([.B8:.CW8])" office:value-type="float" office:value="49.6">
            <text:p>49,6</text:p>
          </table:table-cell>
        </table:table-row>
        <table:table-row table:style-name="ro7">
          <table:table-cell office:value-type="string">
            <text:p>Mw. o. W-u-P.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table:number-columns-repeated="2"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number-columns-repeated="2"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8">
            <text:p>58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/>
          <table:table-cell table:formula="of:=AVERAGE([.B9:.CW9])" office:value-type="float" office:value="40.91">
            <text:p>40,91</text:p>
          </table:table-cell>
        </table:table-row>
        <table:table-row table:style-name="ro7">
          <table:table-cell table:style-name="ce30" table:formula="of:=AVERAGE([.B4:.CW12])" office:value-type="float" office:value="45.1877777777778">
            <text:p>45,19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 office:value-type="float" office:value="35">
            <text:p>3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/>
          <table:table-cell table:formula="of:=AVERAGE([.B10:.CW10])" office:value-type="float" office:value="43.08">
            <text:p>43,08</text:p>
          </table:table-cell>
        </table:table-row>
        <table:table-row table:style-name="ro7">
          <table:table-cell/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table:number-columns-repeated="2"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51">
            <text:p>51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table:number-columns-repeated="2" office:value-type="float" office:value="45">
            <text:p>45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59">
            <text:p>59</text:p>
          </table:table-cell>
          <table:table-cell table:number-columns-repeated="2" office:value-type="float" office:value="29">
            <text:p>29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/>
          <table:table-cell table:formula="of:=AVERAGE([.B11:.CW11])" office:value-type="float" office:value="42.17">
            <text:p>42,17</text:p>
          </table:table-cell>
        </table:table-row>
        <table:table-row table:style-name="ro7">
          <table:table-cell/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table:number-columns-repeated="2"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65">
            <text:p>65</text:p>
          </table:table-cell>
          <table:table-cell office:value-type="float" office:value="56">
            <text:p>56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66">
            <text:p>66</text:p>
          </table:table-cell>
          <table:table-cell table:number-columns-repeated="2"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70">
            <text:p>70</text:p>
          </table:table-cell>
          <table:table-cell/>
          <table:table-cell table:formula="of:=AVERAGE([.B12:.CW12])" office:value-type="float" office:value="48.08">
            <text:p>48,08</text:p>
          </table:table-cell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2"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table:number-columns-repeated="2"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table:number-columns-repeated="2"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table:number-columns-repeated="2"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table:number-columns-repeated="2"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table:number-columns-repeated="2"/>
        </table:table-row>
        <table:table-row table:style-name="ro7">
          <table:table-cell table:style-name="ce29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office:value-type="float" office:value="88">
            <text:p>88</text:p>
          </table:table-cell>
          <table:table-cell office:value-type="float" office:value="102">
            <text:p>10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102">
            <text:p>102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38">
            <text:p>38</text:p>
          </table:table-cell>
          <table:table-cell office:value-type="float" office:value="97">
            <text:p>97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office:value-type="float" office:value="35">
            <text:p>35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83">
            <text:p>83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7">
          <table:table-cell/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float" office:value="57">
            <text:p>57</text:p>
          </table:table-cell>
          <table:table-cell office:value-type="float" office:value="121">
            <text:p>121</text:p>
          </table:table-cell>
          <table:table-cell office:value-type="float" office:value="51">
            <text:p>51</text:p>
          </table:table-cell>
          <table:table-cell office:value-type="float" office:value="123">
            <text:p>123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119">
            <text:p>119</text:p>
          </table:table-cell>
          <table:table-cell office:value-type="float" office:value="117">
            <text:p>117</text:p>
          </table:table-cell>
          <table:table-cell office:value-type="float" office:value="42">
            <text:p>42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table:number-columns-repeated="2"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121">
            <text:p>121</text:p>
          </table:table-cell>
          <table:table-cell office:value-type="float" office:value="68">
            <text:p>68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  <table:table-cell office:value-type="float" office:value="72">
            <text:p>72</text:p>
          </table:table-cell>
          <table:table-cell office:value-type="float" office:value="117">
            <text:p>117</text:p>
          </table:table-cell>
          <table:table-cell office:value-type="float" office:value="58">
            <text:p>58</text:p>
          </table:table-cell>
          <table:table-cell table:number-columns-repeated="2"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50">
            <text:p>50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122">
            <text:p>122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44">
            <text:p>44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89">
            <text:p>89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  <table:table-cell office:value-type="float" office:value="55">
            <text:p>55</text:p>
          </table:table-cell>
          <table:table-cell office:value-type="float" office:value="74">
            <text:p>74</text:p>
          </table:table-cell>
          <table:table-cell office:value-type="float" office:value="119">
            <text:p>119</text:p>
          </table:table-cell>
          <table:table-cell office:value-type="float" office:value="66">
            <text:p>66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111">
            <text:p>111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111">
            <text:p>111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table:number-columns-repeated="2"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office:value-type="float" office:value="114">
            <text:p>114</text:p>
          </table:table-cell>
          <table:table-cell office:value-type="float" office:value="42">
            <text:p>42</text:p>
          </table:table-cell>
          <table:table-cell office:value-type="float" office:value="105">
            <text:p>105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103">
            <text:p>103</text:p>
          </table:table-cell>
          <table:table-cell office:value-type="float" office:value="80">
            <text:p>80</text:p>
          </table:table-cell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  <table:table-cell office:value-type="float" office:value="106">
            <text:p>106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120">
            <text:p>120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104">
            <text:p>104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113">
            <text:p>113</text:p>
          </table:table-cell>
          <table:table-cell office:value-type="float" office:value="85">
            <text:p>85</text:p>
          </table:table-cell>
          <table:table-cell office:value-type="float" office:value="45">
            <text:p>45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125">
            <text:p>125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124">
            <text:p>124</text:p>
          </table:table-cell>
          <table:table-cell office:value-type="float" office:value="101">
            <text:p>101</text:p>
          </table:table-cell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7">
          <table:table-cell table:style-name="ce30" table:formula="of:=AVERAGE([.B14:.CW23])" office:value-type="float" office:value="76.218">
            <text:p>76,22</text:p>
          </table:table-cell>
          <table:table-cell office:value-type="float" office:value="111">
            <text:p>111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59">
            <text:p>59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09">
            <text:p>109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125">
            <text:p>125</text:p>
          </table:table-cell>
          <table:table-cell office:value-type="float" office:value="88">
            <text:p>88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7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20">
            <text:p>120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office:value-type="float" office:value="124">
            <text:p>124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46">
            <text:p>46</text:p>
          </table:table-cell>
          <table:table-cell office:value-type="float" office:value="124">
            <text:p>124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88">
            <text:p>88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87">
            <text:p>87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 office:value-type="float" office:value="124">
            <text:p>124</text:p>
          </table:table-cell>
          <table:table-cell office:value-type="float" office:value="117">
            <text:p>117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123">
            <text:p>123</text:p>
          </table:table-cell>
          <table:table-cell office:value-type="float" office:value="55">
            <text:p>55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124">
            <text:p>124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72">
            <text:p>7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office:value-type="float" office:value="117">
            <text:p>117</text:p>
          </table:table-cell>
          <table:table-cell office:value-type="float" office:value="97">
            <text:p>97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83">
            <text:p>83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79">
            <text:p>79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110">
            <text:p>110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  <table:table-cell office:value-type="float" office:value="56">
            <text:p>56</text:p>
          </table:table-cell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113">
            <text:p>113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120">
            <text:p>120</text:p>
          </table:table-cell>
          <table:table-cell office:value-type="float" office:value="41">
            <text:p>41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50">
            <text:p>50</text:p>
          </table:table-cell>
          <table:table-cell office:value-type="float" office:value="111">
            <text:p>111</text:p>
          </table:table-cell>
          <table:table-cell office:value-type="float" office:value="109">
            <text:p>109</text:p>
          </table:table-cell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63">
            <text:p>63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  <table:table-cell office:value-type="float" office:value="82">
            <text:p>82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119">
            <text:p>119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88">
            <text:p>88</text:p>
          </table:table-cell>
          <table:table-cell office:value-type="float" office:value="70">
            <text:p>70</text:p>
          </table:table-cell>
          <table:table-cell office:value-type="float" office:value="42">
            <text:p>42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123">
            <text:p>12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7">
          <table:table-cell table:style-name="ce30" table:formula="of:=AVERAGE([.B15:.CW23])" office:value-type="float" office:value="81.2533333333333">
            <text:p>81,25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108">
            <text:p>108</text:p>
          </table:table-cell>
          <table:table-cell office:value-type="float" office:value="74">
            <text:p>74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124">
            <text:p>124</text:p>
          </table:table-cell>
          <table:table-cell office:value-type="float" office:value="75">
            <text:p>75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123">
            <text:p>123</text:p>
          </table:table-cell>
          <table:table-cell office:value-type="float" office:value="115">
            <text:p>115</text:p>
          </table:table-cell>
          <table:table-cell office:value-type="float" office:value="48">
            <text:p>48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118">
            <text:p>118</text:p>
          </table:table-cell>
          <table:table-cell office:value-type="float" office:value="104">
            <text:p>104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119">
            <text:p>119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42">
            <text:p>42</text:p>
          </table:table-cell>
          <table:table-cell office:value-type="float" office:value="104">
            <text:p>104</text:p>
          </table:table-cell>
          <table:table-cell office:value-type="float" office:value="54">
            <text:p>54</text:p>
          </table:table-cell>
          <table:table-cell table:number-columns-repeated="2" office:value-type="float" office:value="88">
            <text:p>88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office:value-type="float" office:value="124">
            <text:p>124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61">
            <text:p>61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124">
            <text:p>124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117">
            <text:p>11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7">
          <table:table-cell/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46">
            <text:p>46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83">
            <text:p>83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table:number-columns-repeated="2"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52">
            <text:p>52</text:p>
          </table:table-cell>
          <table:table-cell office:value-type="float" office:value="122">
            <text:p>122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105">
            <text:p>105</text:p>
          </table:table-cell>
          <table:table-cell office:value-type="float" office:value="117">
            <text:p>117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117">
            <text:p>117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105">
            <text:p>105</text:p>
          </table:table-cell>
          <table:table-cell office:value-type="float" office:value="47">
            <text:p>47</text:p>
          </table:table-cell>
          <table:table-cell office:value-type="float" office:value="42">
            <text:p>42</text:p>
          </table:table-cell>
          <table:table-cell office:value-type="float" office:value="123">
            <text:p>123</text:p>
          </table:table-cell>
          <table:table-cell office:value-type="float" office:value="114">
            <text:p>114</text:p>
          </table:table-cell>
          <table:table-cell office:value-type="float" office:value="106">
            <text:p>106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92">
            <text:p>92</text:p>
          </table:table-cell>
          <table:table-cell office:value-type="float" office:value="45">
            <text:p>45</text:p>
          </table:table-cell>
          <table:table-cell office:value-type="float" office:value="89">
            <text:p>89</text:p>
          </table:table-cell>
          <table:table-cell table:number-columns-repeated="2" office:value-type="float" office:value="125">
            <text:p>125</text:p>
          </table:table-cell>
          <table:table-cell office:value-type="float" office:value="123">
            <text:p>123</text:p>
          </table:table-cell>
          <table:table-cell office:value-type="float" office:value="106">
            <text:p>106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106">
            <text:p>106</text:p>
          </table:table-cell>
          <table:table-cell office:value-type="float" office:value="59">
            <text:p>59</text:p>
          </table:table-cell>
          <table:table-cell office:value-type="float" office:value="82">
            <text:p>82</text:p>
          </table:table-cell>
          <table:table-cell office:value-type="float" office:value="110">
            <text:p>110</text:p>
          </table:table-cell>
          <table:table-cell office:value-type="float" office:value="117">
            <text:p>117</text:p>
          </table:table-cell>
          <table:table-cell office:value-type="float" office:value="87">
            <text:p>8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120">
            <text:p>120</text:p>
          </table:table-cell>
          <table:table-cell office:value-type="float" office:value="45">
            <text:p>4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94">
            <text:p>94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office:value-type="float" office:value="103">
            <text:p>103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7">
          <table:table-cell/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108">
            <text:p>108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23">
            <text:p>123</text:p>
          </table:table-cell>
          <table:table-cell office:value-type="float" office:value="77">
            <text:p>77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122">
            <text:p>122</text:p>
          </table:table-cell>
          <table:table-cell office:value-type="float" office:value="52">
            <text:p>52</text:p>
          </table:table-cell>
          <table:table-cell office:value-type="float" office:value="79">
            <text:p>79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108">
            <text:p>108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118">
            <text:p>118</text:p>
          </table:table-cell>
          <table:table-cell office:value-type="float" office:value="66">
            <text:p>66</text:p>
          </table:table-cell>
          <table:table-cell office:value-type="float" office:value="124">
            <text:p>124</text:p>
          </table:table-cell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1">
            <text:p>121</text:p>
          </table:table-cell>
          <table:table-cell office:value-type="float" office:value="57">
            <text:p>57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123">
            <text:p>123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52">
            <text:p>52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116">
            <text:p>116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66">
            <text:p>66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  <table:table-cell office:value-type="float" office:value="111">
            <text:p>111</text:p>
          </table:table-cell>
          <table:table-cell office:value-type="float" office:value="86">
            <text:p>86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63">
            <text:p>63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48">
            <text:p>48</text:p>
          </table:table-cell>
          <table:table-cell office:value-type="float" office:value="119">
            <text:p>119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 office:value-type="float" office:value="118">
            <text:p>118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table:number-columns-repeated="2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2"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2"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22">
            <text:p>22</text:p>
          </table:table-cell>
          <table:table-cell table:number-columns-repeated="2"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37">
            <text:p>37</text:p>
          </table:table-cell>
          <table:table-cell table:number-columns-repeated="2"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2"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table:number-columns-repeated="2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7">
          <table:table-cell table:style-name="ce29"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69">
            <text:p>69</text:p>
          </table:table-cell>
          <table:table-cell office:value-type="float" office:value="114">
            <text:p>114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46">
            <text:p>46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2"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111">
            <text:p>111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table:number-columns-repeated="2"/>
        </table:table-row>
        <table:table-row table:style-name="ro7">
          <table:table-cell/>
          <table:table-cell office:value-type="float" office:value="63">
            <text:p>63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88">
            <text:p>88</text:p>
          </table:table-cell>
          <table:table-cell office:value-type="float" office:value="48">
            <text:p>48</text:p>
          </table:table-cell>
          <table:table-cell table:number-columns-repeated="2" office:value-type="float" office:value="97">
            <text:p>97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108">
            <text:p>108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93">
            <text:p>93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95">
            <text:p>95</text:p>
          </table:table-cell>
          <table:table-cell office:value-type="float" office:value="36">
            <text:p>36</text:p>
          </table:table-cell>
          <table:table-cell office:value-type="float" office:value="81">
            <text:p>81</text:p>
          </table:table-cell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09">
            <text:p>109</text:p>
          </table:table-cell>
          <table:table-cell office:value-type="float" office:value="106">
            <text:p>106</text:p>
          </table:table-cell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56">
            <text:p>56</text:p>
          </table:table-cell>
          <table:table-cell office:value-type="float" office:value="99">
            <text:p>99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102">
            <text:p>102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99">
            <text:p>99</text:p>
          </table:table-cell>
          <table:table-cell office:value-type="float" office:value="27">
            <text:p>27</text:p>
          </table:table-cell>
          <table:table-cell office:value-type="float" office:value="89">
            <text:p>89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48">
            <text:p>48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table:number-columns-repeated="2"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102">
            <text:p>102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114">
            <text:p>114</text:p>
          </table:table-cell>
          <table:table-cell office:value-type="float" office:value="104">
            <text:p>104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48">
            <text:p>48</text:p>
          </table:table-cell>
          <table:table-cell office:value-type="float" office:value="67">
            <text:p>67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29">
            <text:p>29</text:p>
          </table:table-cell>
          <table:table-cell office:value-type="float" office:value="87">
            <text:p>87</text:p>
          </table:table-cell>
          <table:table-cell office:value-type="float" office:value="74">
            <text:p>74</text:p>
          </table:table-cell>
          <table:table-cell office:value-type="float" office:value="33">
            <text:p>33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7">
          <table:table-cell table:style-name="ce30" table:formula="of:=AVERAGE([.B25:.CW34])" office:value-type="float" office:value="64.715">
            <text:p>64,72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70">
            <text:p>7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109">
            <text:p>109</text:p>
          </table:table-cell>
          <table:table-cell office:value-type="float" office:value="105">
            <text:p>105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77">
            <text:p>77</text:p>
          </table:table-cell>
          <table:table-cell office:value-type="float" office:value="98">
            <text:p>98</text:p>
          </table:table-cell>
          <table:table-cell office:value-type="float" office:value="47">
            <text:p>47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84">
            <text:p>84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81">
            <text:p>81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03">
            <text:p>103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98">
            <text:p>98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97">
            <text:p>97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36">
            <text:p>36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103">
            <text:p>103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7">
          <table:table-cell/>
          <table:table-cell office:value-type="float" office:value="37">
            <text:p>37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table:number-columns-repeated="2"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92">
            <text:p>92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">
            <text:p>87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83">
            <text:p>83</text:p>
          </table:table-cell>
          <table:table-cell office:value-type="float" office:value="72">
            <text:p>72</text:p>
          </table:table-cell>
          <table:table-cell office:value-type="float" office:value="32">
            <text:p>32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office:value-type="float" office:value="86">
            <text:p>86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49">
            <text:p>49</text:p>
          </table:table-cell>
          <table:table-cell office:value-type="float" office:value="74">
            <text:p>74</text:p>
          </table:table-cell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113">
            <text:p>113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110">
            <text:p>110</text:p>
          </table:table-cell>
          <table:table-cell office:value-type="float" office:value="63">
            <text:p>63</text:p>
          </table:table-cell>
          <table:table-cell office:value-type="float" office:value="68">
            <text:p>68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115">
            <text:p>115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89">
            <text:p>89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53">
            <text:p>53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table:number-columns-repeated="2"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31">
            <text:p>31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115">
            <text:p>115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68">
            <text:p>68</text:p>
          </table:table-cell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99">
            <text:p>99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68">
            <text:p>68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7">
          <table:table-cell table:style-name="ce30" table:formula="of:=AVERAGE([.B26:.CW34])" office:value-type="float" office:value="68.4944444444444">
            <text:p>68,49</text:p>
          </table:table-cell>
          <table:table-cell office:value-type="float" office:value="63">
            <text:p>63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42">
            <text:p>42</text:p>
          </table:table-cell>
          <table:table-cell office:value-type="float" office:value="69">
            <text:p>69</text:p>
          </table:table-cell>
          <table:table-cell office:value-type="float" office:value="45">
            <text:p>45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35">
            <text:p>35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104">
            <text:p>104</text:p>
          </table:table-cell>
          <table:table-cell office:value-type="float" office:value="51">
            <text:p>51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28">
            <text:p>28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107">
            <text:p>107</text:p>
          </table:table-cell>
          <table:table-cell office:value-type="float" office:value="101">
            <text:p>101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7">
          <table:table-cell/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55">
            <text:p>55</text:p>
          </table:table-cell>
          <table:table-cell office:value-type="float" office:value="43">
            <text:p>43</text:p>
          </table:table-cell>
          <table:table-cell office:value-type="float" office:value="113">
            <text:p>113</text:p>
          </table:table-cell>
          <table:table-cell office:value-type="float" office:value="35">
            <text:p>35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104">
            <text:p>104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table:number-columns-repeated="2"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35">
            <text:p>35</text:p>
          </table:table-cell>
          <table:table-cell office:value-type="float" office:value="102">
            <text:p>102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41">
            <text:p>41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25">
            <text:p>25</text:p>
          </table:table-cell>
          <table:table-cell office:value-type="float" office:value="99">
            <text:p>99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101">
            <text:p>101</text:p>
          </table:table-cell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29">
            <text:p>29</text:p>
          </table:table-cell>
          <table:table-cell office:value-type="float" office:value="71">
            <text:p>71</text:p>
          </table:table-cell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7">
          <table:table-cell/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66">
            <text:p>66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2"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112">
            <text:p>11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108">
            <text:p>108</text:p>
          </table:table-cell>
          <table:table-cell office:value-type="float" office:value="72">
            <text:p>72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41">
            <text:p>41</text:p>
          </table:table-cell>
          <table:table-cell office:value-type="float" office:value="107">
            <text:p>107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106">
            <text:p>106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105">
            <text:p>105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115">
            <text:p>11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95">
            <text:p>95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12">
            <text:p>11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number-columns-repeated="2"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table:number-columns-repeated="2"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table:number-columns-repeated="2"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7">
          <table:table-cell table:style-name="ce29"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49">
            <text:p>49</text:p>
          </table:table-cell>
          <table:table-cell office:value-type="float" office:value="76">
            <text:p>76</text:p>
          </table:table-cell>
          <table:table-cell office:value-type="float" office:value="62">
            <text:p>62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80">
            <text:p>80</text:p>
          </table:table-cell>
          <table:table-cell office:value-type="float" office:value="54">
            <text:p>54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40">
            <text:p>40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7">
          <table:table-cell/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27">
            <text:p>27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47">
            <text:p>47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35">
            <text:p>35</text:p>
          </table:table-cell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77">
            <text:p>77</text:p>
          </table:table-cell>
          <table:table-cell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32">
            <text:p>32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47">
            <text:p>47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72">
            <text:p>72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37">
            <text:p>37</text:p>
          </table:table-cell>
          <table:table-cell office:value-type="float" office:value="73">
            <text:p>73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32">
            <text:p>32</text:p>
          </table:table-cell>
          <table:table-cell table:number-columns-repeated="2"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72">
            <text:p>72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63">
            <text:p>63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53">
            <text:p>53</text:p>
          </table:table-cell>
          <table:table-cell office:value-type="float" office:value="58">
            <text:p>58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68">
            <text:p>68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7">
          <table:table-cell table:style-name="ce30" table:formula="of:=AVERAGE([.B36:.CW45])" office:value-type="float" office:value="53.59">
            <text:p>53,59</text:p>
          </table:table-cell>
          <table:table-cell table:number-columns-repeated="2" office:value-type="float" office:value="60">
            <text:p>60</text:p>
          </table:table-cell>
          <table:table-cell office:value-type="float" office:value="73">
            <text:p>7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table:number-columns-repeated="2"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80">
            <text:p>80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table:number-columns-repeated="2"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29">
            <text:p>29</text:p>
          </table:table-cell>
          <table:table-cell office:value-type="float" office:value="63">
            <text:p>63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33">
            <text:p>33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76">
            <text:p>76</text:p>
          </table:table-cell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7">
          <table:table-cell/>
          <table:table-cell office:value-type="float" office:value="68">
            <text:p>68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52">
            <text:p>52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71">
            <text:p>71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55">
            <text:p>55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68">
            <text:p>68</text:p>
          </table:table-cell>
          <table:table-cell office:value-type="float" office:value="57">
            <text:p>5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table:number-columns-repeated="2"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  <table:table-cell office:value-type="float" office:value="34">
            <text:p>34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103">
            <text:p>103</text:p>
          </table:table-cell>
          <table:table-cell office:value-type="float" office:value="31">
            <text:p>31</text:p>
          </table:table-cell>
          <table:table-cell office:value-type="float" office:value="102">
            <text:p>102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office:value-type="float" office:value="78">
            <text:p>78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95">
            <text:p>9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  <table:table-cell office:value-type="float" office:value="112">
            <text:p>112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111">
            <text:p>111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105">
            <text:p>105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38">
            <text:p>38</text:p>
          </table:table-cell>
          <table:table-cell office:value-type="float" office:value="83">
            <text:p>83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98">
            <text:p>9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8">
            <text:p>68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7">
          <table:table-cell table:style-name="ce30" table:formula="of:=AVERAGE([.B37:.CW45])" office:value-type="float" office:value="56.0911111111111">
            <text:p>56,09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table:number-columns-repeated="2" office:value-type="float" office:value="76">
            <text:p>7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65">
            <text:p>65</text:p>
          </table:table-cell>
          <table:table-cell table:number-columns-repeated="2"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27">
            <text:p>27</text:p>
          </table:table-cell>
          <table:table-cell office:value-type="float" office:value="71">
            <text:p>71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table:number-columns-repeated="3"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76">
            <text:p>76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49">
            <text:p>49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table:number-columns-repeated="2" office:value-type="float" office:value="54">
            <text:p>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office:value-type="float" office:value="55">
            <text:p>55</text:p>
          </table:table-cell>
          <table:table-cell table:number-columns-repeated="3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1">
            <text:p>31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7">
          <table:table-cell/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62">
            <text:p>62</text:p>
          </table:table-cell>
          <table:table-cell office:value-type="float" office:value="73">
            <text:p>73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80">
            <text:p>80</text:p>
          </table:table-cell>
          <table:table-cell table:number-columns-repeated="2"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 office:value-type="float" office:value="72">
            <text:p>72</text:p>
          </table:table-cell>
          <table:table-cell office:value-type="float" office:value="25">
            <text:p>25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7">
          <table:table-cell/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8">
            <text:p>48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office:value-type="float" office:value="32">
            <text:p>32</text:p>
          </table:table-cell>
          <table:table-cell office:value-type="float" office:value="73">
            <text:p>73</text:p>
          </table:table-cell>
          <table:table-cell table:number-columns-repeated="2"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13">
            <text:p>113</text:p>
          </table:table-cell>
          <table:table-cell office:value-type="float" office:value="88">
            <text:p>88</text:p>
          </table:table-cell>
          <table:table-cell office:value-type="float" office:value="64">
            <text:p>64</text:p>
          </table:table-cell>
          <table:table-cell office:value-type="float" office:value="81">
            <text:p>81</text:p>
          </table:table-cell>
          <table:table-cell office:value-type="float" office:value="54">
            <text:p>54</text:p>
          </table:table-cell>
          <table:table-cell office:value-type="float" office:value="115">
            <text:p>115</text:p>
          </table:table-cell>
          <table:table-cell office:value-type="float" office:value="91">
            <text:p>91</text:p>
          </table:table-cell>
          <table:table-cell office:value-type="float" office:value="101">
            <text:p>101</text:p>
          </table:table-cell>
          <table:table-cell office:value-type="float" office:value="65">
            <text:p>6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113">
            <text:p>113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table:number-columns-repeated="2" office:value-type="float" office:value="74">
            <text:p>74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office:value-type="float" office:value="77">
            <text:p>77</text:p>
          </table:table-cell>
          <table:table-cell office:value-type="float" office:value="30">
            <text:p>30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46">
            <text:p>46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72">
            <text:p>72</text:p>
          </table:table-cell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office:value-type="float" office:value="79">
            <text:p>79</text:p>
          </table:table-cell>
          <table:table-cell office:value-type="float" office:value="48">
            <text:p>48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number-columns-repeated="2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7">
          <table:table-cell table:style-name="ce29"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45">
            <text:p>45</text:p>
          </table:table-cell>
          <table:table-cell office:value-type="float" office:value="92">
            <text:p>9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53">
            <text:p>53</text:p>
          </table:table-cell>
          <table:table-cell office:value-type="float" office:value="82">
            <text:p>82</text:p>
          </table:table-cell>
          <table:table-cell office:value-type="float" office:value="47">
            <text:p>47</text:p>
          </table:table-cell>
          <table:table-cell office:value-type="float" office:value="94">
            <text:p>94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92">
            <text:p>92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101">
            <text:p>101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66">
            <text:p>66</text:p>
          </table:table-cell>
          <table:table-cell office:value-type="float" office:value="84">
            <text:p>84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45">
            <text:p>45</text:p>
          </table:table-cell>
          <table:table-cell office:value-type="float" office:value="115">
            <text:p>115</text:p>
          </table:table-cell>
          <table:table-cell office:value-type="float" office:value="46">
            <text:p>46</text:p>
          </table:table-cell>
          <table:table-cell office:value-type="float" office:value="114">
            <text:p>114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96">
            <text:p>9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71">
            <text:p>71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7">
          <table:table-cell/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55">
            <text:p>55</text:p>
          </table:table-cell>
          <table:table-cell office:value-type="float" office:value="26">
            <text:p>26</text:p>
          </table:table-cell>
          <table:table-cell office:value-type="float" office:value="55">
            <text:p>55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25">
            <text:p>25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71">
            <text:p>71</text:p>
          </table:table-cell>
          <table:table-cell office:value-type="float" office:value="105">
            <text:p>105</text:p>
          </table:table-cell>
          <table:table-cell office:value-type="float" office:value="35">
            <text:p>3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26">
            <text:p>26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table:number-columns-repeated="2" office:value-type="float" office:value="63">
            <text:p>63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96">
            <text:p>96</text:p>
          </table:table-cell>
          <table:table-cell office:value-type="float" office:value="40">
            <text:p>40</text:p>
          </table:table-cell>
          <table:table-cell office:value-type="float" office:value="91">
            <text:p>91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29">
            <text:p>29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81">
            <text:p>81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71">
            <text:p>71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90">
            <text:p>90</text:p>
          </table:table-cell>
          <table:table-cell office:value-type="float" office:value="34">
            <text:p>34</text:p>
          </table:table-cell>
          <table:table-cell office:value-type="float" office:value="107">
            <text:p>107</text:p>
          </table:table-cell>
          <table:table-cell office:value-type="float" office:value="41">
            <text:p>41</text:p>
          </table:table-cell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10">
            <text:p>110</text:p>
          </table:table-cell>
          <table:table-cell office:value-type="float" office:value="95">
            <text:p>95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office:value-type="float" office:value="95">
            <text:p>95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33">
            <text:p>33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3">
            <text:p>73</text:p>
          </table:table-cell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 office:value-type="float" office:value="103">
            <text:p>103</text:p>
          </table:table-cell>
          <table:table-cell office:value-type="float" office:value="71">
            <text:p>71</text:p>
          </table:table-cell>
          <table:table-cell office:value-type="float" office:value="64">
            <text:p>64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108">
            <text:p>10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7">
          <table:table-cell table:style-name="ce30" table:formula="of:=AVERAGE([.B47:.CW56])" office:value-type="float" office:value="65.482">
            <text:p>65,4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75">
            <text:p>75</text:p>
          </table:table-cell>
          <table:table-cell office:value-type="float" office:value="27">
            <text:p>27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75">
            <text:p>75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 office:value-type="float" office:value="57">
            <text:p>57</text:p>
          </table:table-cell>
          <table:table-cell office:value-type="float" office:value="72">
            <text:p>72</text:p>
          </table:table-cell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34">
            <text:p>34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103">
            <text:p>103</text:p>
          </table:table-cell>
          <table:table-cell office:value-type="float" office:value="79">
            <text:p>79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37">
            <text:p>37</text:p>
          </table:table-cell>
          <table:table-cell office:value-type="float" office:value="82">
            <text:p>82</text:p>
          </table:table-cell>
          <table:table-cell office:value-type="float" office:value="101">
            <text:p>101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39">
            <text:p>39</text:p>
          </table:table-cell>
          <table:table-cell table:number-columns-repeated="2"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79">
            <text:p>7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110">
            <text:p>11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102">
            <text:p>102</text:p>
          </table:table-cell>
          <table:table-cell office:value-type="float" office:value="56">
            <text:p>56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  <table:table-cell office:value-type="float" office:value="51">
            <text:p>5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7">
          <table:table-cell/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107">
            <text:p>107</text:p>
          </table:table-cell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 office:value-type="float" office:value="87">
            <text:p>87</text:p>
          </table:table-cell>
          <table:table-cell office:value-type="float" office:value="98">
            <text:p>98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83">
            <text:p>83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79">
            <text:p>79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59">
            <text:p>59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table:number-columns-repeated="2" office:value-type="float" office:value="79">
            <text:p>79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 office:value-type="float" office:value="78">
            <text:p>7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95">
            <text:p>95</text:p>
          </table:table-cell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84">
            <text:p>84</text:p>
          </table:table-cell>
          <table:table-cell table:number-columns-repeated="2" office:value-type="float" office:value="31">
            <text:p>31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35">
            <text:p>35</text:p>
          </table:table-cell>
          <table:table-cell office:value-type="float" office:value="93">
            <text:p>93</text:p>
          </table:table-cell>
          <table:table-cell office:value-type="float" office:value="96">
            <text:p>96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48">
            <text:p>48</text:p>
          </table:table-cell>
          <table:table-cell office:value-type="float" office:value="88">
            <text:p>88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float" office:value="44">
            <text:p>44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41">
            <text:p>41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91">
            <text:p>91</text:p>
          </table:table-cell>
          <table:table-cell office:value-type="float" office:value="25">
            <text:p>25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28">
            <text:p>28</text:p>
          </table:table-cell>
          <table:table-cell office:value-type="float" office:value="83">
            <text:p>83</text:p>
          </table:table-cell>
          <table:table-cell office:value-type="float" office:value="97">
            <text:p>97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  <table:table-cell office:value-type="float" office:value="58">
            <text:p>58</text:p>
          </table:table-cell>
          <table:table-cell office:value-type="float" office:value="48">
            <text:p>48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98">
            <text:p>98</text:p>
          </table:table-cell>
          <table:table-cell office:value-type="float" office:value="41">
            <text:p>41</text:p>
          </table:table-cell>
          <table:table-cell office:value-type="float" office:value="83">
            <text:p>83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86">
            <text:p>86</text:p>
          </table:table-cell>
          <table:table-cell office:value-type="float" office:value="52">
            <text:p>52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27">
            <text:p>27</text:p>
          </table:table-cell>
          <table:table-cell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office:value-type="float" office:value="79">
            <text:p>79</text:p>
          </table:table-cell>
          <table:table-cell office:value-type="float" office:value="108">
            <text:p>108</text:p>
          </table:table-cell>
          <table:table-cell office:value-type="float" office:value="63">
            <text:p>63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92">
            <text:p>92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 office:value-type="float" office:value="72">
            <text:p>72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15">
            <text:p>115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54">
            <text:p>54</text:p>
          </table:table-cell>
          <table:table-cell office:value-type="float" office:value="48">
            <text:p>48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96">
            <text:p>96</text:p>
          </table:table-cell>
          <table:table-cell office:value-type="float" office:value="83">
            <text:p>83</text:p>
          </table:table-cell>
          <table:table-cell office:value-type="float" office:value="110">
            <text:p>110</text:p>
          </table:table-cell>
          <table:table-cell office:value-type="float" office:value="91">
            <text:p>91</text:p>
          </table:table-cell>
          <table:table-cell office:value-type="float" office:value="83">
            <text:p>83</text:p>
          </table:table-cell>
          <table:table-cell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7">
          <table:table-cell table:style-name="ce30" table:formula="of:=AVERAGE([.B48:.CW56])" office:value-type="float" office:value="69.4588888888889">
            <text:p>69,46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table:number-columns-repeated="2"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76">
            <text:p>76</text:p>
          </table:table-cell>
          <table:table-cell office:value-type="float" office:value="68">
            <text:p>68</text:p>
          </table:table-cell>
          <table:table-cell office:value-type="float" office:value="89">
            <text:p>89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69">
            <text:p>69</text:p>
          </table:table-cell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108">
            <text:p>108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106">
            <text:p>106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99">
            <text:p>99</text:p>
          </table:table-cell>
          <table:table-cell office:value-type="float" office:value="74">
            <text:p>74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108">
            <text:p>108</text:p>
          </table:table-cell>
          <table:table-cell office:value-type="float" office:value="31">
            <text:p>31</text:p>
          </table:table-cell>
          <table:table-cell office:value-type="float" office:value="103">
            <text:p>103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74">
            <text:p>74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81">
            <text:p>81</text:p>
          </table:table-cell>
          <table:table-cell office:value-type="float" office:value="60">
            <text:p>60</text:p>
          </table:table-cell>
          <table:table-cell office:value-type="float" office:value="37">
            <text:p>37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104">
            <text:p>10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64">
            <text:p>64</text:p>
          </table:table-cell>
          <table:table-cell office:value-type="float" office:value="88">
            <text:p>88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table:number-columns-repeated="2" office:value-type="float" office:value="47">
            <text:p>47</text:p>
          </table:table-cell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52">
            <text:p>52</text:p>
          </table:table-cell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table:number-columns-repeated="2" office:value-type="float" office:value="74">
            <text:p>74</text:p>
          </table:table-cell>
          <table:table-cell office:value-type="float" office:value="28">
            <text:p>28</text:p>
          </table:table-cell>
          <table:table-cell office:value-type="float" office:value="77">
            <text:p>77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49">
            <text:p>49</text:p>
          </table:table-cell>
          <table:table-cell office:value-type="float" office:value="59">
            <text:p>59</text:p>
          </table:table-cell>
          <table:table-cell office:value-type="float" office:value="29">
            <text:p>29</text:p>
          </table:table-cell>
          <table:table-cell office:value-type="float" office:value="49">
            <text:p>49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7">
          <table:table-cell/>
          <table:table-cell office:value-type="float" office:value="49">
            <text:p>49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88">
            <text:p>88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64">
            <text:p>64</text:p>
          </table:table-cell>
          <table:table-cell office:value-type="float" office:value="87">
            <text:p>8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73">
            <text:p>73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115">
            <text:p>115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112">
            <text:p>112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49">
            <text:p>49</text:p>
          </table:table-cell>
          <table:table-cell office:value-type="float" office:value="69">
            <text:p>69</text:p>
          </table:table-cell>
          <table:table-cell office:value-type="float" office:value="88">
            <text:p>88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 office:value-type="float" office:value="109">
            <text:p>109</text:p>
          </table:table-cell>
          <table:table-cell office:value-type="float" office:value="80">
            <text:p>80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2"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72">
            <text:p>72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47">
            <text:p>47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47">
            <text:p>47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98">
            <text:p>98</text:p>
          </table:table-cell>
          <table:table-cell office:value-type="float" office:value="95">
            <text:p>95</text:p>
          </table:table-cell>
          <table:table-cell office:value-type="float" office:value="74">
            <text:p>74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113">
            <text:p>113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74">
            <text:p>74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25">
            <text:p>25</text:p>
          </table:table-cell>
          <table:table-cell office:value-type="float" office:value="109">
            <text:p>109</text:p>
          </table:table-cell>
          <table:table-cell office:value-type="float" office:value="29">
            <text:p>2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table:number-columns-repeated="2"/>
        </table:table-row>
        <table:table-row table:style-name="ro7">
          <table:table-cell/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36">
            <text:p>36</text:p>
          </table:table-cell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  <table:table-cell office:value-type="float" office:value="112">
            <text:p>112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73">
            <text:p>73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36">
            <text:p>36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97">
            <text:p>97</text:p>
          </table:table-cell>
          <table:table-cell office:value-type="float" office:value="110">
            <text:p>110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115">
            <text:p>115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83">
            <text:p>83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 table:number-columns-repeated="2"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table:number-columns-repeated="2"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table:number-columns-repeated="2"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2"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table:number-columns-repeated="2" office:value-type="float" office:value="36">
            <text:p>36</text:p>
          </table:table-cell>
          <table:table-cell table:number-columns-repeated="2"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7">
          <table:table-cell table:style-name="ce29"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08">
            <text:p>108</text:p>
          </table:table-cell>
          <table:table-cell office:value-type="float" office:value="101">
            <text:p>101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121">
            <text:p>121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47">
            <text:p>47</text:p>
          </table:table-cell>
          <table:table-cell office:value-type="float" office:value="91">
            <text:p>91</text:p>
          </table:table-cell>
          <table:table-cell office:value-type="float" office:value="51">
            <text:p>51</text:p>
          </table:table-cell>
          <table:table-cell office:value-type="float" office:value="119">
            <text:p>119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64">
            <text:p>64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 office:value-type="float" office:value="77">
            <text:p>77</text:p>
          </table:table-cell>
          <table:table-cell table:number-columns-repeated="2"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116">
            <text:p>116</text:p>
          </table:table-cell>
          <table:table-cell office:value-type="float" office:value="101">
            <text:p>101</text:p>
          </table:table-cell>
          <table:table-cell office:value-type="float" office:value="98">
            <text:p>98</text:p>
          </table:table-cell>
          <table:table-cell office:value-type="float" office:value="61">
            <text:p>61</text:p>
          </table:table-cell>
          <table:table-cell office:value-type="float" office:value="106">
            <text:p>106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51">
            <text:p>51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17">
            <text:p>117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59">
            <text:p>59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101">
            <text:p>101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104">
            <text:p>10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121">
            <text:p>12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117">
            <text:p>117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99">
            <text:p>99</text:p>
          </table:table-cell>
          <table:table-cell office:value-type="float" office:value="41">
            <text:p>41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table:number-columns-repeated="2"/>
        </table:table-row>
        <table:table-row table:style-name="ro7">
          <table:table-cell/>
          <table:table-cell office:value-type="float" office:value="90">
            <text:p>90</text:p>
          </table:table-cell>
          <table:table-cell office:value-type="float" office:value="102">
            <text:p>102</text:p>
          </table:table-cell>
          <table:table-cell office:value-type="float" office:value="100">
            <text:p>100</text:p>
          </table:table-cell>
          <table:table-cell office:value-type="float" office:value="118">
            <text:p>118</text:p>
          </table:table-cell>
          <table:table-cell office:value-type="float" office:value="122">
            <text:p>122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104">
            <text:p>104</text:p>
          </table:table-cell>
          <table:table-cell office:value-type="float" office:value="116">
            <text:p>116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office:value-type="float" office:value="119">
            <text:p>119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office:value-type="float" office:value="111">
            <text:p>111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112">
            <text:p>112</text:p>
          </table:table-cell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  <table:table-cell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78">
            <text:p>78</text:p>
          </table:table-cell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89">
            <text:p>89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89">
            <text:p>89</text:p>
          </table:table-cell>
          <table:table-cell office:value-type="float" office:value="124">
            <text:p>124</text:p>
          </table:table-cell>
          <table:table-cell table:number-columns-repeated="2" office:value-type="float" office:value="104">
            <text:p>104</text:p>
          </table:table-cell>
          <table:table-cell office:value-type="float" office:value="62">
            <text:p>62</text:p>
          </table:table-cell>
          <table:table-cell office:value-type="float" office:value="119">
            <text:p>119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119">
            <text:p>119</text:p>
          </table:table-cell>
          <table:table-cell office:value-type="float" office:value="72">
            <text:p>72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52">
            <text:p>52</text:p>
          </table:table-cell>
          <table:table-cell office:value-type="float" office:value="123">
            <text:p>123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85">
            <text:p>85</text:p>
          </table:table-cell>
          <table:table-cell office:value-type="float" office:value="124">
            <text:p>124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62">
            <text:p>62</text:p>
          </table:table-cell>
          <table:table-cell office:value-type="float" office:value="71">
            <text:p>71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108">
            <text:p>108</text:p>
          </table:table-cell>
          <table:table-cell office:value-type="float" office:value="65">
            <text:p>65</text:p>
          </table:table-cell>
          <table:table-cell office:value-type="float" office:value="98">
            <text:p>98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office:value-type="float" office:value="64">
            <text:p>64</text:p>
          </table:table-cell>
          <table:table-cell office:value-type="float" office:value="118">
            <text:p>118</text:p>
          </table:table-cell>
          <table:table-cell office:value-type="float" office:value="68">
            <text:p>68</text:p>
          </table:table-cell>
          <table:table-cell table:number-columns-repeated="2" office:value-type="float" office:value="62">
            <text:p>62</text:p>
          </table:table-cell>
          <table:table-cell office:value-type="float" office:value="118">
            <text:p>118</text:p>
          </table:table-cell>
          <table:table-cell office:value-type="float" office:value="124">
            <text:p>124</text:p>
          </table:table-cell>
          <table:table-cell office:value-type="float" office:value="123">
            <text:p>123</text:p>
          </table:table-cell>
          <table:table-cell office:value-type="float" office:value="110">
            <text:p>110</text:p>
          </table:table-cell>
          <table:table-cell office:value-type="float" office:value="121">
            <text:p>121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85">
            <text:p>8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 office:value-type="float" office:value="79">
            <text:p>79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21">
            <text:p>121</text:p>
          </table:table-cell>
          <table:table-cell office:value-type="float" office:value="50">
            <text:p>50</text:p>
          </table:table-cell>
          <table:table-cell office:value-type="float" office:value="117">
            <text:p>117</text:p>
          </table:table-cell>
          <table:table-cell office:value-type="float" office:value="86">
            <text:p>86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107">
            <text:p>107</text:p>
          </table:table-cell>
          <table:table-cell office:value-type="float" office:value="42">
            <text:p>42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73">
            <text:p>73</text:p>
          </table:table-cell>
          <table:table-cell office:value-type="float" office:value="51">
            <text:p>51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120">
            <text:p>120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118">
            <text:p>118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46">
            <text:p>46</text:p>
          </table:table-cell>
          <table:table-cell office:value-type="float" office:value="119">
            <text:p>119</text:p>
          </table:table-cell>
          <table:table-cell office:value-type="float" office:value="81">
            <text:p>81</text:p>
          </table:table-cell>
          <table:table-cell office:value-type="float" office:value="67">
            <text:p>67</text:p>
          </table:table-cell>
          <table:table-cell office:value-type="float" office:value="124">
            <text:p>124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6">
            <text:p>106</text:p>
          </table:table-cell>
          <table:table-cell office:value-type="float" office:value="47">
            <text:p>47</text:p>
          </table:table-cell>
          <table:table-cell office:value-type="float" office:value="56">
            <text:p>56</text:p>
          </table:table-cell>
          <table:table-cell office:value-type="float" office:value="81">
            <text:p>81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45">
            <text:p>45</text:p>
          </table:table-cell>
          <table:table-cell office:value-type="float" office:value="113">
            <text:p>113</text:p>
          </table:table-cell>
          <table:table-cell office:value-type="float" office:value="100">
            <text:p>100</text:p>
          </table:table-cell>
          <table:table-cell office:value-type="float" office:value="111">
            <text:p>111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7">
          <table:table-cell table:style-name="ce30" table:formula="of:=AVERAGE([.B58:.CW67])" office:value-type="float" office:value="75.187">
            <text:p>75,19</text:p>
          </table:table-cell>
          <table:table-cell office:value-type="float" office:value="98">
            <text:p>98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  <table:table-cell table:number-columns-repeated="2"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116">
            <text:p>116</text:p>
          </table:table-cell>
          <table:table-cell office:value-type="float" office:value="91">
            <text:p>91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106">
            <text:p>106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float" office:value="98">
            <text:p>98</text:p>
          </table:table-cell>
          <table:table-cell office:value-type="float" office:value="53">
            <text:p>53</text:p>
          </table:table-cell>
          <table:table-cell office:value-type="float" office:value="124">
            <text:p>124</text:p>
          </table:table-cell>
          <table:table-cell office:value-type="float" office:value="73">
            <text:p>73</text:p>
          </table:table-cell>
          <table:table-cell office:value-type="float" office:value="102">
            <text:p>102</text:p>
          </table:table-cell>
          <table:table-cell office:value-type="float" office:value="114">
            <text:p>114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79">
            <text:p>79</text:p>
          </table:table-cell>
          <table:table-cell office:value-type="float" office:value="66">
            <text:p>66</text:p>
          </table:table-cell>
          <table:table-cell office:value-type="float" office:value="107">
            <text:p>107</text:p>
          </table:table-cell>
          <table:table-cell office:value-type="float" office:value="119">
            <text:p>119</text:p>
          </table:table-cell>
          <table:table-cell office:value-type="float" office:value="114">
            <text:p>114</text:p>
          </table:table-cell>
          <table:table-cell office:value-type="float" office:value="95">
            <text:p>95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7">
            <text:p>117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97">
            <text:p>97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16">
            <text:p>116</text:p>
          </table:table-cell>
          <table:table-cell office:value-type="float" office:value="72">
            <text:p>72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table:number-columns-repeated="2"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116">
            <text:p>116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44">
            <text:p>44</text:p>
          </table:table-cell>
          <table:table-cell office:value-type="float" office:value="99">
            <text:p>99</text:p>
          </table:table-cell>
          <table:table-cell office:value-type="float" office:value="109">
            <text:p>109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54">
            <text:p>54</text:p>
          </table:table-cell>
          <table:table-cell office:value-type="float" office:value="61">
            <text:p>61</text:p>
          </table:table-cell>
          <table:table-cell office:value-type="float" office:value="101">
            <text:p>101</text:p>
          </table:table-cell>
          <table:table-cell office:value-type="float" office:value="105">
            <text:p>10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91">
            <text:p>91</text:p>
          </table:table-cell>
          <table:table-cell table:number-columns-repeated="2"/>
        </table:table-row>
        <table:table-row table:style-name="ro7">
          <table:table-cell/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24">
            <text:p>124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9">
            <text:p>49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111">
            <text:p>111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81">
            <text:p>81</text:p>
          </table:table-cell>
          <table:table-cell office:value-type="float" office:value="111">
            <text:p>111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119">
            <text:p>119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78">
            <text:p>78</text:p>
          </table:table-cell>
          <table:table-cell office:value-type="float" office:value="117">
            <text:p>117</text:p>
          </table:table-cell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 office:value-type="float" office:value="107">
            <text:p>107</text:p>
          </table:table-cell>
          <table:table-cell office:value-type="float" office:value="120">
            <text:p>120</text:p>
          </table:table-cell>
          <table:table-cell office:value-type="float" office:value="88">
            <text:p>88</text:p>
          </table:table-cell>
          <table:table-cell office:value-type="float" office:value="124">
            <text:p>124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49">
            <text:p>49</text:p>
          </table:table-cell>
          <table:table-cell office:value-type="float" office:value="77">
            <text:p>77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42">
            <text:p>42</text:p>
          </table:table-cell>
          <table:table-cell office:value-type="float" office:value="119">
            <text:p>119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111">
            <text:p>111</text:p>
          </table:table-cell>
          <table:table-cell office:value-type="float" office:value="118">
            <text:p>118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78">
            <text:p>78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49">
            <text:p>49</text:p>
          </table:table-cell>
          <table:table-cell office:value-type="float" office:value="92">
            <text:p>92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  <table:table-cell office:value-type="float" office:value="80">
            <text:p>80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73">
            <text:p>73</text:p>
          </table:table-cell>
          <table:table-cell office:value-type="float" office:value="42">
            <text:p>42</text:p>
          </table:table-cell>
          <table:table-cell office:value-type="float" office:value="96">
            <text:p>96</text:p>
          </table:table-cell>
          <table:table-cell office:value-type="float" office:value="101">
            <text:p>101</text:p>
          </table:table-cell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107">
            <text:p>107</text:p>
          </table:table-cell>
          <table:table-cell office:value-type="float" office:value="122">
            <text:p>122</text:p>
          </table:table-cell>
          <table:table-cell office:value-type="float" office:value="94">
            <text:p>94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117">
            <text:p>117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87">
            <text:p>87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11">
            <text:p>111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table:number-columns-repeated="2"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77">
            <text:p>77</text:p>
          </table:table-cell>
          <table:table-cell office:value-type="float" office:value="53">
            <text:p>53</text:p>
          </table:table-cell>
          <table:table-cell office:value-type="float" office:value="102">
            <text:p>102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table:number-columns-repeated="2"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69">
            <text:p>69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105">
            <text:p>105</text:p>
          </table:table-cell>
          <table:table-cell office:value-type="float" office:value="82">
            <text:p>82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121">
            <text:p>121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122">
            <text:p>122</text:p>
          </table:table-cell>
          <table:table-cell office:value-type="float" office:value="86">
            <text:p>86</text:p>
          </table:table-cell>
          <table:table-cell office:value-type="float" office:value="51">
            <text:p>51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7">
          <table:table-cell table:style-name="ce30" table:formula="of:=AVERAGE([.B59:.CW67])" office:value-type="float" office:value="80.0655555555556">
            <text:p>80,07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55">
            <text:p>55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111">
            <text:p>111</text:p>
          </table:table-cell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71">
            <text:p>71</text:p>
          </table:table-cell>
          <table:table-cell office:value-type="float" office:value="78">
            <text:p>78</text:p>
          </table:table-cell>
          <table:table-cell office:value-type="float" office:value="48">
            <text:p>48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119">
            <text:p>119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table:number-columns-repeated="2" office:value-type="float" office:value="68">
            <text:p>68</text:p>
          </table:table-cell>
          <table:table-cell office:value-type="float" office:value="122">
            <text:p>122</text:p>
          </table:table-cell>
          <table:table-cell office:value-type="float" office:value="108">
            <text:p>108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105">
            <text:p>105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table:number-columns-repeated="2" office:value-type="float" office:value="72">
            <text:p>72</text:p>
          </table:table-cell>
          <table:table-cell office:value-type="float" office:value="106">
            <text:p>106</text:p>
          </table:table-cell>
          <table:table-cell office:value-type="float" office:value="86">
            <text:p>86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52">
            <text:p>52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88">
            <text:p>88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114">
            <text:p>114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101">
            <text:p>101</text:p>
          </table:table-cell>
          <table:table-cell office:value-type="float" office:value="124">
            <text:p>124</text:p>
          </table:table-cell>
          <table:table-cell office:value-type="float" office:value="115">
            <text:p>115</text:p>
          </table:table-cell>
          <table:table-cell office:value-type="float" office:value="119">
            <text:p>119</text:p>
          </table:table-cell>
          <table:table-cell office:value-type="float" office:value="106">
            <text:p>106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61">
            <text:p>6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7">
          <table:table-cell/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12">
            <text:p>112</text:p>
          </table:table-cell>
          <table:table-cell office:value-type="float" office:value="49">
            <text:p>49</text:p>
          </table:table-cell>
          <table:table-cell office:value-type="float" office:value="68">
            <text:p>68</text:p>
          </table:table-cell>
          <table:table-cell office:value-type="float" office:value="90">
            <text:p>90</text:p>
          </table:table-cell>
          <table:table-cell office:value-type="float" office:value="119">
            <text:p>119</text:p>
          </table:table-cell>
          <table:table-cell office:value-type="float" office:value="75">
            <text:p>75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office:value-type="float" office:value="94">
            <text:p>9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44">
            <text:p>44</text:p>
          </table:table-cell>
          <table:table-cell office:value-type="float" office:value="105">
            <text:p>105</text:p>
          </table:table-cell>
          <table:table-cell office:value-type="float" office:value="121">
            <text:p>121</text:p>
          </table:table-cell>
          <table:table-cell office:value-type="float" office:value="46">
            <text:p>46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120">
            <text:p>120</text:p>
          </table:table-cell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  <table:table-cell office:value-type="float" office:value="80">
            <text:p>80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office:value-type="float" office:value="89">
            <text:p>89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57">
            <text:p>57</text:p>
          </table:table-cell>
          <table:table-cell office:value-type="float" office:value="66">
            <text:p>66</text:p>
          </table:table-cell>
          <table:table-cell office:value-type="float" office:value="92">
            <text:p>92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119">
            <text:p>119</text:p>
          </table:table-cell>
          <table:table-cell office:value-type="float" office:value="57">
            <text:p>57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9">
            <text:p>89</text:p>
          </table:table-cell>
          <table:table-cell office:value-type="float" office:value="52">
            <text:p>52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office:value-type="float" office:value="55">
            <text:p>55</text:p>
          </table:table-cell>
          <table:table-cell office:value-type="float" office:value="89">
            <text:p>89</text:p>
          </table:table-cell>
          <table:table-cell office:value-type="float" office:value="122">
            <text:p>122</text:p>
          </table:table-cell>
          <table:table-cell office:value-type="float" office:value="98">
            <text:p>9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109">
            <text:p>109</text:p>
          </table:table-cell>
          <table:table-cell office:value-type="float" office:value="84">
            <text:p>84</text:p>
          </table:table-cell>
          <table:table-cell office:value-type="float" office:value="81">
            <text:p>81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52">
            <text:p>52</text:p>
          </table:table-cell>
          <table:table-cell office:value-type="float" office:value="67">
            <text:p>67</text:p>
          </table:table-cell>
          <table:table-cell office:value-type="float" office:value="85">
            <text:p>85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102">
            <text:p>102</text:p>
          </table:table-cell>
          <table:table-cell office:value-type="float" office:value="83">
            <text:p>83</text:p>
          </table:table-cell>
          <table:table-cell office:value-type="float" office:value="121">
            <text:p>12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  <table:table-cell table:number-columns-repeated="2"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15">
            <text:p>115</text:p>
          </table:table-cell>
          <table:table-cell office:value-type="float" office:value="79">
            <text:p>79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7">
          <table:table-cell/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103">
            <text:p>103</text:p>
          </table:table-cell>
          <table:table-cell office:value-type="float" office:value="59">
            <text:p>59</text:p>
          </table:table-cell>
          <table:table-cell office:value-type="float" office:value="85">
            <text:p>85</text:p>
          </table:table-cell>
          <table:table-cell table:number-columns-repeated="2"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97">
            <text:p>97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114">
            <text:p>114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table:number-columns-repeated="2" office:value-type="float" office:value="107">
            <text:p>107</text:p>
          </table:table-cell>
          <table:table-cell office:value-type="float" office:value="78">
            <text:p>78</text:p>
          </table:table-cell>
          <table:table-cell table:number-columns-repeated="2"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111">
            <text:p>111</text:p>
          </table:table-cell>
          <table:table-cell office:value-type="float" office:value="56">
            <text:p>56</text:p>
          </table:table-cell>
          <table:table-cell table:number-columns-repeated="2"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  <table:table-cell office:value-type="float" office:value="36">
            <text:p>36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83">
            <text:p>83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106">
            <text:p>106</text:p>
          </table:table-cell>
          <table:table-cell office:value-type="float" office:value="25">
            <text:p>25</text:p>
          </table:table-cell>
          <table:table-cell office:value-type="float" office:value="91">
            <text:p>91</text:p>
          </table:table-cell>
          <table:table-cell office:value-type="float" office:value="26">
            <text:p>26</text:p>
          </table:table-cell>
          <table:table-cell office:value-type="float" office:value="82">
            <text:p>82</text:p>
          </table:table-cell>
          <table:table-cell office:value-type="float" office:value="55">
            <text:p>5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74">
            <text:p>74</text:p>
          </table:table-cell>
          <table:table-cell office:value-type="float" office:value="103">
            <text:p>103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table:number-columns-repeated="2"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table:number-columns-repeated="2"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table:number-columns-repeated="4"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7">
          <table:table-cell table:style-name="ce29"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12">
            <text:p>112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39">
            <text:p>39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59">
            <text:p>59</text:p>
          </table:table-cell>
          <table:table-cell office:value-type="float" office:value="113">
            <text:p>113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95">
            <text:p>95</text:p>
          </table:table-cell>
          <table:table-cell office:value-type="float" office:value="103">
            <text:p>103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25">
            <text:p>25</text:p>
          </table:table-cell>
          <table:table-cell office:value-type="float" office:value="108">
            <text:p>108</text:p>
          </table:table-cell>
          <table:table-cell office:value-type="float" office:value="73">
            <text:p>73</text:p>
          </table:table-cell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72">
            <text:p>72</text:p>
          </table:table-cell>
          <table:table-cell office:value-type="float" office:value="81">
            <text:p>81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 office:value-type="float" office:value="95">
            <text:p>95</text:p>
          </table:table-cell>
          <table:table-cell office:value-type="float" office:value="69">
            <text:p>69</text:p>
          </table:table-cell>
          <table:table-cell office:value-type="float" office:value="84">
            <text:p>84</text:p>
          </table:table-cell>
          <table:table-cell office:value-type="float" office:value="106">
            <text:p>106</text:p>
          </table:table-cell>
          <table:table-cell office:value-type="float" office:value="69">
            <text:p>69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float" office:value="107">
            <text:p>107</text:p>
          </table:table-cell>
          <table:table-cell office:value-type="float" office:value="67">
            <text:p>67</text:p>
          </table:table-cell>
          <table:table-cell office:value-type="float" office:value="36">
            <text:p>36</text:p>
          </table:table-cell>
          <table:table-cell office:value-type="float" office:value="91">
            <text:p>91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36">
            <text:p>36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table:number-columns-repeated="2" office:value-type="float" office:value="77">
            <text:p>77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07">
            <text:p>107</text:p>
          </table:table-cell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7">
          <table:table-cell/>
          <table:table-cell office:value-type="float" office:value="98">
            <text:p>98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80">
            <text:p>80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103">
            <text:p>103</text:p>
          </table:table-cell>
          <table:table-cell office:value-type="float" office:value="44">
            <text:p>44</text:p>
          </table:table-cell>
          <table:table-cell office:value-type="float" office:value="80">
            <text:p>80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93">
            <text:p>93</text:p>
          </table:table-cell>
          <table:table-cell office:value-type="float" office:value="48">
            <text:p>48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71">
            <text:p>71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73">
            <text:p>73</text:p>
          </table:table-cell>
          <table:table-cell office:value-type="float" office:value="33">
            <text:p>33</text:p>
          </table:table-cell>
          <table:table-cell office:value-type="float" office:value="92">
            <text:p>92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54">
            <text:p>54</text:p>
          </table:table-cell>
          <table:table-cell office:value-type="float" office:value="109">
            <text:p>109</text:p>
          </table:table-cell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52">
            <text:p>52</text:p>
          </table:table-cell>
          <table:table-cell office:value-type="float" office:value="101">
            <text:p>101</text:p>
          </table:table-cell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81">
            <text:p>81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float" office:value="42">
            <text:p>42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78">
            <text:p>78</text:p>
          </table:table-cell>
          <table:table-cell office:value-type="float" office:value="47">
            <text:p>47</text:p>
          </table:table-cell>
          <table:table-cell office:value-type="float" office:value="40">
            <text:p>40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43">
            <text:p>43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87">
            <text:p>87</text:p>
          </table:table-cell>
          <table:table-cell office:value-type="float" office:value="47">
            <text:p>47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102">
            <text:p>102</text:p>
          </table:table-cell>
          <table:table-cell office:value-type="float" office:value="112">
            <text:p>112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office:value-type="float" office:value="85">
            <text:p>85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46">
            <text:p>46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107">
            <text:p>107</text:p>
          </table:table-cell>
          <table:table-cell office:value-type="float" office:value="99">
            <text:p>99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102">
            <text:p>102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float" office:value="109">
            <text:p>109</text:p>
          </table:table-cell>
          <table:table-cell office:value-type="float" office:value="57">
            <text:p>57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65">
            <text:p>65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52">
            <text:p>52</text:p>
          </table:table-cell>
          <table:table-cell office:value-type="float" office:value="87">
            <text:p>87</text:p>
          </table:table-cell>
          <table:table-cell table:number-columns-repeated="2"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114">
            <text:p>114</text:p>
          </table:table-cell>
          <table:table-cell office:value-type="float" office:value="38">
            <text:p>38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7">
          <table:table-cell table:style-name="ce30" table:formula="of:=AVERAGE([.B69:.CW78])" office:value-type="float" office:value="66.117">
            <text:p>66,12</text:p>
          </table:table-cell>
          <table:table-cell office:value-type="float" office:value="61">
            <text:p>61</text:p>
          </table:table-cell>
          <table:table-cell office:value-type="float" office:value="72">
            <text:p>72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89">
            <text:p>89</text:p>
          </table:table-cell>
          <table:table-cell office:value-type="float" office:value="66">
            <text:p>66</text:p>
          </table:table-cell>
          <table:table-cell office:value-type="float" office:value="82">
            <text:p>82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48">
            <text:p>48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 office:value-type="float" office:value="55">
            <text:p>55</text:p>
          </table:table-cell>
          <table:table-cell office:value-type="float" office:value="59">
            <text:p>59</text:p>
          </table:table-cell>
          <table:table-cell office:value-type="float" office:value="46">
            <text:p>46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78">
            <text:p>78</text:p>
          </table:table-cell>
          <table:table-cell office:value-type="float" office:value="57">
            <text:p>5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115">
            <text:p>115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71">
            <text:p>71</text:p>
          </table:table-cell>
          <table:table-cell office:value-type="float" office:value="41">
            <text:p>41</text:p>
          </table:table-cell>
          <table:table-cell office:value-type="float" office:value="73">
            <text:p>73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 office:value-type="float" office:value="72">
            <text:p>72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75">
            <text:p>75</text:p>
          </table:table-cell>
          <table:table-cell office:value-type="float" office:value="93">
            <text:p>93</text:p>
          </table:table-cell>
          <table:table-cell office:value-type="float" office:value="56">
            <text:p>56</text:p>
          </table:table-cell>
          <table:table-cell office:value-type="float" office:value="108">
            <text:p>108</text:p>
          </table:table-cell>
          <table:table-cell office:value-type="float" office:value="96">
            <text:p>96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110">
            <text:p>110</text:p>
          </table:table-cell>
          <table:table-cell office:value-type="float" office:value="104">
            <text:p>104</text:p>
          </table:table-cell>
          <table:table-cell office:value-type="float" office:value="47">
            <text:p>47</text:p>
          </table:table-cell>
          <table:table-cell office:value-type="float" office:value="82">
            <text:p>82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74">
            <text:p>74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27">
            <text:p>27</text:p>
          </table:table-cell>
          <table:table-cell office:value-type="float" office:value="77">
            <text:p>77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7">
          <table:table-cell/>
          <table:table-cell office:value-type="float" office:value="107">
            <text:p>107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47">
            <text:p>47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 office:value-type="float" office:value="114">
            <text:p>114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84">
            <text:p>84</text:p>
          </table:table-cell>
          <table:table-cell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106">
            <text:p>106</text:p>
          </table:table-cell>
          <table:table-cell office:value-type="float" office:value="46">
            <text:p>46</text:p>
          </table:table-cell>
          <table:table-cell office:value-type="float" office:value="112">
            <text:p>112</text:p>
          </table:table-cell>
          <table:table-cell office:value-type="float" office:value="48">
            <text:p>48</text:p>
          </table:table-cell>
          <table:table-cell office:value-type="float" office:value="68">
            <text:p>68</text:p>
          </table:table-cell>
          <table:table-cell office:value-type="float" office:value="78">
            <text:p>78</text:p>
          </table:table-cell>
          <table:table-cell office:value-type="float" office:value="110">
            <text:p>110</text:p>
          </table:table-cell>
          <table:table-cell office:value-type="float" office:value="47">
            <text:p>47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83">
            <text:p>83</text:p>
          </table:table-cell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 office:value-type="float" office:value="72">
            <text:p>72</text:p>
          </table:table-cell>
          <table:table-cell office:value-type="float" office:value="37">
            <text:p>37</text:p>
          </table:table-cell>
          <table:table-cell office:value-type="float" office:value="94">
            <text:p>94</text:p>
          </table:table-cell>
          <table:table-cell office:value-type="float" office:value="114">
            <text:p>114</text:p>
          </table:table-cell>
          <table:table-cell office:value-type="float" office:value="79">
            <text:p>79</text:p>
          </table:table-cell>
          <table:table-cell office:value-type="float" office:value="67">
            <text:p>67</text:p>
          </table:table-cell>
          <table:table-cell office:value-type="float" office:value="83">
            <text:p>83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98">
            <text:p>98</text:p>
          </table:table-cell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70">
            <text:p>70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79">
            <text:p>79</text:p>
          </table:table-cell>
          <table:table-cell office:value-type="float" office:value="115">
            <text:p>115</text:p>
          </table:table-cell>
          <table:table-cell office:value-type="float" office:value="104">
            <text:p>104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office:value-type="float" office:value="40">
            <text:p>40</text:p>
          </table:table-cell>
          <table:table-cell office:value-type="float" office:value="97">
            <text:p>97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table:number-columns-repeated="2"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57">
            <text:p>57</text:p>
          </table:table-cell>
          <table:table-cell office:value-type="float" office:value="60">
            <text:p>60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01">
            <text:p>101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67">
            <text:p>67</text:p>
          </table:table-cell>
          <table:table-cell office:value-type="float" office:value="34">
            <text:p>34</text:p>
          </table:table-cell>
          <table:table-cell office:value-type="float" office:value="84">
            <text:p>84</text:p>
          </table:table-cell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36">
            <text:p>36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34">
            <text:p>34</text:p>
          </table:table-cell>
          <table:table-cell office:value-type="float" office:value="99">
            <text:p>99</text:p>
          </table:table-cell>
          <table:table-cell office:value-type="float" office:value="27">
            <text:p>27</text:p>
          </table:table-cell>
          <table:table-cell office:value-type="float" office:value="70">
            <text:p>70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table:number-columns-repeated="2" office:value-type="float" office:value="109">
            <text:p>109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81">
            <text:p>81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54">
            <text:p>54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84">
            <text:p>84</text:p>
          </table:table-cell>
          <table:table-cell office:value-type="float" office:value="112">
            <text:p>112</text:p>
          </table:table-cell>
          <table:table-cell office:value-type="float" office:value="44">
            <text:p>44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table:number-columns-repeated="2"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91">
            <text:p>91</text:p>
          </table:table-cell>
          <table:table-cell office:value-type="float" office:value="90">
            <text:p>9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87">
            <text:p>87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110">
            <text:p>110</text:p>
          </table:table-cell>
          <table:table-cell office:value-type="float" office:value="84">
            <text:p>84</text:p>
          </table:table-cell>
          <table:table-cell office:value-type="float" office:value="79">
            <text:p>79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99">
            <text:p>99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101">
            <text:p>101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7">
          <table:table-cell table:style-name="ce30" table:formula="of:=AVERAGE([.B70:.CW78])" office:value-type="float" office:value="70.0477777777778">
            <text:p>70,05</text:p>
          </table:table-cell>
          <table:table-cell office:value-type="float" office:value="103">
            <text:p>103</text:p>
          </table:table-cell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85">
            <text:p>85</text:p>
          </table:table-cell>
          <table:table-cell table:number-columns-repeated="2"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44">
            <text:p>44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66">
            <text:p>66</text:p>
          </table:table-cell>
          <table:table-cell office:value-type="float" office:value="108">
            <text:p>108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61">
            <text:p>61</text:p>
          </table:table-cell>
          <table:table-cell office:value-type="float" office:value="36">
            <text:p>36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112">
            <text:p>112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91">
            <text:p>91</text:p>
          </table:table-cell>
          <table:table-cell office:value-type="float" office:value="32">
            <text:p>32</text:p>
          </table:table-cell>
          <table:table-cell office:value-type="float" office:value="82">
            <text:p>82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2"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table:number-columns-repeated="2" office:value-type="float" office:value="28">
            <text:p>28</text:p>
          </table:table-cell>
          <table:table-cell office:value-type="float" office:value="105">
            <text:p>105</text:p>
          </table:table-cell>
          <table:table-cell office:value-type="float" office:value="54">
            <text:p>5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90">
            <text:p>90</text:p>
          </table:table-cell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51">
            <text:p>51</text:p>
          </table:table-cell>
          <table:table-cell office:value-type="float" office:value="107">
            <text:p>107</text:p>
          </table:table-cell>
          <table:table-cell office:value-type="float" office:value="56">
            <text:p>56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88">
            <text:p>88</text:p>
          </table:table-cell>
          <table:table-cell office:value-type="float" office:value="110">
            <text:p>110</text:p>
          </table:table-cell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66">
            <text:p>66</text:p>
          </table:table-cell>
          <table:table-cell office:value-type="float" office:value="87">
            <text:p>87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110">
            <text:p>110</text:p>
          </table:table-cell>
          <table:table-cell office:value-type="float" office:value="49">
            <text:p>49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7">
          <table:table-cell/>
          <table:table-cell office:value-type="float" office:value="46">
            <text:p>46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107">
            <text:p>107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26">
            <text:p>26</text:p>
          </table:table-cell>
          <table:table-cell office:value-type="float" office:value="78">
            <text:p>78</text:p>
          </table:table-cell>
          <table:table-cell office:value-type="float" office:value="114">
            <text:p>114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60">
            <text:p>60</text:p>
          </table:table-cell>
          <table:table-cell office:value-type="float" office:value="81">
            <text:p>81</text:p>
          </table:table-cell>
          <table:table-cell office:value-type="float" office:value="44">
            <text:p>44</text:p>
          </table:table-cell>
          <table:table-cell office:value-type="float" office:value="33">
            <text:p>33</text:p>
          </table:table-cell>
          <table:table-cell office:value-type="float" office:value="96">
            <text:p>96</text:p>
          </table:table-cell>
          <table:table-cell office:value-type="float" office:value="49">
            <text:p>49</text:p>
          </table:table-cell>
          <table:table-cell office:value-type="float" office:value="25">
            <text:p>25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73">
            <text:p>73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48">
            <text:p>48</text:p>
          </table:table-cell>
          <table:table-cell office:value-type="float" office:value="86">
            <text:p>86</text:p>
          </table:table-cell>
          <table:table-cell office:value-type="float" office:value="78">
            <text:p>78</text:p>
          </table:table-cell>
          <table:table-cell office:value-type="float" office:value="115">
            <text:p>115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 office:value-type="float" office:value="114">
            <text:p>114</text:p>
          </table:table-cell>
          <table:table-cell office:value-type="float" office:value="28">
            <text:p>28</text:p>
          </table:table-cell>
          <table:table-cell office:value-type="float" office:value="55">
            <text:p>55</text:p>
          </table:table-cell>
          <table:table-cell office:value-type="float" office:value="51">
            <text:p>51</text:p>
          </table:table-cell>
          <table:table-cell office:value-type="float" office:value="114">
            <text:p>114</text:p>
          </table:table-cell>
          <table:table-cell office:value-type="float" office:value="51">
            <text:p>51</text:p>
          </table:table-cell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office:value-type="float" office:value="113">
            <text:p>113</text:p>
          </table:table-cell>
          <table:table-cell office:value-type="float" office:value="72">
            <text:p>72</text:p>
          </table:table-cell>
          <table:table-cell office:value-type="float" office:value="44">
            <text:p>44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63">
            <text:p>63</text:p>
          </table:table-cell>
          <table:table-cell office:value-type="float" office:value="85">
            <text:p>85</text:p>
          </table:table-cell>
          <table:table-cell office:value-type="float" office:value="55">
            <text:p>55</text:p>
          </table:table-cell>
          <table:table-cell office:value-type="float" office:value="103">
            <text:p>103</text:p>
          </table:table-cell>
          <table:table-cell table:number-columns-repeated="2"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09">
            <text:p>109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1">
            <text:p>71</text:p>
          </table:table-cell>
          <table:table-cell office:value-type="float" office:value="98">
            <text:p>98</text:p>
          </table:table-cell>
          <table:table-cell office:value-type="float" office:value="52">
            <text:p>52</text:p>
          </table:table-cell>
          <table:table-cell table:number-columns-repeated="2" office:value-type="float" office:value="25">
            <text:p>25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42">
            <text:p>42</text:p>
          </table:table-cell>
          <table:table-cell office:value-type="float" office:value="103">
            <text:p>103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7">
          <table:table-cell/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71">
            <text:p>71</text:p>
          </table:table-cell>
          <table:table-cell office:value-type="float" office:value="102">
            <text:p>102</text:p>
          </table:table-cell>
          <table:table-cell office:value-type="float" office:value="29">
            <text:p>29</text:p>
          </table:table-cell>
          <table:table-cell office:value-type="float" office:value="96">
            <text:p>96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98">
            <text:p>98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float" office:value="106">
            <text:p>106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111">
            <text:p>111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table:number-columns-repeated="2" office:value-type="float" office:value="40">
            <text:p>40</text:p>
          </table:table-cell>
          <table:table-cell office:value-type="float" office:value="112">
            <text:p>112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115">
            <text:p>115</text:p>
          </table:table-cell>
          <table:table-cell office:value-type="float" office:value="85">
            <text:p>85</text:p>
          </table:table-cell>
          <table:table-cell table:number-columns-repeated="2" office:value-type="float" office:value="113">
            <text:p>113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112">
            <text:p>112</text:p>
          </table:table-cell>
          <table:table-cell office:value-type="float" office:value="52">
            <text:p>52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54">
            <text:p>54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89">
            <text:p>89</text:p>
          </table:table-cell>
          <table:table-cell office:value-type="float" office:value="54">
            <text:p>54</text:p>
          </table:table-cell>
          <table:table-cell office:value-type="float" office:value="43">
            <text:p>43</text:p>
          </table:table-cell>
          <table:table-cell office:value-type="float" office:value="28">
            <text:p>28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68">
            <text:p>68</text:p>
          </table:table-cell>
          <table:table-cell office:value-type="float" office:value="97">
            <text:p>97</text:p>
          </table:table-cell>
          <table:table-cell office:value-type="float" office:value="42">
            <text:p>42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table:number-columns-repeated="2"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7">
          <table:table-cell table:style-name="ce29" office:value-type="float" office:value="8">
            <text:p>8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53">
            <text:p>53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41">
            <text:p>41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 office:value-type="float" office:value="47">
            <text:p>47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table:number-columns-repeated="3"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70">
            <text:p>70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7">
          <table:table-cell/>
          <table:table-cell office:value-type="float" office:value="59">
            <text:p>59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86">
            <text:p>8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107">
            <text:p>10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107">
            <text:p>107</text:p>
          </table:table-cell>
          <table:table-cell office:value-type="float" office:value="104">
            <text:p>104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42">
            <text:p>42</text:p>
          </table:table-cell>
          <table:table-cell office:value-type="float" office:value="108">
            <text:p>108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72">
            <text:p>72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32">
            <text:p>32</text:p>
          </table:table-cell>
          <table:table-cell table:number-columns-repeated="2" office:value-type="float" office:value="74">
            <text:p>74</text:p>
          </table:table-cell>
          <table:table-cell office:value-type="float" office:value="103">
            <text:p>103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float" office:value="104">
            <text:p>104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89">
            <text:p>89</text:p>
          </table:table-cell>
          <table:table-cell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89">
            <text:p>8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 office:value-type="float" office:value="106">
            <text:p>106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94">
            <text:p>94</text:p>
          </table:table-cell>
          <table:table-cell office:value-type="float" office:value="88">
            <text:p>88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77">
            <text:p>77</text:p>
          </table:table-cell>
          <table:table-cell office:value-type="float" office:value="102">
            <text:p>102</text:p>
          </table:table-cell>
          <table:table-cell office:value-type="float" office:value="41">
            <text:p>41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106">
            <text:p>106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86">
            <text:p>86</text:p>
          </table:table-cell>
          <table:table-cell office:value-type="float" office:value="39">
            <text:p>39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69">
            <text:p>69</text:p>
          </table:table-cell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28">
            <text:p>28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float" office:value="56">
            <text:p>56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2"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36">
            <text:p>36</text:p>
          </table:table-cell>
          <table:table-cell office:value-type="float" office:value="67">
            <text:p>67</text:p>
          </table:table-cell>
          <table:table-cell office:value-type="float" office:value="46">
            <text:p>46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29">
            <text:p>29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28">
            <text:p>28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52">
            <text:p>52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42">
            <text:p>42</text:p>
          </table:table-cell>
          <table:table-cell office:value-type="float" office:value="28">
            <text:p>28</text:p>
          </table:table-cell>
          <table:table-cell table:number-columns-repeated="2" office:value-type="float" office:value="59">
            <text:p>59</text:p>
          </table:table-cell>
          <table:table-cell office:value-type="float" office:value="53">
            <text:p>53</text:p>
          </table:table-cell>
          <table:table-cell office:value-type="float" office:value="65">
            <text:p>6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 table:number-columns-repeated="2" office:value-type="float" office:value="28">
            <text:p>28</text:p>
          </table:table-cell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"/>
        </table:table-row>
        <table:table-row table:style-name="ro7">
          <table:table-cell table:style-name="ce30" table:formula="of:=AVERAGE([.B80:.CW89])" office:value-type="float" office:value="48.126">
            <text:p>48,13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table:number-columns-repeated="3" office:value-type="float" office:value="68">
            <text:p>68</text:p>
          </table:table-cell>
          <table:table-cell office:value-type="float" office:value="45">
            <text:p>45</text:p>
          </table:table-cell>
          <table:table-cell office:value-type="float" office:value="36">
            <text:p>36</text:p>
          </table:table-cell>
          <table:table-cell office:value-type="float" office:value="52">
            <text:p>5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3">
            <text:p>53</text:p>
          </table:table-cell>
          <table:table-cell office:value-type="float" office:value="37">
            <text:p>37</text:p>
          </table:table-cell>
          <table:table-cell office:value-type="float" office:value="65">
            <text:p>65</text:p>
          </table:table-cell>
          <table:table-cell office:value-type="float" office:value="48">
            <text:p>48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54">
            <text:p>54</text:p>
          </table:table-cell>
          <table:table-cell office:value-type="float" office:value="40">
            <text:p>40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table:number-columns-repeated="2" office:value-type="float" office:value="64">
            <text:p>64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38">
            <text:p>38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67">
            <text:p>67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3">
            <text:p>4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 office:value-type="float" office:value="42">
            <text:p>42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7">
          <table:table-cell/>
          <table:table-cell office:value-type="float" office:value="25">
            <text:p>25</text:p>
          </table:table-cell>
          <table:table-cell office:value-type="float" office:value="42">
            <text:p>42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58">
            <text:p>58</text:p>
          </table:table-cell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70">
            <text:p>70</text:p>
          </table:table-cell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table:number-columns-repeated="2" office:value-type="float" office:value="27">
            <text:p>27</text:p>
          </table:table-cell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 office:value-type="float" office:value="34">
            <text:p>34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48">
            <text:p>48</text:p>
          </table:table-cell>
          <table:table-cell office:value-type="float" office:value="64">
            <text:p>64</text:p>
          </table:table-cell>
          <table:table-cell office:value-type="float" office:value="31">
            <text:p>31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68">
            <text:p>68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69">
            <text:p>69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 office:value-type="float" office:value="33">
            <text:p>33</text:p>
          </table:table-cell>
          <table:table-cell office:value-type="float" office:value="69">
            <text:p>69</text:p>
          </table:table-cell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34">
            <text:p>3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table:number-columns-repeated="2"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64">
            <text:p>64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7">
            <text:p>37</text:p>
          </table:table-cell>
          <table:table-cell office:value-type="float" office:value="51">
            <text:p>51</text:p>
          </table:table-cell>
          <table:table-cell office:value-type="float" office:value="59">
            <text:p>59</text:p>
          </table:table-cell>
          <table:table-cell office:value-type="float" office:value="32">
            <text:p>32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41">
            <text:p>41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53">
            <text:p>53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table:number-columns-repeated="3" office:value-type="float" office:value="59">
            <text:p>59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table:number-columns-repeated="2" office:value-type="float" office:value="64">
            <text:p>64</text:p>
          </table:table-cell>
          <table:table-cell office:value-type="float" office:value="27">
            <text:p>27</text:p>
          </table:table-cell>
          <table:table-cell office:value-type="float" office:value="62">
            <text:p>62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63">
            <text:p>63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1">
            <text:p>41</text:p>
          </table:table-cell>
          <table:table-cell office:value-type="float" office:value="60">
            <text:p>6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37">
            <text:p>37</text:p>
          </table:table-cell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63">
            <text:p>63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61">
            <text:p>61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7">
          <table:table-cell table:style-name="ce30" table:formula="of:=AVERAGE([.B81:.CW89])" office:value-type="float" office:value="50.1911111111111">
            <text:p>50,1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5">
            <text:p>55</text:p>
          </table:table-cell>
          <table:table-cell office:value-type="float" office:value="52">
            <text:p>52</text:p>
          </table:table-cell>
          <table:table-cell table:number-columns-repeated="2"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43">
            <text:p>43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26">
            <text:p>26</text:p>
          </table:table-cell>
          <table:table-cell office:value-type="float" office:value="66">
            <text:p>66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68">
            <text:p>68</text:p>
          </table:table-cell>
          <table:table-cell office:value-type="float" office:value="35">
            <text:p>35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58">
            <text:p>58</text:p>
          </table:table-cell>
          <table:table-cell table:number-columns-repeated="3" office:value-type="float" office:value="46">
            <text:p>46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55">
            <text:p>55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7">
          <table:table-cell/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office:value-type="float" office:value="51">
            <text:p>51</text:p>
          </table:table-cell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60">
            <text:p>60</text:p>
          </table:table-cell>
          <table:table-cell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32">
            <text:p>32</text:p>
          </table:table-cell>
          <table:table-cell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3">
            <text:p>33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55">
            <text:p>55</text:p>
          </table:table-cell>
          <table:table-cell table:number-columns-repeated="2" office:value-type="float" office:value="27">
            <text:p>27</text:p>
          </table:table-cell>
          <table:table-cell office:value-type="float" office:value="55">
            <text:p>55</text:p>
          </table:table-cell>
          <table:table-cell office:value-type="float" office:value="44">
            <text:p>44</text:p>
          </table:table-cell>
          <table:table-cell office:value-type="float" office:value="54">
            <text:p>54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48">
            <text:p>48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53">
            <text:p>53</text:p>
          </table:table-cell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63">
            <text:p>63</text:p>
          </table:table-cell>
          <table:table-cell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69">
            <text:p>69</text:p>
          </table:table-cell>
          <table:table-cell office:value-type="float" office:value="53">
            <text:p>53</text:p>
          </table:table-cell>
          <table:table-cell office:value-type="float" office:value="61">
            <text:p>61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28">
            <text:p>28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35">
            <text:p>35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7">
          <table:table-cell/>
          <table:table-cell office:value-type="float" office:value="66">
            <text:p>66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26">
            <text:p>2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64">
            <text:p>64</text:p>
          </table:table-cell>
          <table:table-cell office:value-type="float" office:value="55">
            <text:p>55</text:p>
          </table:table-cell>
          <table:table-cell office:value-type="float" office:value="49">
            <text:p>49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61">
            <text:p>61</text:p>
          </table:table-cell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 office:value-type="float" office:value="42">
            <text:p>42</text:p>
          </table:table-cell>
          <table:table-cell office:value-type="float" office:value="53">
            <text:p>53</text:p>
          </table:table-cell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 office:value-type="float" office:value="63">
            <text:p>63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65">
            <text:p>65</text:p>
          </table:table-cell>
          <table:table-cell office:value-type="float" office:value="67">
            <text:p>67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5">
            <text:p>3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49">
            <text:p>49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table:number-columns-repeated="2"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39">
            <text:p>39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26">
            <text:p>26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table:number-columns-repeated="2"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table:number-columns-repeated="2"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21">
            <text:p>21</text:p>
          </table:table-cell>
          <table:table-cell table:number-columns-repeated="2"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27">
            <text:p>27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7">
          <table:table-cell table:style-name="ce29"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107">
            <text:p>107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3">
            <text:p>73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104">
            <text:p>104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  <table:table-cell office:value-type="float" office:value="78">
            <text:p>78</text:p>
          </table:table-cell>
          <table:table-cell office:value-type="float" office:value="74">
            <text:p>74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67">
            <text:p>67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113">
            <text:p>113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office:value-type="float" office:value="96">
            <text:p>96</text:p>
          </table:table-cell>
          <table:table-cell office:value-type="float" office:value="114">
            <text:p>114</text:p>
          </table:table-cell>
          <table:table-cell office:value-type="float" office:value="102">
            <text:p>102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60">
            <text:p>60</text:p>
          </table:table-cell>
          <table:table-cell office:value-type="float" office:value="94">
            <text:p>94</text:p>
          </table:table-cell>
          <table:table-cell office:value-type="float" office:value="87">
            <text:p>87</text:p>
          </table:table-cell>
          <table:table-cell office:value-type="float" office:value="65">
            <text:p>65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14">
            <text:p>114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98">
            <text:p>98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62">
            <text:p>62</text:p>
          </table:table-cell>
          <table:table-cell office:value-type="float" office:value="113">
            <text:p>113</text:p>
          </table:table-cell>
          <table:table-cell office:value-type="float" office:value="64">
            <text:p>64</text:p>
          </table:table-cell>
          <table:table-cell office:value-type="float" office:value="108">
            <text:p>108</text:p>
          </table:table-cell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09">
            <text:p>109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51">
            <text:p>51</text:p>
          </table:table-cell>
          <table:table-cell office:value-type="float" office:value="80">
            <text:p>80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87">
            <text:p>87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105">
            <text:p>105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table:number-columns-repeated="2"/>
        </table:table-row>
        <table:table-row table:style-name="ro7">
          <table:table-cell/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78">
            <text:p>78</text:p>
          </table:table-cell>
          <table:table-cell office:value-type="float" office:value="96">
            <text:p>96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office:value-type="float" office:value="52">
            <text:p>52</text:p>
          </table:table-cell>
          <table:table-cell office:value-type="float" office:value="77">
            <text:p>77</text:p>
          </table:table-cell>
          <table:table-cell office:value-type="float" office:value="105">
            <text:p>105</text:p>
          </table:table-cell>
          <table:table-cell office:value-type="float" office:value="78">
            <text:p>78</text:p>
          </table:table-cell>
          <table:table-cell office:value-type="float" office:value="60">
            <text:p>60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74">
            <text:p>74</text:p>
          </table:table-cell>
          <table:table-cell office:value-type="float" office:value="66">
            <text:p>66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109">
            <text:p>109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76">
            <text:p>76</text:p>
          </table:table-cell>
          <table:table-cell office:value-type="float" office:value="87">
            <text:p>87</text:p>
          </table:table-cell>
          <table:table-cell office:value-type="float" office:value="105">
            <text:p>105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51">
            <text:p>51</text:p>
          </table:table-cell>
          <table:table-cell office:value-type="float" office:value="73">
            <text:p>73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85">
            <text:p>85</text:p>
          </table:table-cell>
          <table:table-cell office:value-type="float" office:value="62">
            <text:p>62</text:p>
          </table:table-cell>
          <table:table-cell office:value-type="float" office:value="109">
            <text:p>109</text:p>
          </table:table-cell>
          <table:table-cell office:value-type="float" office:value="92">
            <text:p>92</text:p>
          </table:table-cell>
          <table:table-cell office:value-type="float" office:value="90">
            <text:p>90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5">
            <text:p>95</text:p>
          </table:table-cell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63">
            <text:p>63</text:p>
          </table:table-cell>
          <table:table-cell office:value-type="float" office:value="108">
            <text:p>108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office:value-type="float" office:value="112">
            <text:p>112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108">
            <text:p>108</text:p>
          </table:table-cell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69">
            <text:p>69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86">
            <text:p>8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92">
            <text:p>92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89">
            <text:p>89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94">
            <text:p>94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101">
            <text:p>101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74">
            <text:p>74</text:p>
          </table:table-cell>
          <table:table-cell office:value-type="float" office:value="105">
            <text:p>105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111">
            <text:p>111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84">
            <text:p>84</text:p>
          </table:table-cell>
          <table:table-cell office:value-type="float" office:value="114">
            <text:p>114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93">
            <text:p>93</text:p>
          </table:table-cell>
          <table:table-cell table:number-columns-repeated="2"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54">
            <text:p>54</text:p>
          </table:table-cell>
          <table:table-cell office:value-type="float" office:value="64">
            <text:p>64</text:p>
          </table:table-cell>
          <table:table-cell office:value-type="float" office:value="112">
            <text:p>112</text:p>
          </table:table-cell>
          <table:table-cell office:value-type="float" office:value="88">
            <text:p>88</text:p>
          </table:table-cell>
          <table:table-cell office:value-type="float" office:value="60">
            <text:p>60</text:p>
          </table:table-cell>
          <table:table-cell office:value-type="float" office:value="52">
            <text:p>52</text:p>
          </table:table-cell>
          <table:table-cell office:value-type="float" office:value="74">
            <text:p>74</text:p>
          </table:table-cell>
          <table:table-cell office:value-type="float" office:value="84">
            <text:p>84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4">
            <text:p>84</text:p>
          </table:table-cell>
          <table:table-cell office:value-type="float" office:value="62">
            <text:p>62</text:p>
          </table:table-cell>
          <table:table-cell office:value-type="float" office:value="105">
            <text:p>105</text:p>
          </table:table-cell>
          <table:table-cell office:value-type="float" office:value="86">
            <text:p>86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103">
            <text:p>103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93">
            <text:p>93</text:p>
          </table:table-cell>
          <table:table-cell office:value-type="float" office:value="114">
            <text:p>114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82">
            <text:p>82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111">
            <text:p>111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7">
          <table:table-cell table:style-name="ce30" table:formula="of:=AVERAGE([.B91:.CW100])" office:value-type="float" office:value="73.845">
            <text:p>73,85</text:p>
          </table:table-cell>
          <table:table-cell office:value-type="float" office:value="98">
            <text:p>98</text:p>
          </table:table-cell>
          <table:table-cell office:value-type="float" office:value="105">
            <text:p>105</text:p>
          </table:table-cell>
          <table:table-cell office:value-type="float" office:value="76">
            <text:p>76</text:p>
          </table:table-cell>
          <table:table-cell office:value-type="float" office:value="96">
            <text:p>96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 office:value-type="float" office:value="64">
            <text:p>64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1">
            <text:p>71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113">
            <text:p>113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87">
            <text:p>87</text:p>
          </table:table-cell>
          <table:table-cell office:value-type="float" office:value="50">
            <text:p>50</text:p>
          </table:table-cell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 office:value-type="float" office:value="97">
            <text:p>97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96">
            <text:p>96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75">
            <text:p>75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87">
            <text:p>87</text:p>
          </table:table-cell>
          <table:table-cell office:value-type="float" office:value="106">
            <text:p>106</text:p>
          </table:table-cell>
          <table:table-cell office:value-type="float" office:value="94">
            <text:p>94</text:p>
          </table:table-cell>
          <table:table-cell office:value-type="float" office:value="70">
            <text:p>70</text:p>
          </table:table-cell>
          <table:table-cell office:value-type="float" office:value="67">
            <text:p>67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51">
            <text:p>51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82">
            <text:p>82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94">
            <text:p>94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114">
            <text:p>11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84">
            <text:p>84</text:p>
          </table:table-cell>
          <table:table-cell office:value-type="float" office:value="69">
            <text:p>69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  <table:table-cell office:value-type="float" office:value="87">
            <text:p>87</text:p>
          </table:table-cell>
          <table:table-cell office:value-type="float" office:value="51">
            <text:p>51</text:p>
          </table:table-cell>
          <table:table-cell office:value-type="float" office:value="113">
            <text:p>113</text:p>
          </table:table-cell>
          <table:table-cell office:value-type="float" office:value="73">
            <text:p>73</text:p>
          </table:table-cell>
          <table:table-cell office:value-type="float" office:value="107">
            <text:p>107</text:p>
          </table:table-cell>
          <table:table-cell office:value-type="float" office:value="92">
            <text:p>9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7">
          <table:table-cell/>
          <table:table-cell office:value-type="float" office:value="67">
            <text:p>67</text:p>
          </table:table-cell>
          <table:table-cell office:value-type="float" office:value="109">
            <text:p>109</text:p>
          </table:table-cell>
          <table:table-cell office:value-type="float" office:value="77">
            <text:p>77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88">
            <text:p>88</text:p>
          </table:table-cell>
          <table:table-cell office:value-type="float" office:value="94">
            <text:p>94</text:p>
          </table:table-cell>
          <table:table-cell office:value-type="float" office:value="102">
            <text:p>102</text:p>
          </table:table-cell>
          <table:table-cell office:value-type="float" office:value="53">
            <text:p>53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 office:value-type="float" office:value="113">
            <text:p>113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0">
            <text:p>60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14">
            <text:p>114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53">
            <text:p>53</text:p>
          </table:table-cell>
          <table:table-cell office:value-type="float" office:value="104">
            <text:p>104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81">
            <text:p>81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72">
            <text:p>72</text:p>
          </table:table-cell>
          <table:table-cell office:value-type="float" office:value="92">
            <text:p>92</text:p>
          </table:table-cell>
          <table:table-cell office:value-type="float" office:value="72">
            <text:p>72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96">
            <text:p>96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 office:value-type="float" office:value="69">
            <text:p>69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93">
            <text:p>93</text:p>
          </table:table-cell>
          <table:table-cell office:value-type="float" office:value="98">
            <text:p>98</text:p>
          </table:table-cell>
          <table:table-cell office:value-type="float" office:value="101">
            <text:p>101</text:p>
          </table:table-cell>
          <table:table-cell office:value-type="float" office:value="94">
            <text:p>94</text:p>
          </table:table-cell>
          <table:table-cell office:value-type="float" office:value="74">
            <text:p>74</text:p>
          </table:table-cell>
          <table:table-cell office:value-type="float" office:value="91">
            <text:p>91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3">
            <text:p>63</text:p>
          </table:table-cell>
          <table:table-cell office:value-type="float" office:value="113">
            <text:p>113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69">
            <text:p>69</text:p>
          </table:table-cell>
          <table:table-cell office:value-type="float" office:value="78">
            <text:p>78</text:p>
          </table:table-cell>
          <table:table-cell table:number-columns-repeated="3" office:value-type="float" office:value="102">
            <text:p>102</text:p>
          </table:table-cell>
          <table:table-cell office:value-type="float" office:value="104">
            <text:p>104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53">
            <text:p>53</text:p>
          </table:table-cell>
          <table:table-cell office:value-type="float" office:value="68">
            <text:p>68</text:p>
          </table:table-cell>
          <table:table-cell office:value-type="float" office:value="96">
            <text:p>96</text:p>
          </table:table-cell>
          <table:table-cell office:value-type="float" office:value="84">
            <text:p>84</text:p>
          </table:table-cell>
          <table:table-cell office:value-type="float" office:value="53">
            <text:p>53</text:p>
          </table:table-cell>
          <table:table-cell office:value-type="float" office:value="66">
            <text:p>66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59">
            <text:p>59</text:p>
          </table:table-cell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56">
            <text:p>56</text:p>
          </table:table-cell>
          <table:table-cell office:value-type="float" office:value="67">
            <text:p>67</text:p>
          </table:table-cell>
          <table:table-cell office:value-type="float" office:value="109">
            <text:p>109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86">
            <text:p>86</text:p>
          </table:table-cell>
          <table:table-cell office:value-type="float" office:value="54">
            <text:p>54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111">
            <text:p>111</text:p>
          </table:table-cell>
          <table:table-cell office:value-type="float" office:value="68">
            <text:p>68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110">
            <text:p>110</text:p>
          </table:table-cell>
          <table:table-cell office:value-type="float" office:value="103">
            <text:p>103</text:p>
          </table:table-cell>
          <table:table-cell office:value-type="float" office:value="106">
            <text:p>106</text:p>
          </table:table-cell>
          <table:table-cell office:value-type="float" office:value="77">
            <text:p>77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96">
            <text:p>96</text:p>
          </table:table-cell>
          <table:table-cell table:number-columns-repeated="2"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56">
            <text:p>56</text:p>
          </table:table-cell>
          <table:table-cell office:value-type="float" office:value="66">
            <text:p>66</text:p>
          </table:table-cell>
          <table:table-cell office:value-type="float" office:value="56">
            <text:p>56</text:p>
          </table:table-cell>
          <table:table-cell office:value-type="float" office:value="73">
            <text:p>73</text:p>
          </table:table-cell>
          <table:table-cell office:value-type="float" office:value="57">
            <text:p>57</text:p>
          </table:table-cell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108">
            <text:p>108</text:p>
          </table:table-cell>
          <table:table-cell office:value-type="float" office:value="100">
            <text:p>100</text:p>
          </table:table-cell>
          <table:table-cell office:value-type="float" office:value="106">
            <text:p>106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115">
            <text:p>115</text:p>
          </table:table-cell>
          <table:table-cell office:value-type="float" office:value="93">
            <text:p>93</text:p>
          </table:table-cell>
          <table:table-cell office:value-type="float" office:value="73">
            <text:p>73</text:p>
          </table:table-cell>
          <table:table-cell office:value-type="float" office:value="94">
            <text:p>94</text:p>
          </table:table-cell>
          <table:table-cell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72">
            <text:p>7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110">
            <text:p>110</text:p>
          </table:table-cell>
          <table:table-cell office:value-type="float" office:value="62">
            <text:p>62</text:p>
          </table:table-cell>
          <table:table-cell office:value-type="float" office:value="89">
            <text:p>89</text:p>
          </table:table-cell>
          <table:table-cell office:value-type="float" office:value="61">
            <text:p>61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99">
            <text:p>99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51">
            <text:p>51</text:p>
          </table:table-cell>
          <table:table-cell office:value-type="float" office:value="76">
            <text:p>76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6">
            <text:p>76</text:p>
          </table:table-cell>
          <table:table-cell office:value-type="float" office:value="109">
            <text:p>109</text:p>
          </table:table-cell>
          <table:table-cell office:value-type="float" office:value="73">
            <text:p>73</text:p>
          </table:table-cell>
          <table:table-cell office:value-type="float" office:value="113">
            <text:p>113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float" office:value="63">
            <text:p>63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">
            <text:p>95</text:p>
          </table:table-cell>
          <table:table-cell office:value-type="float" office:value="82">
            <text:p>82</text:p>
          </table:table-cell>
          <table:table-cell table:number-columns-repeated="2"/>
        </table:table-row>
        <table:table-row table:style-name="ro7">
          <table:table-cell table:style-name="ce30" table:formula="of:=AVERAGE([.B92:.CW100])" office:value-type="float" office:value="78.7344444444445">
            <text:p>78,73</text:p>
          </table:table-cell>
          <table:table-cell office:value-type="float" office:value="99">
            <text:p>99</text:p>
          </table:table-cell>
          <table:table-cell office:value-type="float" office:value="104">
            <text:p>104</text:p>
          </table:table-cell>
          <table:table-cell office:value-type="float" office:value="74">
            <text:p>74</text:p>
          </table:table-cell>
          <table:table-cell office:value-type="float" office:value="59">
            <text:p>59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66">
            <text:p>66</text:p>
          </table:table-cell>
          <table:table-cell office:value-type="float" office:value="106">
            <text:p>106</text:p>
          </table:table-cell>
          <table:table-cell office:value-type="float" office:value="83">
            <text:p>83</text:p>
          </table:table-cell>
          <table:table-cell office:value-type="float" office:value="108">
            <text:p>108</text:p>
          </table:table-cell>
          <table:table-cell office:value-type="float" office:value="102">
            <text:p>102</text:p>
          </table:table-cell>
          <table:table-cell office:value-type="float" office:value="113">
            <text:p>113</text:p>
          </table:table-cell>
          <table:table-cell office:value-type="float" office:value="85">
            <text:p>8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109">
            <text:p>109</text:p>
          </table:table-cell>
          <table:table-cell office:value-type="float" office:value="107">
            <text:p>10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103">
            <text:p>103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71">
            <text:p>71</text:p>
          </table:table-cell>
          <table:table-cell office:value-type="float" office:value="76">
            <text:p>76</text:p>
          </table:table-cell>
          <table:table-cell office:value-type="float" office:value="114">
            <text:p>114</text:p>
          </table:table-cell>
          <table:table-cell table:number-columns-repeated="2"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74">
            <text:p>74</text:p>
          </table:table-cell>
          <table:table-cell office:value-type="float" office:value="86">
            <text:p>86</text:p>
          </table:table-cell>
          <table:table-cell office:value-type="float" office:value="82">
            <text:p>82</text:p>
          </table:table-cell>
          <table:table-cell office:value-type="float" office:value="52">
            <text:p>52</text:p>
          </table:table-cell>
          <table:table-cell office:value-type="float" office:value="102">
            <text:p>102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78">
            <text:p>78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109">
            <text:p>109</text:p>
          </table:table-cell>
          <table:table-cell office:value-type="float" office:value="56">
            <text:p>56</text:p>
          </table:table-cell>
          <table:table-cell office:value-type="float" office:value="59">
            <text:p>59</text:p>
          </table:table-cell>
          <table:table-cell office:value-type="float" office:value="64">
            <text:p>64</text:p>
          </table:table-cell>
          <table:table-cell office:value-type="float" office:value="79">
            <text:p>79</text:p>
          </table:table-cell>
          <table:table-cell office:value-type="float" office:value="77">
            <text:p>77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float" office:value="82">
            <text:p>82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float" office:value="78">
            <text:p>78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103">
            <text:p>103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84">
            <text:p>84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107">
            <text:p>107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101">
            <text:p>101</text:p>
          </table:table-cell>
          <table:table-cell office:value-type="float" office:value="80">
            <text:p>80</text:p>
          </table:table-cell>
          <table:table-cell office:value-type="float" office:value="98">
            <text:p>98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7">
          <table:table-cell/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83">
            <text:p>83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86">
            <text:p>86</text:p>
          </table:table-cell>
          <table:table-cell office:value-type="float" office:value="64">
            <text:p>64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72">
            <text:p>72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95">
            <text:p>95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office:value-type="float" office:value="37">
            <text:p>37</text:p>
          </table:table-cell>
          <table:table-cell office:value-type="float" office:value="78">
            <text:p>78</text:p>
          </table:table-cell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52">
            <text:p>52</text:p>
          </table:table-cell>
          <table:table-cell office:value-type="float" office:value="92">
            <text:p>92</text:p>
          </table:table-cell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88">
            <text:p>88</text:p>
          </table:table-cell>
          <table:table-cell office:value-type="float" office:value="111">
            <text:p>111</text:p>
          </table:table-cell>
          <table:table-cell office:value-type="float" office:value="101">
            <text:p>101</text:p>
          </table:table-cell>
          <table:table-cell office:value-type="float" office:value="90">
            <text:p>90</text:p>
          </table:table-cell>
          <table:table-cell office:value-type="float" office:value="25">
            <text:p>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41">
            <text:p>41</text:p>
          </table:table-cell>
          <table:table-cell office:value-type="float" office:value="98">
            <text:p>98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66">
            <text:p>6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88">
            <text:p>88</text:p>
          </table:table-cell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office:value-type="float" office:value="109">
            <text:p>10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table:number-columns-repeated="2"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 office:value-type="float" office:value="74">
            <text:p>74</text:p>
          </table:table-cell>
          <table:table-cell office:value-type="float" office:value="104">
            <text:p>104</text:p>
          </table:table-cell>
          <table:table-cell office:value-type="float" office:value="66">
            <text:p>66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office:value-type="float" office:value="61">
            <text:p>61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87">
            <text:p>87</text:p>
          </table:table-cell>
          <table:table-cell office:value-type="float" office:value="53">
            <text:p>5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46">
            <text:p>46</text:p>
          </table:table-cell>
          <table:table-cell office:value-type="float" office:value="113">
            <text:p>113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7">
          <table:table-cell/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109">
            <text:p>109</text:p>
          </table:table-cell>
          <table:table-cell office:value-type="float" office:value="40">
            <text:p>4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3">
            <text:p>73</text:p>
          </table:table-cell>
          <table:table-cell office:value-type="float" office:value="48">
            <text:p>48</text:p>
          </table:table-cell>
          <table:table-cell office:value-type="float" office:value="81">
            <text:p>81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  <table:table-cell office:value-type="float" office:value="101">
            <text:p>101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55">
            <text:p>55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36">
            <text:p>3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58">
            <text:p>58</text:p>
          </table:table-cell>
          <table:table-cell office:value-type="float" office:value="108">
            <text:p>108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63">
            <text:p>63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36">
            <text:p>36</text:p>
          </table:table-cell>
          <table:table-cell office:value-type="float" office:value="76">
            <text:p>76</text:p>
          </table:table-cell>
          <table:table-cell table:number-columns-repeated="2" office:value-type="float" office:value="108">
            <text:p>108</text:p>
          </table:table-cell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101">
            <text:p>101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93">
            <text:p>93</text:p>
          </table:table-cell>
          <table:table-cell office:value-type="float" office:value="25">
            <text:p>25</text:p>
          </table:table-cell>
          <table:table-cell office:value-type="float" office:value="92">
            <text:p>92</text:p>
          </table:table-cell>
          <table:table-cell office:value-type="float" office:value="67">
            <text:p>67</text:p>
          </table:table-cell>
          <table:table-cell office:value-type="float" office:value="35">
            <text:p>35</text:p>
          </table:table-cell>
          <table:table-cell office:value-type="float" office:value="115">
            <text:p>115</text:p>
          </table:table-cell>
          <table:table-cell office:value-type="float" office:value="64">
            <text:p>64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46">
            <text:p>46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office:value-type="float" office:value="92">
            <text:p>92</text:p>
          </table:table-cell>
          <table:table-cell office:value-type="float" office:value="103">
            <text:p>103</text:p>
          </table:table-cell>
          <table:table-cell office:value-type="float" office:value="67">
            <text:p>67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86">
            <text:p>86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7">
          <table:table-cell/>
          <table:table-cell table:style-name="Default" table:number-columns-repeated="100"/>
          <table:table-cell table:number-columns-repeated="2"/>
        </table:table-row>
        <table:table-row table:style-name="ro7">
          <table:table-cell table:style-name="ce28" office:value-type="string">
            <text:p>Versuch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"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7">
          <table:table-cell table:style-name="ce29" office:value-type="float" office:value="10">
            <text:p>10</text:p>
          </table:table-cell>
          <table:table-cell office:value-type="float" office:value="63">
            <text:p>63</text:p>
          </table:table-cell>
          <table:table-cell office:value-type="float" office:value="110">
            <text:p>110</text:p>
          </table:table-cell>
          <table:table-cell office:value-type="float" office:value="45">
            <text:p>45</text:p>
          </table:table-cell>
          <table:table-cell office:value-type="float" office:value="95">
            <text:p>95</text:p>
          </table:table-cell>
          <table:table-cell office:value-type="float" office:value="42">
            <text:p>42</text:p>
          </table:table-cell>
          <table:table-cell office:value-type="float" office:value="94">
            <text:p>94</text:p>
          </table:table-cell>
          <table:table-cell office:value-type="float" office:value="109">
            <text:p>109</text:p>
          </table:table-cell>
          <table:table-cell office:value-type="float" office:value="39">
            <text:p>39</text:p>
          </table:table-cell>
          <table:table-cell office:value-type="float" office:value="104">
            <text:p>104</text:p>
          </table:table-cell>
          <table:table-cell office:value-type="float" office:value="26">
            <text:p>26</text:p>
          </table:table-cell>
          <table:table-cell office:value-type="float" office:value="112">
            <text:p>112</text:p>
          </table:table-cell>
          <table:table-cell office:value-type="float" office:value="53">
            <text:p>53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73">
            <text:p>73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85">
            <text:p>85</text:p>
          </table:table-cell>
          <table:table-cell office:value-type="float" office:value="25">
            <text:p>25</text:p>
          </table:table-cell>
          <table:table-cell office:value-type="float" office:value="94">
            <text:p>94</text:p>
          </table:table-cell>
          <table:table-cell office:value-type="float" office:value="112">
            <text:p>112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office:value-type="float" office:value="105">
            <text:p>105</text:p>
          </table:table-cell>
          <table:table-cell office:value-type="float" office:value="113">
            <text:p>113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6">
            <text:p>36</text:p>
          </table:table-cell>
          <table:table-cell office:value-type="float" office:value="107">
            <text:p>107</text:p>
          </table:table-cell>
          <table:table-cell office:value-type="float" office:value="41">
            <text:p>41</text:p>
          </table:table-cell>
          <table:table-cell office:value-type="float" office:value="78">
            <text:p>78</text:p>
          </table:table-cell>
          <table:table-cell office:value-type="float" office:value="104">
            <text:p>104</text:p>
          </table:table-cell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 office:value-type="float" office:value="115">
            <text:p>115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60">
            <text:p>60</text:p>
          </table:table-cell>
          <table:table-cell office:value-type="float" office:value="111">
            <text:p>111</text:p>
          </table:table-cell>
          <table:table-cell office:value-type="float" office:value="85">
            <text:p>85</text:p>
          </table:table-cell>
          <table:table-cell office:value-type="float" office:value="98">
            <text:p>98</text:p>
          </table:table-cell>
          <table:table-cell table:number-columns-repeated="2" office:value-type="float" office:value="61">
            <text:p>61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76">
            <text:p>76</text:p>
          </table:table-cell>
          <table:table-cell office:value-type="float" office:value="111">
            <text:p>11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93">
            <text:p>9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42">
            <text:p>42</text:p>
          </table:table-cell>
          <table:table-cell office:value-type="float" office:value="76">
            <text:p>76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106">
            <text:p>106</text:p>
          </table:table-cell>
          <table:table-cell office:value-type="float" office:value="88">
            <text:p>88</text:p>
          </table:table-cell>
          <table:table-cell office:value-type="float" office:value="109">
            <text:p>109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52">
            <text:p>52</text:p>
          </table:table-cell>
          <table:table-cell office:value-type="float" office:value="113">
            <text:p>113</text:p>
          </table:table-cell>
          <table:table-cell office:value-type="float" office:value="84">
            <text:p>84</text:p>
          </table:table-cell>
          <table:table-cell office:value-type="float" office:value="40">
            <text:p>40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office:value-type="float" office:value="74">
            <text:p>74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57">
            <text:p>57</text:p>
          </table:table-cell>
          <table:table-cell office:value-type="float" office:value="98">
            <text:p>98</text:p>
          </table:table-cell>
          <table:table-cell office:value-type="float" office:value="45">
            <text:p>45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float" office:value="103">
            <text:p>103</text:p>
          </table:table-cell>
          <table:table-cell table:number-columns-repeated="2"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72">
            <text:p>72</text:p>
          </table:table-cell>
          <table:table-cell office:value-type="float" office:value="107">
            <text:p>107</text:p>
          </table:table-cell>
          <table:table-cell office:value-type="float" office:value="43">
            <text:p>43</text:p>
          </table:table-cell>
          <table:table-cell office:value-type="float" office:value="97">
            <text:p>97</text:p>
          </table:table-cell>
          <table:table-cell office:value-type="float" office:value="68">
            <text:p>68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7">
          <table:table-cell/>
          <table:table-cell office:value-type="float" office:value="59">
            <text:p>59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92">
            <text:p>92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111">
            <text:p>111</text:p>
          </table:table-cell>
          <table:table-cell office:value-type="float" office:value="44">
            <text:p>44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float" office:value="113">
            <text:p>113</text:p>
          </table:table-cell>
          <table:table-cell office:value-type="float" office:value="49">
            <text:p>49</text:p>
          </table:table-cell>
          <table:table-cell office:value-type="float" office:value="112">
            <text:p>112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62">
            <text:p>62</text:p>
          </table:table-cell>
          <table:table-cell office:value-type="float" office:value="80">
            <text:p>80</text:p>
          </table:table-cell>
          <table:table-cell office:value-type="float" office:value="46">
            <text:p>46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88">
            <text:p>88</text:p>
          </table:table-cell>
          <table:table-cell table:number-columns-repeated="2" office:value-type="float" office:value="48">
            <text:p>48</text:p>
          </table:table-cell>
          <table:table-cell office:value-type="float" office:value="52">
            <text:p>52</text:p>
          </table:table-cell>
          <table:table-cell office:value-type="float" office:value="47">
            <text:p>47</text:p>
          </table:table-cell>
          <table:table-cell office:value-type="float" office:value="104">
            <text:p>104</text:p>
          </table:table-cell>
          <table:table-cell office:value-type="float" office:value="37">
            <text:p>37</text:p>
          </table:table-cell>
          <table:table-cell office:value-type="float" office:value="44">
            <text:p>44</text:p>
          </table:table-cell>
          <table:table-cell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86">
            <text:p>86</text:p>
          </table:table-cell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office:value-type="float" office:value="77">
            <text:p>77</text:p>
          </table:table-cell>
          <table:table-cell office:value-type="float" office:value="72">
            <text:p>72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96">
            <text:p>96</text:p>
          </table:table-cell>
          <table:table-cell office:value-type="float" office:value="42">
            <text:p>42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99">
            <text:p>99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96">
            <text:p>96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101">
            <text:p>101</text:p>
          </table:table-cell>
          <table:table-cell office:value-type="float" office:value="106">
            <text:p>106</text:p>
          </table:table-cell>
          <table:table-cell office:value-type="float" office:value="38">
            <text:p>38</text:p>
          </table:table-cell>
          <table:table-cell office:value-type="float" office:value="69">
            <text:p>69</text:p>
          </table:table-cell>
          <table:table-cell office:value-type="float" office:value="105">
            <text:p>10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14">
            <text:p>114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80">
            <text:p>80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39">
            <text:p>39</text:p>
          </table:table-cell>
          <table:table-cell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95">
            <text:p>95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7">
          <table:table-cell office:value-type="string">
            <text:p>Mittelwert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04">
            <text:p>104</text:p>
          </table:table-cell>
          <table:table-cell office:value-type="float" office:value="111">
            <text:p>111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29">
            <text:p>29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92">
            <text:p>92</text:p>
          </table:table-cell>
          <table:table-cell office:value-type="float" office:value="101">
            <text:p>101</text:p>
          </table:table-cell>
          <table:table-cell office:value-type="float" office:value="26">
            <text:p>26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49">
            <text:p>49</text:p>
          </table:table-cell>
          <table:table-cell office:value-type="float" office:value="113">
            <text:p>113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85">
            <text:p>85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53">
            <text:p>53</text:p>
          </table:table-cell>
          <table:table-cell office:value-type="float" office:value="73">
            <text:p>73</text:p>
          </table:table-cell>
          <table:table-cell office:value-type="float" office:value="56">
            <text:p>56</text:p>
          </table:table-cell>
          <table:table-cell office:value-type="float" office:value="97">
            <text:p>97</text:p>
          </table:table-cell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 office:value-type="float" office:value="84">
            <text:p>84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67">
            <text:p>67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13">
            <text:p>113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 office:value-type="float" office:value="68">
            <text:p>68</text:p>
          </table:table-cell>
          <table:table-cell office:value-type="float" office:value="111">
            <text:p>111</text:p>
          </table:table-cell>
          <table:table-cell office:value-type="float" office:value="42">
            <text:p>42</text:p>
          </table:table-cell>
          <table:table-cell office:value-type="float" office:value="27">
            <text:p>27</text:p>
          </table:table-cell>
          <table:table-cell office:value-type="float" office:value="105">
            <text:p>105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115">
            <text:p>115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37">
            <text:p>37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7">
            <text:p>77</text:p>
          </table:table-cell>
          <table:table-cell office:value-type="float" office:value="42">
            <text:p>42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7">
          <table:table-cell table:style-name="ce30" table:formula="of:=AVERAGE([.B102:.CW111])" office:value-type="float" office:value="66.144">
            <text:p>66,14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92">
            <text:p>92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70">
            <text:p>70</text:p>
          </table:table-cell>
          <table:table-cell office:value-type="float" office:value="58">
            <text:p>58</text:p>
          </table:table-cell>
          <table:table-cell office:value-type="float" office:value="94">
            <text:p>94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0">
            <text:p>90</text:p>
          </table:table-cell>
          <table:table-cell office:value-type="float" office:value="58">
            <text:p>58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81">
            <text:p>81</text:p>
          </table:table-cell>
          <table:table-cell office:value-type="float" office:value="86">
            <text:p>86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12">
            <text:p>112</text:p>
          </table:table-cell>
          <table:table-cell office:value-type="float" office:value="78">
            <text:p>78</text:p>
          </table:table-cell>
          <table:table-cell office:value-type="float" office:value="87">
            <text:p>87</text:p>
          </table:table-cell>
          <table:table-cell office:value-type="float" office:value="89">
            <text:p>89</text:p>
          </table:table-cell>
          <table:table-cell office:value-type="float" office:value="110">
            <text:p>11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45">
            <text:p>45</text:p>
          </table:table-cell>
          <table:table-cell office:value-type="float" office:value="104">
            <text:p>104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float" office:value="93">
            <text:p>93</text:p>
          </table:table-cell>
          <table:table-cell office:value-type="float" office:value="51">
            <text:p>51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87">
            <text:p>87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66">
            <text:p>66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11">
            <text:p>111</text:p>
          </table:table-cell>
          <table:table-cell office:value-type="float" office:value="82">
            <text:p>82</text:p>
          </table:table-cell>
          <table:table-cell office:value-type="float" office:value="64">
            <text:p>64</text:p>
          </table:table-cell>
          <table:table-cell office:value-type="float" office:value="47">
            <text:p>47</text:p>
          </table:table-cell>
          <table:table-cell office:value-type="float" office:value="93">
            <text:p>93</text:p>
          </table:table-cell>
          <table:table-cell office:value-type="float" office:value="65">
            <text:p>65</text:p>
          </table:table-cell>
          <table:table-cell office:value-type="float" office:value="103">
            <text:p>103</text:p>
          </table:table-cell>
          <table:table-cell office:value-type="float" office:value="83">
            <text:p>83</text:p>
          </table:table-cell>
          <table:table-cell table:number-columns-repeated="2"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74">
            <text:p>74</text:p>
          </table:table-cell>
          <table:table-cell table:number-columns-repeated="2" office:value-type="float" office:value="32">
            <text:p>32</text:p>
          </table:table-cell>
          <table:table-cell office:value-type="float" office:value="52">
            <text:p>52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49">
            <text:p>49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 office:value-type="float" office:value="101">
            <text:p>101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7">
          <table:table-cell/>
          <table:table-cell office:value-type="float" office:value="53">
            <text:p>53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 office:value-type="float" office:value="112">
            <text:p>112</text:p>
          </table:table-cell>
          <table:table-cell office:value-type="float" office:value="103">
            <text:p>103</text:p>
          </table:table-cell>
          <table:table-cell office:value-type="float" office:value="32">
            <text:p>32</text:p>
          </table:table-cell>
          <table:table-cell office:value-type="float" office:value="103">
            <text:p>103</text:p>
          </table:table-cell>
          <table:table-cell office:value-type="float" office:value="95">
            <text:p>95</text:p>
          </table:table-cell>
          <table:table-cell office:value-type="float" office:value="106">
            <text:p>106</text:p>
          </table:table-cell>
          <table:table-cell office:value-type="float" office:value="97">
            <text:p>97</text:p>
          </table:table-cell>
          <table:table-cell office:value-type="float" office:value="114">
            <text:p>114</text:p>
          </table:table-cell>
          <table:table-cell office:value-type="float" office:value="99">
            <text:p>99</text:p>
          </table:table-cell>
          <table:table-cell office:value-type="float" office:value="96">
            <text:p>96</text:p>
          </table:table-cell>
          <table:table-cell office:value-type="float" office:value="115">
            <text:p>115</text:p>
          </table:table-cell>
          <table:table-cell office:value-type="float" office:value="54">
            <text:p>54</text:p>
          </table:table-cell>
          <table:table-cell office:value-type="float" office:value="69">
            <text:p>69</text:p>
          </table:table-cell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office:value-type="float" office:value="99">
            <text:p>99</text:p>
          </table:table-cell>
          <table:table-cell office:value-type="float" office:value="77">
            <text:p>77</text:p>
          </table:table-cell>
          <table:table-cell office:value-type="float" office:value="81">
            <text:p>81</text:p>
          </table:table-cell>
          <table:table-cell office:value-type="float" office:value="26">
            <text:p>26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float" office:value="53">
            <text:p>53</text:p>
          </table:table-cell>
          <table:table-cell office:value-type="float" office:value="43">
            <text:p>43</text:p>
          </table:table-cell>
          <table:table-cell office:value-type="float" office:value="110">
            <text:p>110</text:p>
          </table:table-cell>
          <table:table-cell office:value-type="float" office:value="102">
            <text:p>102</text:p>
          </table:table-cell>
          <table:table-cell office:value-type="float" office:value="70">
            <text:p>7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office:value-type="float" office:value="66">
            <text:p>66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 office:value-type="float" office:value="110">
            <text:p>110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108">
            <text:p>108</text:p>
          </table:table-cell>
          <table:table-cell office:value-type="float" office:value="87">
            <text:p>87</text:p>
          </table:table-cell>
          <table:table-cell office:value-type="float" office:value="67">
            <text:p>67</text:p>
          </table:table-cell>
          <table:table-cell office:value-type="float" office:value="106">
            <text:p>106</text:p>
          </table:table-cell>
          <table:table-cell office:value-type="float" office:value="43">
            <text:p>43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92">
            <text:p>92</text:p>
          </table:table-cell>
          <table:table-cell office:value-type="float" office:value="95">
            <text:p>95</text:p>
          </table:table-cell>
          <table:table-cell office:value-type="float" office:value="110">
            <text:p>110</text:p>
          </table:table-cell>
          <table:table-cell office:value-type="float" office:value="108">
            <text:p>108</text:p>
          </table:table-cell>
          <table:table-cell office:value-type="float" office:value="79">
            <text:p>79</text:p>
          </table:table-cell>
          <table:table-cell office:value-type="float" office:value="101">
            <text:p>101</text:p>
          </table:table-cell>
          <table:table-cell office:value-type="float" office:value="112">
            <text:p>112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float" office:value="87">
            <text:p>87</text:p>
          </table:table-cell>
          <table:table-cell office:value-type="float" office:value="99">
            <text:p>99</text:p>
          </table:table-cell>
          <table:table-cell office:value-type="float" office:value="97">
            <text:p>97</text:p>
          </table:table-cell>
          <table:table-cell office:value-type="float" office:value="115">
            <text:p>115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78">
            <text:p>78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111">
            <text:p>111</text:p>
          </table:table-cell>
          <table:table-cell office:value-type="float" office:value="37">
            <text:p>37</text:p>
          </table:table-cell>
          <table:table-cell office:value-type="float" office:value="81">
            <text:p>81</text:p>
          </table:table-cell>
          <table:table-cell office:value-type="float" office:value="115">
            <text:p>115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7">
          <table:table-cell office:value-type="string">
            <text:p>Mw. o. W-u-P.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27">
            <text:p>27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79">
            <text:p>79</text:p>
          </table:table-cell>
          <table:table-cell office:value-type="float" office:value="109">
            <text:p>109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float" office:value="111">
            <text:p>111</text:p>
          </table:table-cell>
          <table:table-cell office:value-type="float" office:value="99">
            <text:p>99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96">
            <text:p>96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35">
            <text:p>35</text:p>
          </table:table-cell>
          <table:table-cell office:value-type="float" office:value="103">
            <text:p>103</text:p>
          </table:table-cell>
          <table:table-cell office:value-type="float" office:value="86">
            <text:p>86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  <table:table-cell office:value-type="float" office:value="57">
            <text:p>57</text:p>
          </table:table-cell>
          <table:table-cell office:value-type="float" office:value="70">
            <text:p>70</text:p>
          </table:table-cell>
          <table:table-cell office:value-type="float" office:value="95">
            <text:p>95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66">
            <text:p>66</text:p>
          </table:table-cell>
          <table:table-cell office:value-type="float" office:value="31">
            <text:p>31</text:p>
          </table:table-cell>
          <table:table-cell office:value-type="float" office:value="96">
            <text:p>96</text:p>
          </table:table-cell>
          <table:table-cell office:value-type="float" office:value="86">
            <text:p>86</text:p>
          </table:table-cell>
          <table:table-cell office:value-type="float" office:value="74">
            <text:p>74</text:p>
          </table:table-cell>
          <table:table-cell office:value-type="float" office:value="115">
            <text:p>115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77">
            <text:p>77</text:p>
          </table:table-cell>
          <table:table-cell office:value-type="float" office:value="54">
            <text:p>54</text:p>
          </table:table-cell>
          <table:table-cell office:value-type="float" office:value="77">
            <text:p>77</text:p>
          </table:table-cell>
          <table:table-cell office:value-type="float" office:value="89">
            <text:p>89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82">
            <text:p>82</text:p>
          </table:table-cell>
          <table:table-cell office:value-type="float" office:value="74">
            <text:p>74</text:p>
          </table:table-cell>
          <table:table-cell office:value-type="float" office:value="38">
            <text:p>38</text:p>
          </table:table-cell>
          <table:table-cell office:value-type="float" office:value="71">
            <text:p>71</text:p>
          </table:table-cell>
          <table:table-cell office:value-type="float" office:value="103">
            <text:p>103</text:p>
          </table:table-cell>
          <table:table-cell office:value-type="float" office:value="69">
            <text:p>69</text:p>
          </table:table-cell>
          <table:table-cell office:value-type="float" office:value="90">
            <text:p>90</text:p>
          </table:table-cell>
          <table:table-cell office:value-type="float" office:value="103">
            <text:p>10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98">
            <text:p>98</text:p>
          </table:table-cell>
          <table:table-cell office:value-type="float" office:value="65">
            <text:p>65</text:p>
          </table:table-cell>
          <table:table-cell office:value-type="float" office:value="93">
            <text:p>93</text:p>
          </table:table-cell>
          <table:table-cell office:value-type="float" office:value="74">
            <text:p>74</text:p>
          </table:table-cell>
          <table:table-cell office:value-type="float" office:value="61">
            <text:p>61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 office:value-type="float" office:value="115">
            <text:p>115</text:p>
          </table:table-cell>
          <table:table-cell office:value-type="float" office:value="73">
            <text:p>73</text:p>
          </table:table-cell>
          <table:table-cell office:value-type="float" office:value="106">
            <text:p>106</text:p>
          </table:table-cell>
          <table:table-cell office:value-type="float" office:value="111">
            <text:p>111</text:p>
          </table:table-cell>
          <table:table-cell office:value-type="float" office:value="78">
            <text:p>78</text:p>
          </table:table-cell>
          <table:table-cell office:value-type="float" office:value="68">
            <text:p>68</text:p>
          </table:table-cell>
          <table:table-cell office:value-type="float" office:value="86">
            <text:p>86</text:p>
          </table:table-cell>
          <table:table-cell table:number-columns-repeated="2"/>
        </table:table-row>
        <table:table-row table:style-name="ro7">
          <table:table-cell table:style-name="ce30" table:formula="of:=AVERAGE([.B103:.CW111])" office:value-type="float" office:value="70.1422222222222">
            <text:p>70,14</text:p>
          </table:table-cell>
          <table:table-cell office:value-type="float" office:value="61">
            <text:p>61</text:p>
          </table:table-cell>
          <table:table-cell office:value-type="float" office:value="111">
            <text:p>111</text:p>
          </table:table-cell>
          <table:table-cell office:value-type="float" office:value="89">
            <text:p>89</text:p>
          </table:table-cell>
          <table:table-cell office:value-type="float" office:value="59">
            <text:p>59</text:p>
          </table:table-cell>
          <table:table-cell office:value-type="float" office:value="105">
            <text:p>105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45">
            <text:p>45</text:p>
          </table:table-cell>
          <table:table-cell office:value-type="float" office:value="79">
            <text:p>79</text:p>
          </table:table-cell>
          <table:table-cell office:value-type="float" office:value="74">
            <text:p>74</text:p>
          </table:table-cell>
          <table:table-cell office:value-type="float" office:value="112">
            <text:p>112</text:p>
          </table:table-cell>
          <table:table-cell office:value-type="float" office:value="87">
            <text:p>87</text:p>
          </table:table-cell>
          <table:table-cell office:value-type="float" office:value="97">
            <text:p>97</text:p>
          </table:table-cell>
          <table:table-cell office:value-type="float" office:value="76">
            <text:p>76</text:p>
          </table:table-cell>
          <table:table-cell office:value-type="float" office:value="99">
            <text:p>99</text:p>
          </table:table-cell>
          <table:table-cell office:value-type="float" office:value="54">
            <text:p>54</text:p>
          </table:table-cell>
          <table:table-cell office:value-type="float" office:value="85">
            <text:p>85</text:p>
          </table:table-cell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111">
            <text:p>11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42">
            <text:p>42</text:p>
          </table:table-cell>
          <table:table-cell office:value-type="float" office:value="86">
            <text:p>86</text:p>
          </table:table-cell>
          <table:table-cell office:value-type="float" office:value="90">
            <text:p>90</text:p>
          </table:table-cell>
          <table:table-cell office:value-type="float" office:value="72">
            <text:p>72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112">
            <text:p>112</text:p>
          </table:table-cell>
          <table:table-cell office:value-type="float" office:value="65">
            <text:p>65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98">
            <text:p>98</text:p>
          </table:table-cell>
          <table:table-cell office:value-type="float" office:value="107">
            <text:p>107</text:p>
          </table:table-cell>
          <table:table-cell office:value-type="float" office:value="90">
            <text:p>90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94">
            <text:p>94</text:p>
          </table:table-cell>
          <table:table-cell office:value-type="float" office:value="65">
            <text:p>65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27">
            <text:p>27</text:p>
          </table:table-cell>
          <table:table-cell office:value-type="float" office:value="79">
            <text:p>79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114">
            <text:p>114</text:p>
          </table:table-cell>
          <table:table-cell office:value-type="float" office:value="30">
            <text:p>30</text:p>
          </table:table-cell>
          <table:table-cell table:number-columns-repeated="2" office:value-type="float" office:value="80">
            <text:p>80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office:value-type="float" office:value="77">
            <text:p>77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office:value-type="float" office:value="65">
            <text:p>65</text:p>
          </table:table-cell>
          <table:table-cell office:value-type="float" office:value="27">
            <text:p>27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office:value-type="float" office:value="97">
            <text:p>97</text:p>
          </table:table-cell>
          <table:table-cell office:value-type="float" office:value="40">
            <text:p>4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6">
            <text:p>26</text:p>
          </table:table-cell>
          <table:table-cell office:value-type="float" office:value="63">
            <text:p>63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89">
            <text:p>89</text:p>
          </table:table-cell>
          <table:table-cell office:value-type="float" office:value="85">
            <text:p>85</text:p>
          </table:table-cell>
          <table:table-cell office:value-type="float" office:value="106">
            <text:p>106</text:p>
          </table:table-cell>
          <table:table-cell office:value-type="float" office:value="92">
            <text:p>92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7">
          <table:table-cell/>
          <table:table-cell office:value-type="float" office:value="80">
            <text:p>80</text:p>
          </table:table-cell>
          <table:table-cell office:value-type="float" office:value="113">
            <text:p>113</text:p>
          </table:table-cell>
          <table:table-cell office:value-type="float" office:value="104">
            <text:p>104</text:p>
          </table:table-cell>
          <table:table-cell office:value-type="float" office:value="113">
            <text:p>113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77">
            <text:p>77</text:p>
          </table:table-cell>
          <table:table-cell office:value-type="float" office:value="101">
            <text:p>101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 office:value-type="float" office:value="65">
            <text:p>65</text:p>
          </table:table-cell>
          <table:table-cell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57">
            <text:p>57</text:p>
          </table:table-cell>
          <table:table-cell office:value-type="float" office:value="99">
            <text:p>99</text:p>
          </table:table-cell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54">
            <text:p>54</text:p>
          </table:table-cell>
          <table:table-cell office:value-type="float" office:value="72">
            <text:p>72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51">
            <text:p>51</text:p>
          </table:table-cell>
          <table:table-cell office:value-type="float" office:value="107">
            <text:p>107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8">
            <text:p>48</text:p>
          </table:table-cell>
          <table:table-cell office:value-type="float" office:value="58">
            <text:p>58</text:p>
          </table:table-cell>
          <table:table-cell office:value-type="float" office:value="84">
            <text:p>84</text:p>
          </table:table-cell>
          <table:table-cell office:value-type="float" office:value="32">
            <text:p>32</text:p>
          </table:table-cell>
          <table:table-cell office:value-type="float" office:value="107">
            <text:p>107</text:p>
          </table:table-cell>
          <table:table-cell office:value-type="float" office:value="37">
            <text:p>37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34">
            <text:p>34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59">
            <text:p>59</text:p>
          </table:table-cell>
          <table:table-cell office:value-type="float" office:value="73">
            <text:p>73</text:p>
          </table:table-cell>
          <table:table-cell office:value-type="float" office:value="78">
            <text:p>78</text:p>
          </table:table-cell>
          <table:table-cell office:value-type="float" office:value="89">
            <text:p>89</text:p>
          </table:table-cell>
          <table:table-cell office:value-type="float" office:value="76">
            <text:p>76</text:p>
          </table:table-cell>
          <table:table-cell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 office:value-type="float" office:value="96">
            <text:p>96</text:p>
          </table:table-cell>
          <table:table-cell office:value-type="float" office:value="54">
            <text:p>54</text:p>
          </table:table-cell>
          <table:table-cell office:value-type="float" office:value="110">
            <text:p>110</text:p>
          </table:table-cell>
          <table:table-cell office:value-type="float" office:value="52">
            <text:p>52</text:p>
          </table:table-cell>
          <table:table-cell office:value-type="float" office:value="114">
            <text:p>114</text:p>
          </table:table-cell>
          <table:table-cell office:value-type="float" office:value="41">
            <text:p>41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105">
            <text:p>105</text:p>
          </table:table-cell>
          <table:table-cell office:value-type="float" office:value="102">
            <text:p>102</text:p>
          </table:table-cell>
          <table:table-cell office:value-type="float" office:value="49">
            <text:p>49</text:p>
          </table:table-cell>
          <table:table-cell office:value-type="float" office:value="43">
            <text:p>43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99">
            <text:p>99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08">
            <text:p>108</text:p>
          </table:table-cell>
          <table:table-cell office:value-type="float" office:value="53">
            <text:p>5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68">
            <text:p>68</text:p>
          </table:table-cell>
          <table:table-cell office:value-type="float" office:value="48">
            <text:p>48</text:p>
          </table:table-cell>
          <table:table-cell office:value-type="float" office:value="80">
            <text:p>80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59">
            <text:p>59</text:p>
          </table:table-cell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  <table:table-cell office:value-type="float" office:value="53">
            <text:p>53</text:p>
          </table:table-cell>
          <table:table-cell office:value-type="float" office:value="103">
            <text:p>103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7">
          <table:table-cell/>
          <table:table-cell office:value-type="float" office:value="44">
            <text:p>44</text:p>
          </table:table-cell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float" office:value="93">
            <text:p>93</text:p>
          </table:table-cell>
          <table:table-cell office:value-type="float" office:value="36">
            <text:p>36</text:p>
          </table:table-cell>
          <table:table-cell office:value-type="float" office:value="70">
            <text:p>70</text:p>
          </table:table-cell>
          <table:table-cell office:value-type="float" office:value="79">
            <text:p>79</text:p>
          </table:table-cell>
          <table:table-cell office:value-type="float" office:value="59">
            <text:p>59</text:p>
          </table:table-cell>
          <table:table-cell office:value-type="float" office:value="67">
            <text:p>67</text:p>
          </table:table-cell>
          <table:table-cell office:value-type="float" office:value="107">
            <text:p>107</text:p>
          </table:table-cell>
          <table:table-cell office:value-type="float" office:value="97">
            <text:p>97</text:p>
          </table:table-cell>
          <table:table-cell office:value-type="float" office:value="111">
            <text:p>111</text:p>
          </table:table-cell>
          <table:table-cell office:value-type="float" office:value="96">
            <text:p>96</text:p>
          </table:table-cell>
          <table:table-cell office:value-type="float" office:value="67">
            <text:p>67</text:p>
          </table:table-cell>
          <table:table-cell office:value-type="float" office:value="92">
            <text:p>92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89">
            <text:p>89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office:value-type="float" office:value="96">
            <text:p>96</text:p>
          </table:table-cell>
          <table:table-cell office:value-type="float" office:value="57">
            <text:p>57</text:p>
          </table:table-cell>
          <table:table-cell office:value-type="float" office:value="68">
            <text:p>68</text:p>
          </table:table-cell>
          <table:table-cell office:value-type="float" office:value="91">
            <text:p>91</text:p>
          </table:table-cell>
          <table:table-cell office:value-type="float" office:value="39">
            <text:p>39</text:p>
          </table:table-cell>
          <table:table-cell office:value-type="float" office:value="102">
            <text:p>102</text:p>
          </table:table-cell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55">
            <text:p>55</text:p>
          </table:table-cell>
          <table:table-cell office:value-type="float" office:value="93">
            <text:p>93</text:p>
          </table:table-cell>
          <table:table-cell office:value-type="float" office:value="38">
            <text:p>38</text:p>
          </table:table-cell>
          <table:table-cell office:value-type="float" office:value="86">
            <text:p>86</text:p>
          </table:table-cell>
          <table:table-cell table:number-columns-repeated="2"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38">
            <text:p>38</text:p>
          </table:table-cell>
          <table:table-cell office:value-type="float" office:value="59">
            <text:p>59</text:p>
          </table:table-cell>
          <table:table-cell office:value-type="float" office:value="94">
            <text:p>94</text:p>
          </table:table-cell>
          <table:table-cell office:value-type="float" office:value="35">
            <text:p>35</text:p>
          </table:table-cell>
          <table:table-cell office:value-type="float" office:value="92">
            <text:p>92</text:p>
          </table:table-cell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102">
            <text:p>102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102">
            <text:p>102</text:p>
          </table:table-cell>
          <table:table-cell office:value-type="float" office:value="57">
            <text:p>57</text:p>
          </table:table-cell>
          <table:table-cell office:value-type="float" office:value="25">
            <text:p>25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87">
            <text:p>87</text:p>
          </table:table-cell>
          <table:table-cell office:value-type="float" office:value="57">
            <text:p>57</text:p>
          </table:table-cell>
          <table:table-cell office:value-type="float" office:value="64">
            <text:p>64</text:p>
          </table:table-cell>
          <table:table-cell office:value-type="float" office:value="34">
            <text:p>34</text:p>
          </table:table-cell>
          <table:table-cell office:value-type="float" office:value="109">
            <text:p>109</text:p>
          </table:table-cell>
          <table:table-cell office:value-type="float" office:value="61">
            <text:p>61</text:p>
          </table:table-cell>
          <table:table-cell table:number-columns-repeated="2" office:value-type="float" office:value="27">
            <text:p>27</text:p>
          </table:table-cell>
          <table:table-cell office:value-type="float" office:value="74">
            <text:p>74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 office:value-type="float" office:value="97">
            <text:p>97</text:p>
          </table:table-cell>
          <table:table-cell office:value-type="float" office:value="26">
            <text:p>26</text:p>
          </table:table-cell>
          <table:table-cell office:value-type="float" office:value="115">
            <text:p>115</text:p>
          </table:table-cell>
          <table:table-cell office:value-type="float" office:value="95">
            <text:p>95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12">
            <text:p>112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83">
            <text:p>8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1" svg:font-family="" style:font-adornments="Normal" style:font-family-generic="swiss" style:font-pitch="variable"/>
    <style:font-face style:name="F" svg:font-family="" style:font-adornments="Standard" style:font-family-generic="swiss" style:font-pitch="variable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F2" svg:font-family="" style:font-family-generic="system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Albany AMT" fo:language="de" fo:country="AT" style:font-name-asian="Andale Sans UI" style:language-asian="zxx" style:country-asian="none" style:font-name-complex="Andale Sans UI" style:language-complex="zxx" style:country-complex="none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de" fo:country="AT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9">00.00.0000</text:date>, <text:time style:data-style-name="N2" text:time-value="12:37:55.6954357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Helge Hagenauer</meta:initial-creator>
    <meta:creation-date>2009-04-24T09:56:52</meta:creation-date>
    <dc:creator>Helge Hagenauer</dc:creator>
    <dc:date>2016-05-19T12:38:09.047127094</dc:date>
    <meta:editing-cycles>191</meta:editing-cycles>
    <meta:editing-duration>PT19H15M53S</meta:editing-duration>
    <meta:document-statistic meta:table-count="2" meta:cell-count="10284" meta:object-count="1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X</math:mi>
      <math:mi>'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n>1</math:mn>
          <math:mi>r</math:mi>
        </math:mfrac>
      </math:mrow>
      <math:mrow>
        <math:munderover>
          <math:mo math:stretchy="false">∑</math:mo>
          <math:mrow>
            <math:mi>j</math:mi>
            <math:mo math:stretchy="false">=</math:mo>
            <math:mn>1</math:mn>
          </math:mrow>
          <math:mi>r</math:mi>
        </math:munderover>
        <math:msubsup>
          <math:mi>X</math:mi>
          <math:mi>j</math:mi>
          <math:mi>'</math:mi>
        </math:msubsup>
      </math:mrow>
    </math:mrow>
    <math:annotation math:encoding="StarMath 5.0">X'(r) = 1 over r sum from{j=1} to{r} X^'_j 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n>1</math:mn>
          <math:mi>r</math:mi>
        </math:mfrac>
      </math:mrow>
      <math:mrow>
        <math:munderover>
          <math:mo math:stretchy="false">∑</math:mo>
          <math:mrow>
            <math:mi>j</math:mi>
            <math:mo math:stretchy="false">=</math:mo>
            <math:mn>1</math:mn>
          </math:mrow>
          <math:mi>r</math:mi>
        </math:munderover>
        <math:msub>
          <math:mi>X</math:mi>
          <math:mi>j</math:mi>
        </math:msub>
      </math:mrow>
    </math:mrow>
    <math:annotation math:encoding="StarMath 5.0">X(r) = 1 over r sum from{j=1} to{r} X_j   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i>m</math:mi>
      </math:mfrac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m</math:mi>
        </math:munderover>
        <math:msub>
          <math:mi>Y</math:mi>
          <math:mi>i</math:mi>
        </math:msub>
      </math:mrow>
      <math:mo math:stretchy="false">→</math:mo>
      <math:mi>E</math:mi>
      <math:mrow>
        <math:mo math:stretchy="false">(</math:mo>
        <math:mi>Y</math:mi>
        <math:mo math:stretchy="false">)</math:mo>
      </math:mrow>
      <math:mi/>
      <math:mtext>für</math:mtext>
      <math:mi>m</math:mi>
      <math:mo math:stretchy="false">→</math:mo>
      <math:mo math:stretchy="false">∞</math:mo>
    </math:mrow>
    <math:annotation math:encoding="StarMath 5.0">1 over m sum from{i=1} to{m} Y_i rightarrow E(Y) ~~~ "für" m rightarrow infty   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i>t</math:mi>
        <math:mo math:stretchy="false">=</math:mo>
        <math:msub>
          <math:mi>t</math:mi>
          <math:mrow>
            <math:mrow>
              <math:mi>r</math:mi>
              <math:mo math:stretchy="false">−</math:mo>
              <math:mn>1,</math:mn>
            </math:mrow>
            <math:mrow>
              <math:mn>1</math:mn>
              <math:mo math:stretchy="false">−</math:mo>
              <math:mrow>
                <math:mo math:stretchy="false">α</math:mo>
                <math:mo math:stretchy="false">/</math:mo>
                <math:mn>2</math:mn>
              </math:mrow>
            </math:mrow>
          </math:mrow>
        </math:msub>
      </math:mrow>
      <math:mi/>
      <math:mtext>sodass</math:mtext>
      <math:mi>P</math:mi>
      <math:mrow>
        <math:mfenced math:open="" math:close="">
          <math:mrow>
            <math:msub>
              <math:mi>T</math:mi>
              <math:mrow>
                <math:mi>r</math:mi>
                <math:mo math:stretchy="false">−</math:mo>
                <math:mn>1</math:mn>
              </math:mrow>
            </math:msub>
            <math:mo math:stretchy="false">≤</math:mo>
            <math:mi>t</math:mi>
          </math:mrow>
        </math:mfenced>
        <math:mo math:stretchy="false">=</math:mo>
        <math:mrow>
          <math:mn>1</math:mn>
          <math:mo math:stretchy="false">−</math:mo>
          <math:mrow>
            <math:mo math:stretchy="false">α</math:mo>
            <math:mo math:stretchy="false">/</math:mo>
            <math:mn>2</math:mn>
          </math:mrow>
        </math:mrow>
      </math:mrow>
    </math:mrow>
    <math:annotation math:encoding="StarMath 5.0">t = t_{r-1, 1- %alpha/2} ~~ "sodass" P left(T_{r-1} leslant t right) = 1 - %alpha/2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/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i>j</math:mi>
        </math:msub>
        <math:mo math:stretchy="false">=</math:mo>
        <math:mfrac>
          <math:mn>1</math:mn>
          <math:mrow>
            <math:mi>k</math:mi>
            <math:mo math:stretchy="false">−</math:mo>
            <math:mi>c</math:mi>
          </math:mrow>
        </math:mfrac>
      </math:mrow>
      <math:mrow>
        <math:munderover>
          <math:mo math:stretchy="false">∑</math:mo>
          <math:mrow>
            <math:mi>i</math:mi>
            <math:mo math:stretchy="false">=</math:mo>
            <math:mrow>
              <math:mi>c</math:mi>
              <math:mo math:stretchy="false">+</math:mo>
              <math:mn>1</math:mn>
            </math:mrow>
          </math:mrow>
          <math:mi>k</math:mi>
        </math:munderover>
        <math:msub>
          <math:mi>Y</math:mi>
          <math:mrow>
            <math:mi>j</math:mi>
            <math:mi>,</math:mi>
            <math:mi>i</math:mi>
          </math:mrow>
        </math:msub>
      </math:mrow>
      <math:mi/>
      <math:mrow>
        <math:mi>j</math:mi>
        <math:mo math:stretchy="false">=</math:mo>
        <math:mn>1,</math:mn>
      </math:mrow>
      <math:mo math:stretchy="false">…</math:mo>
      <math:mi>,</math:mi>
      <math:mi>r</math:mi>
    </math:mrow>
    <math:annotation math:encoding="StarMath 5.0">X_j= 1 over {k-c} sum from{i=c+1} to{k} Y_{j,i}  ~~~~  j = 1, dotslow, r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X</math:mi>
          <math:mi>j</math:mi>
          <math:mi>'</math:mi>
        </math:msubsup>
        <math:mo math:stretchy="false">=</math:mo>
        <math:mfrac>
          <math:mn>1</math:mn>
          <math:mi>k</math:mi>
        </math:mfrac>
      </math:mrow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k</math:mi>
        </math:munderover>
        <math:msub>
          <math:mi>Y</math:mi>
          <math:mrow>
            <math:mi>j</math:mi>
            <math:mi>,</math:mi>
            <math:mi>i</math:mi>
          </math:mrow>
        </math:msub>
      </math:mrow>
      <math:mi/>
      <math:mrow>
        <math:mi>j</math:mi>
        <math:mo math:stretchy="false">=</math:mo>
        <math:mn>1,</math:mn>
      </math:mrow>
      <math:mo math:stretchy="false">…</math:mo>
      <math:mi>,</math:mi>
      <math:mi>r</math:mi>
    </math:mrow>
    <math:annotation math:encoding="StarMath 5.0">X^'_j= 1 over k sum from{i=1} to{k} Y_{j,i}  ~~~~  j = 1, dotslow, 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S</math:mi>
      <math:msup>
        <math:mi>'</math:mi>
        <math:mn>2</math:mn>
      </math:msup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n>1</math:mn>
          <math:mrow>
            <math:mi>r</math:mi>
            <math:mo math:stretchy="false">−</math:mo>
            <math:mn>1</math:mn>
          </math:mrow>
        </math:mfrac>
      </math:mrow>
      <math:mrow>
        <math:munderover>
          <math:mo math:stretchy="false">∑</math:mo>
          <math:mrow>
            <math:mi>j</math:mi>
            <math:mo math:stretchy="false">=</math:mo>
            <math:mn>1</math:mn>
          </math:mrow>
          <math:mi>r</math:mi>
        </math:munderover>
        <math:msup>
          <math:mfenced math:open="" math:close="">
            <math:mrow>
              <math:mrow>
                <math:msubsup>
                  <math:mi>X</math:mi>
                  <math:mi>j</math:mi>
                  <math:mi>'</math:mi>
                </math:msubsup>
                <math:mo math:stretchy="false">−</math:mo>
                <math:mi>X</math:mi>
              </math:mrow>
              <math:mi>'</math:mi>
              <math:mrow>
                <math:mo math:stretchy="false">(</math:mo>
                <math:mi>r</math:mi>
                <math:mo math:stretchy="false">)</math:mo>
              </math:mrow>
            </math:mrow>
          </math:mfenced>
          <math:mn>2</math:mn>
        </math:msup>
      </math:mrow>
    </math:mrow>
    <math:annotation math:encoding="StarMath 5.0">S'^{2}(r) = 1 over {r-1} sum from{j=1}to{r}left (X^'_j - X'(r)right )^2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enced math:open="[" math:close="]">
      <math:mrow>
        <math:mi>X</math:mi>
        <math:mi>'</math:mi>
        <math:mrow>
          <math:mrow>
            <math:mo math:stretchy="false">(</math:mo>
            <math:mi>r</math:mi>
            <math:mo math:stretchy="false">)</math:mo>
          </math:mrow>
          <math:mo math:stretchy="false">±</math:mo>
          <math:mfrac>
            <math:mrow>
              <math:mi>t</math:mi>
              <math:mi>S</math:mi>
              <math:mi>'</math:mi>
              <math:mrow>
                <math:mo math:stretchy="false">(</math:mo>
                <math:mi>r</math:mi>
                <math:mo math:stretchy="false">)</math:mo>
              </math:mrow>
            </math:mrow>
            <math:msqrt>
              <math:mi>r</math:mi>
            </math:msqrt>
          </math:mfrac>
        </math:mrow>
      </math:mrow>
    </math:mfenced>
    <math:annotation math:encoding="StarMath 5.0">left [ X'(r) +- {t S'(r)} over {sqrt r} right ]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p>
        <math:mi>S</math:mi>
        <math:mn>2</math:mn>
      </math:msup>
      <math:mrow>
        <math:mrow>
          <math:mo math:stretchy="false">(</math:mo>
          <math:mi>r</math:mi>
          <math:mo math:stretchy="false">)</math:mo>
        </math:mrow>
        <math:mo math:stretchy="false">=</math:mo>
        <math:mfrac>
          <math:mn>1</math:mn>
          <math:mrow>
            <math:mi>r</math:mi>
            <math:mo math:stretchy="false">−</math:mo>
            <math:mn>1</math:mn>
          </math:mrow>
        </math:mfrac>
      </math:mrow>
      <math:mrow>
        <math:munderover>
          <math:mo math:stretchy="false">∑</math:mo>
          <math:mrow>
            <math:mi>j</math:mi>
            <math:mo math:stretchy="false">=</math:mo>
            <math:mn>1</math:mn>
          </math:mrow>
          <math:mi>r</math:mi>
        </math:munderover>
        <math:msup>
          <math:mfenced math:open="" math:close="">
            <math:mrow>
              <math:mrow>
                <math:msub>
                  <math:mi>X</math:mi>
                  <math:mi>j</math:mi>
                </math:msub>
                <math:mo math:stretchy="false">−</math:mo>
                <math:mi>X</math:mi>
              </math:mrow>
              <math:mrow>
                <math:mo math:stretchy="false">(</math:mo>
                <math:mi>r</math:mi>
                <math:mo math:stretchy="false">)</math:mo>
              </math:mrow>
            </math:mrow>
          </math:mfenced>
          <math:mn>2</math:mn>
        </math:msup>
      </math:mrow>
    </math:mrow>
    <math:annotation math:encoding="StarMath 5.0">S^{2}(r) = 1 over {r-1} sum from{j=1}to{r}left (X_j - X(r)right )^2</math:annotation>
  </math:semantics>
</math:math>
</file>